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95cm"/>
    </style:style>
    <style:style style:name="co2" style:family="table-column">
      <style:table-column-properties fo:break-before="auto" style:column-width="20.726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10.46cm"/>
    </style:style>
    <style:style style:name="co5" style:family="table-column">
      <style:table-column-properties fo:break-before="auto" style:column-width="5.678cm"/>
    </style:style>
    <style:style style:name="co6" style:family="table-column">
      <style:table-column-properties fo:break-before="auto" style:column-width="4.978cm"/>
    </style:style>
    <style:style style:name="co7" style:family="table-column">
      <style:table-column-properties fo:break-before="page" style:column-width="2.237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1.556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2.778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826cm" fo:break-before="auto" style:use-optimal-row-height="false"/>
    </style:style>
    <style:style style:name="ro6" style:family="table-row">
      <style:table-row-properties style:row-height="2.408cm" fo:break-before="auto" style:use-optimal-row-height="false"/>
    </style:style>
    <style:style style:name="ro7" style:family="table-row">
      <style:table-row-properties style:row-height="2.011cm" fo:break-before="auto" style:use-optimal-row-height="false"/>
    </style:style>
    <style:style style:name="ro8" style:family="table-row">
      <style:table-row-properties style:row-height="3.069cm" fo:break-before="auto" style:use-optimal-row-height="false"/>
    </style:style>
    <style:style style:name="ro9" style:family="table-row">
      <style:table-row-properties style:row-height="3.149cm" fo:break-before="auto" style:use-optimal-row-height="false"/>
    </style:style>
    <style:style style:name="ro10" style:family="table-row">
      <style:table-row-properties style:row-height="2.937cm" fo:break-before="auto" style:use-optimal-row-height="false"/>
    </style:style>
    <style:style style:name="ro11" style:family="table-row">
      <style:table-row-properties style:row-height="1.879cm" fo:break-before="auto" style:use-optimal-row-height="false"/>
    </style:style>
    <style:style style:name="ro12" style:family="table-row">
      <style:table-row-properties style:row-height="2.355cm" fo:break-before="auto" style:use-optimal-row-height="false"/>
    </style:style>
    <style:style style:name="ro13" style:family="table-row">
      <style:table-row-properties style:row-height="4.974cm" fo:break-before="auto" style:use-optimal-row-height="false"/>
    </style:style>
    <style:style style:name="ro14" style:family="table-row">
      <style:table-row-properties style:row-height="4.392cm" fo:break-before="auto" style:use-optimal-row-height="false"/>
    </style:style>
    <style:style style:name="ro15" style:family="table-row">
      <style:table-row-properties style:row-height="2.223cm" fo:break-before="auto" style:use-optimal-row-height="false"/>
    </style:style>
    <style:style style:name="ro16" style:family="table-row">
      <style:table-row-properties style:row-height="2.064cm" fo:break-before="auto" style:use-optimal-row-height="false"/>
    </style:style>
    <style:style style:name="ro17" style:family="table-row">
      <style:table-row-properties style:row-height="2.831cm" fo:break-before="auto" style:use-optimal-row-height="false"/>
    </style:style>
    <style:style style:name="ro18" style:family="table-row">
      <style:table-row-properties style:row-height="1.958cm" fo:break-before="auto" style:use-optimal-row-height="false"/>
    </style:style>
    <style:style style:name="ro19" style:family="table-row">
      <style:table-row-properties style:row-height="1.799cm" fo:break-before="auto" style:use-optimal-row-height="false"/>
    </style:style>
    <style:style style:name="ro20" style:family="table-row">
      <style:table-row-properties style:row-height="0.538cm" fo:break-before="auto" style:use-optimal-row-height="true"/>
    </style:style>
    <style:style style:name="ro21" style:family="table-row">
      <style:table-row-properties style:row-height="0.453cm" fo:break-before="auto" style:use-optimal-row-height="true"/>
    </style:style>
    <style:style style:name="ta1" style:family="table" style:master-page-name="PageStyle_5f_VilleMTP_5f_MTP_5f_MarchéConclus_5f_2009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5" style:family="table-cell" style:parent-style-name="Default" style:data-style-name="N164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0" style:family="table-cell" style:parent-style-name="Default" style:data-style-name="N164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3" style:family="table-cell" style:parent-style-name="Default" style:data-style-name="N159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5" style:family="table-cell" style:parent-style-name="Default" style:data-style-name="N159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6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7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9" style:family="table-cell" style:parent-style-name="Default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0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2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4" style:family="table-cell" style:parent-style-name="Default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6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9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0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4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7" style:family="table-cell" style:parent-style-name="Default" style:data-style-name="N36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8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9" style:family="table-cell" style:parent-style-name="Default" style:data-style-name="N5106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0" style:family="table-cell" style:parent-style-name="Default">
      <style:table-cell-properties fo:border-bottom="0.088cm solid #000000" style:diagonal-bl-tr="none" style:diagonal-tl-br="none" fo:background-color="transparent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gr1" style:family="graphic">
      <style:graphic-properties draw:stroke="solid" svg:stroke-width="0.026cm" svg:stroke-color="#000000" draw:marker-start="Extrémités_20_de_20_ligne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fo:font-family="Tahoma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text-outline="false" style:text-line-through-style="none" style:text-position="0% 100%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illeMTP_MTP_MarchéConclus_2009" table:style-name="ta1" table:print-ranges="VilleMTP_MTP_MarchéConclus_2009.A1:VilleMTP_MTP_MarchéConclus_2009.E513">
        <office:forms form:automatic-focus="false" form:apply-design-mode="false"/>
        <table:table-column table:style-name="co1" table:default-cell-style-name="ce21"/>
        <table:table-column table:style-name="co2" table:default-cell-style-name="ce38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249" table:default-cell-style-name="ce21"/>
        <table:table-column table:style-name="co9" table:number-columns-repeated="768" table:default-cell-style-name="Default"/>
        <table:table-row table:style-name="ro1">
          <table:table-cell table:style-name="ce1" office:value-type="string" table:number-columns-spanned="5" table:number-rows-spanned="1">
            <text:p>LISTE DES MARCHES NOTIFIES EN <text:span text:style-name="T5">2009</text:span><text:span text:style-name="T6"> (</text:span><text:span text:style-name="T7">article 133 du code des marchés publics)</text:span></text:p>
          </table:table-cell>
          <table:covered-table-cell table:number-columns-repeated="4" table:style-name="ce22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3">
          <table:table-cell table:style-name="ce3" office:value-type="string">
            <text:p>nom de l'attributaire + code postal </text:p>
          </table:table-cell>
          <table:table-cell table:style-name="ce23" office:value-type="string">
            <text:p>Objet du marché</text:p>
          </table:table-cell>
          <table:table-cell table:style-name="ce39" office:value-type="string">
            <text:p>type de marchés (fournitures ou services ou travaux)</text:p>
          </table:table-cell>
          <table:table-cell table:style-name="ce39" office:value-type="string">
            <text:p>montant du marché - tranche de 20 000 Euros HT à 49 999,99 Euros HT </text:p>
          </table:table-cell>
          <table:table-cell table:style-name="ce58" office:value-type="string">
            <text:p>Date de notification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DECIPRO <text:s text:c="10"/>34070 MONTPELLIER</text:p>
          </table:table-cell>
          <table:table-cell table:style-name="ce24" office:value-type="string">
            <text:p>Projections de films en plein air, manifestation "Cinéma sous les étoiles", amphithéâtre Dionysos, quartier Antigone, 15 séances entre le 3 et le 22 août 2009</text:p>
          </table:table-cell>
          <table:table-cell table:style-name="ce25" office:value-type="string">
            <text:p>Services</text:p>
          </table:table-cell>
          <table:table-cell table:style-name="ce45" office:value-type="float" office:value="25990">
            <text:p>25 990,00</text:p>
          </table:table-cell>
          <table:table-cell table:style-name="ce59" office:value-type="date" office:date-value="2009-05-11">
            <text:p>11/05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Les Ateliers du Sud <text:s/>34130 LANSARGUES</text:p>
          </table:table-cell>
          <table:table-cell table:style-name="ce24" office:value-type="string">
            <text:p>Montages et démontages de cimaises auto-portantes et d'éléments d'occultations d'espace au Carré Sainte Anne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Minimum : 20 000 € <text:s text:c="14"/>Maximum : 40 000 €</text:p>
          </table:table-cell>
          <table:table-cell table:style-name="ce59" office:value-type="date" office:date-value="2009-06-08">
            <text:p>08/06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AD RECEPTION <text:s text:c="12"/>34730 Prades le Lez</text:p>
          </table:table-cell>
          <table:table-cell table:style-name="ce24" office:value-type="string">
            <text:p>Fourniture, pose et dépose de tentes de divers types (2 990 m²) Lestage des tentes par blocs béton. Fourniture, pose dépose de planchers (814 m²) de moquette (428 m²)</text:p>
          </table:table-cell>
          <table:table-cell table:style-name="ce25" office:value-type="string">
            <text:p>Services</text:p>
          </table:table-cell>
          <table:table-cell table:style-name="ce45" office:value-type="float" office:value="41119.2">
            <text:p>41 119,20</text:p>
          </table:table-cell>
          <table:table-cell table:style-name="ce59" office:value-type="date" office:date-value="2009-05-13">
            <text:p>13/05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/>
          <table:table-cell table:style-name="ce24" office:value-type="string">
            <text:p>Restauration de 4 tableaux classés aux monuments historiques </text:p>
          </table:table-cell>
          <table:table-cell table:style-name="ce25" office:value-type="string">
            <text:p>Travaux</text:p>
          </table:table-cell>
          <table:table-cell table:style-name="ce45" office:value-type="float" office:value="38288">
            <text:p>38 288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Malbrel Conservation <text:s text:c="4"/>46100 CAPDENAC</text:p>
          </table:table-cell>
          <table:table-cell table:style-name="ce25" office:value-type="string">
            <text:p>Lot 1 - Tableau "Christ au jardin des oliviers"</text:p>
          </table:table-cell>
          <table:table-cell table:style-name="ce25"/>
          <table:table-cell table:style-name="ce45" office:value-type="float" office:value="8100">
            <text:p>8 100,00</text:p>
          </table:table-cell>
          <table:table-cell table:style-name="ce59" office:value-type="date" office:date-value="2009-09-16">
            <text:p>16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Malbrel Conservation <text:s text:c="4"/>46100 CAPDENAC</text:p>
          </table:table-cell>
          <table:table-cell table:style-name="ce25" office:value-type="string">
            <text:p>Lot 2 - Tableau "La flagellation"</text:p>
          </table:table-cell>
          <table:table-cell table:style-name="ce25"/>
          <table:table-cell table:style-name="ce45" office:value-type="float" office:value="7700">
            <text:p>7 700,00</text:p>
          </table:table-cell>
          <table:table-cell table:style-name="ce59" office:value-type="date" office:date-value="2009-09-16">
            <text:p>16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Malbrel Conservation <text:s text:c="4"/>46100 CAPDENAC</text:p>
          </table:table-cell>
          <table:table-cell table:style-name="ce25" office:value-type="string">
            <text:p>Lot 3 - Tableau "La Crucifision, avec la Vierge et Saint Jean"</text:p>
          </table:table-cell>
          <table:table-cell table:style-name="ce24"/>
          <table:table-cell table:style-name="ce45" office:value-type="float" office:value="11800">
            <text:p>11 800,00</text:p>
          </table:table-cell>
          <table:table-cell table:style-name="ce59" office:value-type="date" office:date-value="2009-09-16">
            <text:p>16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Weissman Marina</text:p>
          </table:table-cell>
          <table:table-cell table:style-name="ce25" office:value-type="string">
            <text:p>Lot 4 - Tableau "Transverbération de Sainte Thérèse"</text:p>
          </table:table-cell>
          <table:table-cell table:style-name="ce24"/>
          <table:table-cell table:style-name="ce45" office:value-type="float" office:value="10688">
            <text:p>10 688,00</text:p>
          </table:table-cell>
          <table:table-cell table:style-name="ce59" office:value-type="date" office:date-value="2009-09-16">
            <text:p>16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SARL Mosaïques <text:s text:c="3"/>34140 LOUPIAN</text:p>
          </table:table-cell>
          <table:table-cell table:style-name="ce24" office:value-type="string">
            <text:p>Restauration des 5 statues (Allégories) en polychrome (œuvres d'art)</text:p>
          </table:table-cell>
          <table:table-cell table:style-name="ce25" office:value-type="string">
            <text:p>Travaux</text:p>
          </table:table-cell>
          <table:table-cell table:style-name="ce45" office:value-type="float" office:value="23750">
            <text:p>23 750,00</text:p>
          </table:table-cell>
          <table:table-cell table:style-name="ce59" office:value-type="date" office:date-value="2009-10-08">
            <text:p>08/10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PREDICT</text:p>
            <text:p>34170 CASTELNAU LE LEZ</text:p>
          </table:table-cell>
          <table:table-cell table:style-name="ce26" office:value-type="string">
            <text:p>Anticipation et suivi en temps réel des évènements pluviométriques</text:p>
          </table:table-cell>
          <table:table-cell table:style-name="ce26" office:value-type="string">
            <text:p>Services</text:p>
          </table:table-cell>
          <table:table-cell table:style-name="ce46" office:value-type="float" office:value="25000">
            <text:p>25 000,00</text:p>
          </table:table-cell>
          <table:table-cell table:style-name="ce60" office:value-type="date" office:date-value="2009-09-08">
            <text:p>08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ISL Ingénierie</text:p>
            <text:p>34397 MONTPELLIER</text:p>
          </table:table-cell>
          <table:table-cell table:style-name="ce26" office:value-type="string">
            <text:p>Etude hydraulique</text:p>
            <text:p>Secteur des boulevards Ledru Rollin, du Jeu de Paume, de l'observatoire et rue de la République</text:p>
          </table:table-cell>
          <table:table-cell table:style-name="ce26" office:value-type="string">
            <text:p>Services</text:p>
          </table:table-cell>
          <table:table-cell table:style-name="ce46" office:value-type="float" office:value="46100">
            <text:p>46 100,00</text:p>
          </table:table-cell>
          <table:table-cell table:style-name="ce60" office:value-type="date" office:date-value="2009-12-22">
            <text:p>22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CANNEBETH 34130</text:p>
          </table:table-cell>
          <table:table-cell table:style-name="ce26" office:value-type="string">
            <text:p>MISE EN CULTURE FLEURISSEMENT AERIEN</text:p>
          </table:table-cell>
          <table:table-cell table:style-name="ce26" office:value-type="string">
            <text:p>SERVICES</text:p>
          </table:table-cell>
          <table:table-cell table:style-name="ce47" office:value-type="float" office:value="20000">
            <text:p>20 000,00</text:p>
          </table:table-cell>
          <table:table-cell table:style-name="ce61" office:value-type="date" office:date-value="2009-02-19">
            <text:p>19/0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FLORABORA 34970</text:p>
          </table:table-cell>
          <table:table-cell table:style-name="ce27" office:value-type="string">
            <text:p>VEGETAUX EXOTIQUES</text:p>
          </table:table-cell>
          <table:table-cell table:style-name="ce27" office:value-type="string">
            <text:p>FOURNITURES</text:p>
          </table:table-cell>
          <table:table-cell table:style-name="ce48" office:value-type="float" office:value="30000">
            <text:p>30 000,00</text:p>
          </table:table-cell>
          <table:table-cell table:style-name="ce62" office:value-type="date" office:date-value="2009-03-24">
            <text:p>24/03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UNAF 34060</text:p>
          </table:table-cell>
          <table:table-cell table:style-name="ce27" office:value-type="string">
            <text:p>SUIVI ET MEDIATISATION DU RUCHER</text:p>
          </table:table-cell>
          <table:table-cell table:style-name="ce27" office:value-type="string">
            <text:p>SERVICES</text:p>
          </table:table-cell>
          <table:table-cell table:style-name="ce48" office:value-type="float" office:value="26500">
            <text:p>26 500,00</text:p>
          </table:table-cell>
          <table:table-cell table:style-name="ce62" office:value-type="date" office:date-value="2009-09-02">
            <text:p>02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DECIPRO <text:s text:c="10"/>34070 MONTPELLIER</text:p>
          </table:table-cell>
          <table:table-cell table:style-name="ce24" office:value-type="string">
            <text:p>Projections de films en plein air, manifestation "Cinéma sous les étoiles", amphithéâtre Dionysos, quartier Antigone, 15 séances entre le 3 et le 22 août 2009</text:p>
          </table:table-cell>
          <table:table-cell table:style-name="ce25" office:value-type="string">
            <text:p>Services</text:p>
          </table:table-cell>
          <table:table-cell table:style-name="ce45" office:value-type="float" office:value="25990">
            <text:p>25 990,00</text:p>
          </table:table-cell>
          <table:table-cell table:style-name="ce59" office:value-type="date" office:date-value="2009-05-11">
            <text:p>11/05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Les Ateliers du Sud <text:s/>34130 LANSARGUES</text:p>
          </table:table-cell>
          <table:table-cell table:style-name="ce24" office:value-type="string">
            <text:p>Montages et démontages de cimaises auto-portantes et d'éléments d'occultations d'espace au Carré Sainte Anne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Minimum : 20 000 € <text:s text:c="14"/>Maximum : 40 000 €</text:p>
          </table:table-cell>
          <table:table-cell table:style-name="ce59" office:value-type="date" office:date-value="2009-06-08">
            <text:p>08/06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AD RECEPTION <text:s text:c="12"/>34730 Prades le Lez</text:p>
          </table:table-cell>
          <table:table-cell table:style-name="ce24" office:value-type="string">
            <text:p>Fourniture, pose et dépose de tentes de divers types (2 990 m²) Lestage des tentes par blocs béton. Fourniture, pose dépose de planchers (814 m²) de moquette (428 m²)</text:p>
          </table:table-cell>
          <table:table-cell table:style-name="ce25" office:value-type="string">
            <text:p>Services</text:p>
          </table:table-cell>
          <table:table-cell table:style-name="ce45" office:value-type="float" office:value="41119.2">
            <text:p>41 119,20</text:p>
          </table:table-cell>
          <table:table-cell table:style-name="ce59" office:value-type="date" office:date-value="2009-05-13">
            <text:p>13/05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/>
          <table:table-cell table:style-name="ce24" office:value-type="string">
            <text:p>Restauration de 4 tableaux classés aux monuments historiques </text:p>
          </table:table-cell>
          <table:table-cell table:style-name="ce25" office:value-type="string">
            <text:p>Travaux</text:p>
          </table:table-cell>
          <table:table-cell table:style-name="ce45" office:value-type="float" office:value="38288">
            <text:p>38 288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Malbrel Conservation <text:s text:c="4"/>46100 CAPDENAC</text:p>
          </table:table-cell>
          <table:table-cell table:style-name="ce25" office:value-type="string">
            <text:p>Lot 1 - Tableau "Christ au jardin des oliviers"</text:p>
          </table:table-cell>
          <table:table-cell table:style-name="ce25"/>
          <table:table-cell table:style-name="ce45" office:value-type="float" office:value="8100">
            <text:p>8 100,00</text:p>
          </table:table-cell>
          <table:table-cell table:style-name="ce59" office:value-type="date" office:date-value="2009-09-16">
            <text:p>16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Malbrel Conservation <text:s text:c="4"/>46100 CAPDENAC</text:p>
          </table:table-cell>
          <table:table-cell table:style-name="ce25" office:value-type="string">
            <text:p>Lot 2 - Tableau "La flagellation"</text:p>
          </table:table-cell>
          <table:table-cell table:style-name="ce25"/>
          <table:table-cell table:style-name="ce45" office:value-type="float" office:value="7700">
            <text:p>7 700,00</text:p>
          </table:table-cell>
          <table:table-cell table:style-name="ce59" office:value-type="date" office:date-value="2009-09-16">
            <text:p>16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Malbrel Conservation <text:s text:c="4"/>46100 CAPDENAC</text:p>
          </table:table-cell>
          <table:table-cell table:style-name="ce25" office:value-type="string">
            <text:p>Lot 3 - Tableau "La Crucifision, avec la Vierge et Saint Jean"</text:p>
          </table:table-cell>
          <table:table-cell table:style-name="ce24"/>
          <table:table-cell table:style-name="ce45" office:value-type="float" office:value="11800">
            <text:p>11 800,00</text:p>
          </table:table-cell>
          <table:table-cell table:style-name="ce59" office:value-type="date" office:date-value="2009-09-16">
            <text:p>16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Weissman Marina</text:p>
          </table:table-cell>
          <table:table-cell table:style-name="ce25" office:value-type="string">
            <text:p>Lot 4 - Tableau "Transverbération de Sainte Thérèse"</text:p>
          </table:table-cell>
          <table:table-cell table:style-name="ce24"/>
          <table:table-cell table:style-name="ce45" office:value-type="float" office:value="10688">
            <text:p>10 688,00</text:p>
          </table:table-cell>
          <table:table-cell table:style-name="ce59" office:value-type="date" office:date-value="2009-09-16">
            <text:p>16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SARL Mosaïques <text:s text:c="3"/>34140 LOUPIAN</text:p>
          </table:table-cell>
          <table:table-cell table:style-name="ce24" office:value-type="string">
            <text:p>Restauration des 5 statues (Allégories) en polychrome (œuvres d'art)</text:p>
          </table:table-cell>
          <table:table-cell table:style-name="ce25" office:value-type="string">
            <text:p>Travaux</text:p>
          </table:table-cell>
          <table:table-cell table:style-name="ce45" office:value-type="float" office:value="23750">
            <text:p>23 750,00</text:p>
          </table:table-cell>
          <table:table-cell table:style-name="ce59" office:value-type="date" office:date-value="2009-10-08">
            <text:p>08/10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Cronos conseil <text:s/>75000</text:p>
          </table:table-cell>
          <table:table-cell table:style-name="ce27" office:value-type="string">
            <text:p>étude d'impact de la vidéo surveillance</text:p>
          </table:table-cell>
          <table:table-cell table:style-name="ce26" office:value-type="string">
            <text:p>services</text:p>
          </table:table-cell>
          <table:table-cell table:style-name="ce47" office:value-type="float" office:value="36000">
            <text:p>36 000,00</text:p>
          </table:table-cell>
          <table:table-cell table:style-name="ce61" office:value-type="string">
            <text:p>14 X 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SOLANREF <text:s text:c="25"/>34130 Saint Aunés</text:p>
          </table:table-cell>
          <table:table-cell table:style-name="ce25" office:value-type="string">
            <text:p>Remplacement fuide frigorigène dans install° production de froid Cuisine Centrale</text:p>
          </table:table-cell>
          <table:table-cell table:style-name="ce25" office:value-type="string">
            <text:p>Travaux</text:p>
          </table:table-cell>
          <table:table-cell table:style-name="ce45" office:value-type="string">
            <text:p>20.384,25 € HT</text:p>
          </table:table-cell>
          <table:table-cell table:style-name="ce59" office:value-type="date" office:date-value="2009-03-12">
            <text:p>12/03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POMONA PASSIONFROID <text:s text:c="4"/>30000 Nîmes</text:p>
          </table:table-cell>
          <table:table-cell table:style-name="ce25" office:value-type="string">
            <text:p>Fourniture rôtis de bœuf cuits s/vide <text:s text:c="9"/>Cuisine Centrale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24.960, 00 € HT</text:p>
          </table:table-cell>
          <table:table-cell table:style-name="ce59" office:value-type="date" office:date-value="2009-12-03">
            <text:p>03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Vivian &amp; Cie <text:s text:c="5"/>Parc d'activités de Saumaty Séon <text:s text:c="5"/>26 avenue André Roussin <text:s text:c="16"/>13 016 Marseille</text:p>
          </table:table-cell>
          <table:table-cell table:style-name="ce26" office:value-type="string">
            <text:p>Restauration du parvis de l'opéra Comédie</text:p>
          </table:table-cell>
          <table:table-cell table:style-name="ce26" office:value-type="string">
            <text:p>Travaux</text:p>
          </table:table-cell>
          <table:table-cell table:style-name="ce47" office:value-type="string">
            <text:p>27 352,78 € HT</text:p>
          </table:table-cell>
          <table:table-cell table:style-name="ce61" office:value-type="date" office:date-value="2009-02-10">
            <text:p>10/0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tephane Barriquand 5 place Sadi Carnot 13 002 Marseille</text:p>
          </table:table-cell>
          <table:table-cell table:style-name="ce26" office:value-type="string">
            <text:p>Etude programmatique place Laissac (9M151)</text:p>
          </table:table-cell>
          <table:table-cell table:style-name="ce26" office:value-type="string">
            <text:p>Service</text:p>
          </table:table-cell>
          <table:table-cell table:style-name="ce47" office:value-type="string">
            <text:p>44 142,11 € HT</text:p>
          </table:table-cell>
          <table:table-cell table:style-name="ce61" office:value-type="date" office:date-value="2009-07-21">
            <text:p>21/07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Muzzarelli &amp; fils ZAE La Méridienne 34 700 Le Bosc</text:p>
          </table:table-cell>
          <table:table-cell table:style-name="ce26" office:value-type="string">
            <text:p>Etude archéologique Synagogue - travaux d'accompagnement (9M144)</text:p>
          </table:table-cell>
          <table:table-cell table:style-name="ce26" office:value-type="string">
            <text:p>Travaux (BC)</text:p>
          </table:table-cell>
          <table:table-cell table:style-name="ce47" office:value-type="string">
            <text:p>mini 500 / max 30 000 € HT</text:p>
          </table:table-cell>
          <table:table-cell table:style-name="ce61" office:value-type="date" office:date-value="2009-07-15">
            <text:p>15/07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ARTS HELIO <text:s text:c="8"/>PAT du Millenaire Bât 4 1350 avenue Albert Einstein <text:s text:c="4"/>34 000 Montpellier</text:p>
          </table:table-cell>
          <table:table-cell table:style-name="ce26" office:value-type="string">
            <text:p>Réalisation de travaux de reprographie (9M296)</text:p>
          </table:table-cell>
          <table:table-cell table:style-name="ce26" office:value-type="string">
            <text:p>Service (BC)</text:p>
          </table:table-cell>
          <table:table-cell table:style-name="ce47" office:value-type="string">
            <text:p>mini 500 / max 40 000 € HT</text:p>
          </table:table-cell>
          <table:table-cell table:style-name="ce61" office:value-type="date" office:date-value="2009-08-18">
            <text:p>18/08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Vivian &amp; Cie <text:s text:c="10"/>Parc d'activités de Saumaty Séon <text:s text:c="9"/>26 avenue André Roussin <text:s text:c="17"/>13 016 Marseille</text:p>
          </table:table-cell>
          <table:table-cell table:style-name="ce26" office:value-type="string">
            <text:p>Place Royale du Peyrou - Elargissement des rampes d'accès</text:p>
          </table:table-cell>
          <table:table-cell table:style-name="ce26" office:value-type="string">
            <text:p>Travaux</text:p>
          </table:table-cell>
          <table:table-cell table:style-name="ce47" office:value-type="string">
            <text:p>24 039 € HT</text:p>
          </table:table-cell>
          <table:table-cell table:style-name="ce61" office:value-type="date" office:date-value="2009-10-29">
            <text:p>29/10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Jean-Denis SCHAUER 18 rue de Flaugergues <text:s text:c="4"/>34 000 Montpellier</text:p>
          </table:table-cell>
          <table:table-cell table:style-name="ce26" office:value-type="string">
            <text:p>Etude patrimoniale préalable à la reconversion des sites militaires de l'EMSAM (9M430)</text:p>
          </table:table-cell>
          <table:table-cell table:style-name="ce26" office:value-type="string">
            <text:p>Service</text:p>
          </table:table-cell>
          <table:table-cell table:style-name="ce47" office:value-type="string">
            <text:p>49 400 € HT</text:p>
          </table:table-cell>
          <table:table-cell table:style-name="ce61" office:value-type="date" office:date-value="2009-12-29">
            <text:p>29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Choosit 34170 Castelnau</text:p>
          </table:table-cell>
          <table:table-cell table:style-name="ce28" office:value-type="string">
            <text:p>Hébergement,statistiques,maintenance corrective et réalisation de maquettes graphiques des sites événementiels de la Ville</text:p>
          </table:table-cell>
          <table:table-cell table:style-name="ce34" office:value-type="string">
            <text:p>Services</text:p>
          </table:table-cell>
          <table:table-cell table:style-name="ce49" office:value-type="string">
            <text:p>6 000 à 25 000 €HT</text:p>
          </table:table-cell>
          <table:table-cell table:style-name="ce63" office:value-type="date" office:date-value="2009-06-26">
            <text:p>26/06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8" office:value-type="string">
            <text:p>BPI</text:p>
            <text:p>13006</text:p>
          </table:table-cell>
          <table:table-cell table:style-name="ce24" office:value-type="string">
            <text:p>Mission d'accompagnement de la ville à la définition d'une stratégie emploi, notamment dans le cadre de la création d'une maison de l'emploi</text:p>
          </table:table-cell>
          <table:table-cell table:style-name="ce24" office:value-type="string">
            <text:p>services</text:p>
          </table:table-cell>
          <table:table-cell table:style-name="ce50" office:value-type="string">
            <text:p>40 000 € HT</text:p>
          </table:table-cell>
          <table:table-cell table:style-name="ce64" office:value-type="date" office:date-value="2009-12-29">
            <text:p>29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SOGEX 75017 PARIS</text:p>
          </table:table-cell>
          <table:table-cell table:style-name="ce24" office:value-type="string">
            <text:p>Expertise Parking Pitot</text:p>
          </table:table-cell>
          <table:table-cell table:style-name="ce25"/>
          <table:table-cell table:style-name="ce45" office:value-type="string">
            <text:p>10 000 € HT - 40 000 € HT</text:p>
          </table:table-cell>
          <table:table-cell table:style-name="ce59" office:value-type="date" office:date-value="2009-01-08">
            <text:p>08/0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VILLENEUVE 34000 MONTPELLIER</text:p>
          </table:table-cell>
          <table:table-cell table:style-name="ce29" office:value-type="string">
            <text:p>Renforcement du Plancher du 1er étage - locaux ACIM</text:p>
          </table:table-cell>
          <table:table-cell table:style-name="ce25"/>
          <table:table-cell table:style-name="ce45" office:value-type="float" office:value="28870.5">
            <text:p>28 870,50</text:p>
          </table:table-cell>
          <table:table-cell table:style-name="ce59" office:value-type="date" office:date-value="2009-03-13">
            <text:p>13/03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MARBRERIE JOLY 34920 LE CRES</text:p>
          </table:table-cell>
          <table:table-cell table:style-name="ce24" office:value-type="string">
            <text:p>RESTAURATION D'UN AUTEL EGLISE NOTRE DAME DES TABLES</text:p>
          </table:table-cell>
          <table:table-cell table:style-name="ce25" office:value-type="string">
            <text:p>T</text:p>
          </table:table-cell>
          <table:table-cell table:style-name="ce45" office:value-type="float" office:value="32400">
            <text:p>32 400,00</text:p>
          </table:table-cell>
          <table:table-cell table:style-name="ce59" office:value-type="date" office:date-value="2009-08-24">
            <text:p>24/08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P3G INGENIERIE 34130 MAUGUIO</text:p>
          </table:table-cell>
          <table:table-cell table:style-name="ce24" office:value-type="string">
            <text:p>Etude de réparation de structures et diagnostic solidité : halles et parking Laissac</text:p>
          </table:table-cell>
          <table:table-cell table:style-name="ce25" office:value-type="string">
            <text:p>s</text:p>
          </table:table-cell>
          <table:table-cell table:style-name="ce45" office:value-type="string">
            <text:p>phase 1 : 28440 € HT <text:s text:c="10"/>PHASE 2 : 7500 € HT - 30 000 € Ht maxi</text:p>
          </table:table-cell>
          <table:table-cell table:style-name="ce59" office:value-type="date" office:date-value="2009-11-04">
            <text:p>04/1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8" office:value-type="string">
            <text:p>RECREATION URBAINE CONSEIL 83720 TRANS EN PROVENCE</text:p>
          </table:table-cell>
          <table:table-cell table:style-name="ce30" office:value-type="string">
            <text:p>MISSION AMO programmation skate board Grammont</text:p>
          </table:table-cell>
          <table:table-cell table:style-name="ce25" office:value-type="string">
            <text:p>s</text:p>
          </table:table-cell>
          <table:table-cell table:style-name="ce45" office:value-type="string">
            <text:p>27 650 € Ht</text:p>
          </table:table-cell>
          <table:table-cell table:style-name="ce59" office:value-type="date" office:date-value="2009-11-10">
            <text:p>10/1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CAP GEMINI <text:s text:c="19"/>34 470 Pérols</text:p>
          </table:table-cell>
          <table:table-cell table:style-name="ce26" office:value-type="string">
            <text:p>Etude et mise en place d'une solution de gestion de l'espace public</text:p>
          </table:table-cell>
          <table:table-cell table:style-name="ce26" office:value-type="string">
            <text:p>Services</text:p>
          </table:table-cell>
          <table:table-cell table:style-name="ce47" office:value-type="float" office:value="27690">
            <text:p>27 690,00</text:p>
          </table:table-cell>
          <table:table-cell table:style-name="ce61" office:value-type="date" office:date-value="2009-03-10">
            <text:p>10/03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A34 SECURITE <text:s text:c="22"/>34 970 Lattes</text:p>
          </table:table-cell>
          <table:table-cell table:style-name="ce26" office:value-type="string">
            <text:p>Surveillance et gardiennage les Estivales de Montpellier</text:p>
          </table:table-cell>
          <table:table-cell table:style-name="ce26" office:value-type="string">
            <text:p>Services</text:p>
          </table:table-cell>
          <table:table-cell table:style-name="ce46" office:value-type="float" office:value="27920.94">
            <text:p>27 920,94</text:p>
          </table:table-cell>
          <table:table-cell table:style-name="ce61" office:value-type="date" office:date-value="2009-06-17">
            <text:p>17/06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TRAVESSET <text:s text:c="25"/>34 820 Teyran</text:p>
          </table:table-cell>
          <table:table-cell table:style-name="ce26" office:value-type="string">
            <text:p>Installation et entretien du patrimoine électrique extérieur</text:p>
          </table:table-cell>
          <table:table-cell table:style-name="ce26" office:value-type="string">
            <text:p>Travaux</text:p>
          </table:table-cell>
          <table:table-cell table:style-name="ce46" office:value-type="string">
            <text:p>45 000 maxi</text:p>
          </table:table-cell>
          <table:table-cell table:style-name="ce61" office:value-type="date" office:date-value="2009-10-30">
            <text:p>30/10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SFMA 34000</text:p>
          </table:table-cell>
          <table:table-cell table:style-name="ce27" office:value-type="string">
            <text:p>Obsèques des personnes dépourvues de ressources suffisantes</text:p>
          </table:table-cell>
          <table:table-cell table:style-name="ce27" office:value-type="string">
            <text:p>services</text:p>
          </table:table-cell>
          <table:table-cell table:style-name="ce48" office:value-type="float" office:value="20987">
            <text:p>20 987,00</text:p>
          </table:table-cell>
          <table:table-cell table:style-name="ce62" office:value-type="date" office:date-value="2009-07-17">
            <text:p>17/07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La Centrale du funéraire 34172</text:p>
          </table:table-cell>
          <table:table-cell table:style-name="ce27" office:value-type="string">
            <text:p>Exhumations administratives des concessions reprises</text:p>
          </table:table-cell>
          <table:table-cell table:style-name="ce27" office:value-type="string">
            <text:p>services</text:p>
          </table:table-cell>
          <table:table-cell table:style-name="ce48" office:value-type="float" office:value="40194">
            <text:p>40 194,00</text:p>
          </table:table-cell>
          <table:table-cell table:style-name="ce62" office:value-type="date" office:date-value="2009-12-15">
            <text:p>15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AGYSOFT</text:p>
            <text:p/>
          </table:table-cell>
          <table:table-cell table:style-name="ce31" office:value-type="string">
            <text:p>ACQUISITION D'UN PROGICIEL DE GESTION DES MARCHES ET ACCORDS-CADRES PUBLICS</text:p>
            <text:p/>
          </table:table-cell>
          <table:table-cell table:style-name="ce31" office:value-type="string">
            <text:p>FOURNITURES ET SERVICES</text:p>
            <text:p/>
          </table:table-cell>
          <table:table-cell table:style-name="ce51" office:value-type="string">
            <text:p>25000</text:p>
            <text:p/>
          </table:table-cell>
          <table:table-cell table:style-name="ce65" office:value-type="string">
            <text:p>08/06/2009</text:p>
            <text:p/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PREDICT</text:p>
            <text:p>34170 CASTELNAU LE LEZ</text:p>
          </table:table-cell>
          <table:table-cell table:style-name="ce26" office:value-type="string">
            <text:p>Anticipation et suivi en temps réel des évènements pluviométriques</text:p>
          </table:table-cell>
          <table:table-cell table:style-name="ce26" office:value-type="string">
            <text:p>Services</text:p>
          </table:table-cell>
          <table:table-cell table:style-name="ce46" office:value-type="float" office:value="25000">
            <text:p>25 000,00</text:p>
          </table:table-cell>
          <table:table-cell table:style-name="ce60" office:value-type="date" office:date-value="2009-09-08">
            <text:p>08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ISL Ingénierie</text:p>
            <text:p>34397 MONTPELLIER</text:p>
          </table:table-cell>
          <table:table-cell table:style-name="ce26" office:value-type="string">
            <text:p>Etude hydraulique</text:p>
            <text:p>Secteur des boulevards Ledru Rollin, du Jeu de Paume, de l'observatoire et rue de la République</text:p>
          </table:table-cell>
          <table:table-cell table:style-name="ce26" office:value-type="string">
            <text:p>Services</text:p>
          </table:table-cell>
          <table:table-cell table:style-name="ce46" office:value-type="float" office:value="46100">
            <text:p>46 100,00</text:p>
          </table:table-cell>
          <table:table-cell table:style-name="ce60" office:value-type="date" office:date-value="2009-12-22">
            <text:p>22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Association Opéra et Orchestre National de Montpellier 34041</text:p>
          </table:table-cell>
          <table:table-cell table:style-name="ce26" office:value-type="string">
            <text:p>retransmission d'opéra dans les CHU et EPA</text:p>
          </table:table-cell>
          <table:table-cell table:style-name="ce26" office:value-type="string">
            <text:p>service</text:p>
          </table:table-cell>
          <table:table-cell table:style-name="ce47" office:value-type="float" office:value="24188.8">
            <text:p>24 188,80</text:p>
          </table:table-cell>
          <table:table-cell table:style-name="ce61" office:value-type="date" office:date-value="2009-10-12">
            <text:p>12/10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CEGELEC</text:p>
          </table:table-cell>
          <table:table-cell table:style-name="ce27" office:value-type="string">
            <text:p>Mise en place onduleur</text:p>
          </table:table-cell>
          <table:table-cell table:style-name="ce27" office:value-type="string">
            <text:p>travaux</text:p>
          </table:table-cell>
          <table:table-cell table:style-name="ce48" office:value-type="float" office:value="23134.06">
            <text:p>23 134,06</text:p>
          </table:table-cell>
          <table:table-cell table:style-name="ce62" office:value-type="date" office:date-value="2009-03-30">
            <text:p>30/03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COFELY</text:p>
          </table:table-cell>
          <table:table-cell table:style-name="ce27" office:value-type="string">
            <text:p>Mise en place clim COC et 4° etage</text:p>
          </table:table-cell>
          <table:table-cell table:style-name="ce30" office:value-type="string">
            <text:p>travaux</text:p>
          </table:table-cell>
          <table:table-cell table:style-name="ce48" office:value-type="float" office:value="24865">
            <text:p>24 865,00</text:p>
          </table:table-cell>
          <table:table-cell table:style-name="ce62" office:value-type="date" office:date-value="2009-08-27">
            <text:p>27/08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OCIETE INFOTERRA SOPHIA ANTIPOLIS</text:p>
          </table:table-cell>
          <table:table-cell table:style-name="ce26" office:value-type="string">
            <text:p>ACQUISITION DE VUES AEROSPATIALES VERTICALES COULEURS ET MODELE NUMERIQUE DE SURFACE</text:p>
          </table:table-cell>
          <table:table-cell table:style-name="ce26" office:value-type="string">
            <text:p>FOURNITURES</text:p>
          </table:table-cell>
          <table:table-cell table:style-name="ce46" office:value-type="float" office:value="42000">
            <text:p>42 000,00</text:p>
          </table:table-cell>
          <table:table-cell table:style-name="ce60" office:value-type="date" office:date-value="2009-07-10">
            <text:p>10/07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ORDISYS</text:p>
            <text:p>34130</text:p>
          </table:table-cell>
          <table:table-cell table:style-name="ce26" office:value-type="string">
            <text:p>Acquisition de classes mobiles composées d'ordinateurs ultra-portables pour les écoles de la Ville de Montpellier </text:p>
          </table:table-cell>
          <table:table-cell table:style-name="ce25" office:value-type="string">
            <text:p>FOURNITURES</text:p>
          </table:table-cell>
          <table:table-cell table:style-name="ce46" office:value-type="string">
            <text:p>Mini 11 000 € HT </text:p>
            <text:p>Maxi 44 000 € HT</text:p>
          </table:table-cell>
          <table:table-cell table:style-name="ce59" office:value-type="date" office:date-value="2009-10-30">
            <text:p>30/10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ORDISYS</text:p>
            <text:p>34130</text:p>
          </table:table-cell>
          <table:table-cell table:style-name="ce26" office:value-type="string">
            <text:p>Maintenance des équipements informatiques des écoles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Mini 10 000 € HT </text:p>
            <text:p>Maxi 20 000 € HT</text:p>
          </table:table-cell>
          <table:table-cell table:style-name="ce59" office:value-type="date" office:date-value="2009-11-20">
            <text:p>20/1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REACTIS</text:p>
            <text:p>13857</text:p>
          </table:table-cell>
          <table:table-cell table:style-name="ce26" office:value-type="string">
            <text:p>Appel à Assistance à maîtrise d'ouvrage dans le cadre de l'évolution du système de stockage du Système d'Information de la Mairie de Montpellier 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43850 € HT</text:p>
            <text:p>(TF 22450€ - TC1 <text:s/>7800€ - TC2 <text:s/>13600€)</text:p>
            <text:p/>
            <text:p/>
          </table:table-cell>
          <table:table-cell table:style-name="ce59" office:value-type="date" office:date-value="2009-07-30">
            <text:p>30/07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9" office:value-type="string">
            <text:p>BENGALE 34920 LE CRES</text:p>
          </table:table-cell>
          <table:table-cell table:style-name="ce32" office:value-type="string">
            <text:p>Achat de totems de feux régulation trafic</text:p>
          </table:table-cell>
          <table:table-cell table:style-name="ce32" office:value-type="string">
            <text:p>Fourniture</text:p>
          </table:table-cell>
          <table:table-cell table:style-name="ce52" office:value-type="string">
            <text:p>4 000 - 30 000</text:p>
          </table:table-cell>
          <table:table-cell table:style-name="ce66" office:value-type="date" office:date-value="2009-01-13">
            <text:p>13/0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COCTAIL N'CO 34270 CLARET</text:p>
          </table:table-cell>
          <table:table-cell table:style-name="ce32" office:value-type="string">
            <text:p>Achat et confection de sachets de goûter de Noël 2009 pour les écoles de la Ville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10 000 - 20 000 </text:p>
          </table:table-cell>
          <table:table-cell table:style-name="ce66" office:value-type="date" office:date-value="2009-12-23">
            <text:p>23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METALCO 34110 FRONTIGNAN</text:p>
          </table:table-cell>
          <table:table-cell table:style-name="ce32" office:value-type="string">
            <text:p>Achat de range vélos pour les écoles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10 000 - 40 000</text:p>
          </table:table-cell>
          <table:table-cell table:style-name="ce66" office:value-type="date" office:date-value="2009-01-15">
            <text:p>15/0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SANTAMARIA 34630 SAINT THIBERY</text:p>
          </table:table-cell>
          <table:table-cell table:style-name="ce32" office:value-type="string">
            <text:p>Achat de deux transporteurs électriques</text:p>
          </table:table-cell>
          <table:table-cell table:style-name="ce40" office:value-type="string">
            <text:p>Fourniture</text:p>
          </table:table-cell>
          <table:table-cell table:style-name="ce52" office:value-type="float" office:value="37000">
            <text:p>37 000,00</text:p>
          </table:table-cell>
          <table:table-cell table:style-name="ce66" office:value-type="date" office:date-value="2009-02-18">
            <text:p>18/0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AGD SYSTEMES 18000 BOURGES</text:p>
          </table:table-cell>
          <table:table-cell table:style-name="ce32" office:value-type="string">
            <text:p>Achat de détecteurs bi-canaux en boitier trafic 230 V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5 000 - 30 000</text:p>
          </table:table-cell>
          <table:table-cell table:style-name="ce66" office:value-type="date" office:date-value="2009-03-02">
            <text:p>02/03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ASB 34135 MAUGUIO</text:p>
          </table:table-cell>
          <table:table-cell table:style-name="ce32" office:value-type="string">
            <text:p>Achat d'un massicot professionnel d'imprimerie</text:p>
          </table:table-cell>
          <table:table-cell table:style-name="ce40" office:value-type="string">
            <text:p>Fourniture</text:p>
          </table:table-cell>
          <table:table-cell table:style-name="ce52" office:value-type="float" office:value="20310">
            <text:p>20 310,00</text:p>
          </table:table-cell>
          <table:table-cell table:style-name="ce66" office:value-type="date" office:date-value="2009-03-06">
            <text:p>06/03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SEDI 30702 UZES (lot 1)</text:p>
            <text:p>BERGER-LEVRAULT EDITIONS 54250 CHAMPIGNEULLES (lot 2)</text:p>
          </table:table-cell>
          <table:table-cell table:style-name="ce32" office:value-type="string">
            <text:p>Achat de livrets de famille et d'étuis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13 000 - 52 000</text:p>
            <text:p>10 000 - 40 000</text:p>
            <text:p>3 000 - 12 000</text:p>
          </table:table-cell>
          <table:table-cell table:style-name="ce66" office:value-type="date" office:date-value="2009-03-10">
            <text:p>10/03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NESPRESSO 75106 PARIS</text:p>
          </table:table-cell>
          <table:table-cell table:style-name="ce32" office:value-type="string">
            <text:p>Achat de café pour machine à café automatique avec dosettes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10 000 - 40 000</text:p>
          </table:table-cell>
          <table:table-cell table:style-name="ce66" office:value-type="date" office:date-value="2009-05-05">
            <text:p>05/05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KAZUBA 13200 ARLES</text:p>
          </table:table-cell>
          <table:table-cell table:style-name="ce32" office:value-type="string">
            <text:p>Achat de WC secs pour le Zoo de Lunaret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7 000 - 30 000</text:p>
          </table:table-cell>
          <table:table-cell table:style-name="ce66" office:value-type="date" office:date-value="2009-05-20">
            <text:p>20/05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VIP PLUS 34960 MONTPELLIER</text:p>
          </table:table-cell>
          <table:table-cell table:style-name="ce32" office:value-type="string">
            <text:p>Duplication de clés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5 000 - 30 000 </text:p>
          </table:table-cell>
          <table:table-cell table:style-name="ce66" office:value-type="date" office:date-value="2009-06-03">
            <text:p>03/06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AGRISUD 34290 SERVIAN</text:p>
          </table:table-cell>
          <table:table-cell table:style-name="ce32" office:value-type="string">
            <text:p>Achat de deux transporteurs électriques avec benne arrière à relevage manuel</text:p>
          </table:table-cell>
          <table:table-cell table:style-name="ce40" office:value-type="string">
            <text:p>Fourniture</text:p>
          </table:table-cell>
          <table:table-cell table:style-name="ce52" office:value-type="float" office:value="26272">
            <text:p>26 272,00</text:p>
          </table:table-cell>
          <table:table-cell table:style-name="ce66" office:value-type="date" office:date-value="2009-06-18">
            <text:p>18/06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SOUVIGNET 42164 BONSON</text:p>
          </table:table-cell>
          <table:table-cell table:style-name="ce32" office:value-type="string">
            <text:p>Achat de chaises métalliques pliantes type "festivité"gravées Ville de Montpellier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7 000 - 35 000</text:p>
          </table:table-cell>
          <table:table-cell table:style-name="ce66" office:value-type="date" office:date-value="2009-06-29">
            <text:p>29/06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ECOM 67450 MUNDOLSHEIM</text:p>
          </table:table-cell>
          <table:table-cell table:style-name="ce32" office:value-type="string">
            <text:p>Achat d'analyseurs de combustion multi-combustibles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4 000 - 30 000</text:p>
          </table:table-cell>
          <table:table-cell table:style-name="ce66" office:value-type="date" office:date-value="2009-06-29">
            <text:p>29/06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CIRCUIT COURT CRECHES 33510 andernos</text:p>
          </table:table-cell>
          <table:table-cell table:style-name="ce32" office:value-type="string">
            <text:p>Achat de poubelles et recharges à couches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10 000 - 50 000 </text:p>
          </table:table-cell>
          <table:table-cell table:style-name="ce66" office:value-type="date" office:date-value="2009-07-17">
            <text:p>17/07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RAGE 34470 PEROLS</text:p>
          </table:table-cell>
          <table:table-cell table:style-name="ce32" office:value-type="string">
            <text:p>Achat de matériel professionnel de cuisine pour les crèches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5 000 - 30 000</text:p>
          </table:table-cell>
          <table:table-cell table:style-name="ce66" office:value-type="date" office:date-value="2009-07-29">
            <text:p>29/07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ESTHI 95180 MONTMORENCY</text:p>
          </table:table-cell>
          <table:table-cell table:style-name="ce32" office:value-type="string">
            <text:p>Achat d'un dispositif anti crue démontable pour le CTM Garosud</text:p>
          </table:table-cell>
          <table:table-cell table:style-name="ce40" office:value-type="string">
            <text:p>Fourniture</text:p>
          </table:table-cell>
          <table:table-cell table:style-name="ce52" office:value-type="float" office:value="26688">
            <text:p>26 688,00</text:p>
          </table:table-cell>
          <table:table-cell table:style-name="ce66" office:value-type="date" office:date-value="2009-08-20">
            <text:p>20/08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RADIOSPARES 60031 BEAUVAIS</text:p>
          </table:table-cell>
          <table:table-cell table:style-name="ce32" office:value-type="string">
            <text:p>Achat de détecteurs 10A38VDC 10MM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4 000 - 30 000</text:p>
          </table:table-cell>
          <table:table-cell table:style-name="ce66" office:value-type="date" office:date-value="2009-09-28">
            <text:p>28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BIKE 34 34170 CASTELNAU LE LEZ</text:p>
          </table:table-cell>
          <table:table-cell table:style-name="ce32" office:value-type="string">
            <text:p>Achat de VTT, pièces de rechange, produits d'entretien et d'accessoires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5 000 - 30 000</text:p>
          </table:table-cell>
          <table:table-cell table:style-name="ce66" office:value-type="date" office:date-value="2009-10-20">
            <text:p>20/10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0" office:value-type="string">
            <text:p>BARTHELEMY SUD PROVERT 84103 ORANGE</text:p>
          </table:table-cell>
          <table:table-cell table:style-name="ce32" office:value-type="string">
            <text:p>Achat de mélange 2T prêt à l'emploi</text:p>
          </table:table-cell>
          <table:table-cell table:style-name="ce40" office:value-type="string">
            <text:p>Fourniture</text:p>
          </table:table-cell>
          <table:table-cell table:style-name="ce52" office:value-type="string">
            <text:p>10 560 - 42 240</text:p>
          </table:table-cell>
          <table:table-cell table:style-name="ce66" office:value-type="date" office:date-value="2009-11-02">
            <text:p>02/1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AZUARA 34690 FABREGUES </text:p>
          </table:table-cell>
          <table:table-cell table:style-name="ce27" office:value-type="string">
            <text:p>ECOLE VICTOR HUGO - REHABILITATION DES SANITAIRES</text:p>
          </table:table-cell>
          <table:table-cell table:style-name="ce30" office:value-type="string">
            <text:p>travaux</text:p>
          </table:table-cell>
          <table:table-cell table:style-name="ce48" office:value-type="float" office:value="28156.11">
            <text:p>28 156,11</text:p>
          </table:table-cell>
          <table:table-cell table:style-name="ce62" office:value-type="date" office:date-value="2009-04-17">
            <text:p>17/04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VIP PLUS 34960 MONTPELLIER</text:p>
          </table:table-cell>
          <table:table-cell table:style-name="ce27" office:value-type="string">
            <text:p>ORGANIGRAMME DE CLEF ECOLES MATERNELLES ET ELEMENTAIRES</text:p>
          </table:table-cell>
          <table:table-cell table:style-name="ce30" office:value-type="string">
            <text:p>travaux</text:p>
          </table:table-cell>
          <table:table-cell table:style-name="ce48" office:value-type="string">
            <text:p>10 000 € HT mini - 40 000 € HT maxi</text:p>
          </table:table-cell>
          <table:table-cell table:style-name="ce62" office:value-type="date" office:date-value="2009-06-05">
            <text:p>05/06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ETI 34742 VENDARGUES</text:p>
          </table:table-cell>
          <table:table-cell table:style-name="ce27" office:value-type="string">
            <text:p>TRAVAUX DE REFECTION TOITURE ETANCHEITE MEMBRANE ECOLE MATERNELLE COPERNIC</text:p>
          </table:table-cell>
          <table:table-cell table:style-name="ce30" office:value-type="string">
            <text:p>travaux</text:p>
          </table:table-cell>
          <table:table-cell table:style-name="ce48" office:value-type="float" office:value="31049.47">
            <text:p>31 049,47</text:p>
          </table:table-cell>
          <table:table-cell table:style-name="ce62" office:value-type="date" office:date-value="2009-04-28">
            <text:p>28/04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MP MERINO 34690 FABREGUES</text:p>
          </table:table-cell>
          <table:table-cell table:style-name="ce27" office:value-type="string">
            <text:p>TRAITEMENT CONTRE LA COROSION DE POTEAUX METALLIQUES PREAU SECTEUR MOSSON</text:p>
          </table:table-cell>
          <table:table-cell table:style-name="ce30" office:value-type="string">
            <text:p>travaux</text:p>
          </table:table-cell>
          <table:table-cell table:style-name="ce48" office:value-type="float" office:value="31320">
            <text:p>31 320,00</text:p>
          </table:table-cell>
          <table:table-cell table:style-name="ce62" office:value-type="date" office:date-value="2009-10-08">
            <text:p>08/10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EIFFAGE TP MEDITERRANEE </text:p>
          </table:table-cell>
          <table:table-cell table:style-name="ce27" office:value-type="string">
            <text:p>SENGHOR : REFECTION COUR DE RECREATION</text:p>
          </table:table-cell>
          <table:table-cell table:style-name="ce30" office:value-type="string">
            <text:p>TRAVAUX</text:p>
          </table:table-cell>
          <table:table-cell table:style-name="ce48" office:value-type="float" office:value="45212.42">
            <text:p>45 212,42</text:p>
          </table:table-cell>
          <table:table-cell table:style-name="ce62" office:value-type="date" office:date-value="2009-09-16">
            <text:p>16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1" office:value-type="string">
            <text:p>CHICHE 34070 MONTPELLIER</text:p>
          </table:table-cell>
          <table:table-cell table:style-name="ce27" office:value-type="string">
            <text:p>REHABILITATION ECOLES SPINOZA ET DEROIN RELANCE DU LOT 2 : CHARPENTE METALLIQUE COUVERTURE ET DU LOT 8 : PLOMBERIE, CHAUFFAGE, VENTILATION</text:p>
          </table:table-cell>
          <table:table-cell table:style-name="ce30" office:value-type="string">
            <text:p>TRAVAUX</text:p>
          </table:table-cell>
          <table:table-cell table:style-name="ce48" office:value-type="float" office:value="35408">
            <text:p>35 408,00</text:p>
          </table:table-cell>
          <table:table-cell table:style-name="ce62" office:value-type="date" office:date-value="2009-07-23">
            <text:p>23/07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1"/>
          <table:table-cell table:style-name="ce27" office:value-type="string">
            <text:p>MISE EN CONFORMITE DU RESTAURANT SCOLAIRE DE L'ECOLE FREDERIC BAZILLE </text:p>
          </table:table-cell>
          <table:table-cell table:style-name="ce30" office:value-type="string">
            <text:p>TRAVAUX</text:p>
          </table:table-cell>
          <table:table-cell table:style-name="ce48" office:value-type="float" office:value="44560.64">
            <text:p>44 560,64</text:p>
          </table:table-cell>
          <table:table-cell table:style-name="ce62" office:value-type="date" office:date-value="2009-07-24">
            <text:p>24/07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1" office:value-type="string">
            <text:p>ALVAREZ 34130 MAUGUIO - LOT 2</text:p>
          </table:table-cell>
          <table:table-cell table:style-name="ce27"/>
          <table:table-cell table:style-name="ce30"/>
          <table:table-cell table:style-name="ce48" office:value-type="float" office:value="5973">
            <text:p>5 973,00</text:p>
          </table:table-cell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1" office:value-type="string">
            <text:p>TECHNIFER 34070 MONTPELLIER : lot 3</text:p>
          </table:table-cell>
          <table:table-cell table:style-name="ce27"/>
          <table:table-cell table:style-name="ce30"/>
          <table:table-cell table:style-name="ce48" office:value-type="float" office:value="2410">
            <text:p>2 410,00</text:p>
          </table:table-cell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1" office:value-type="string">
            <text:p>MULTITEC 34470 PEROLS - lot 4</text:p>
          </table:table-cell>
          <table:table-cell table:style-name="ce27"/>
          <table:table-cell table:style-name="ce30"/>
          <table:table-cell table:style-name="ce48" office:value-type="float" office:value="5506.12">
            <text:p>5 506,12</text:p>
          </table:table-cell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1" office:value-type="string">
            <text:p>RED CONCEPT 34080 MONTPELLIER : lot 5</text:p>
          </table:table-cell>
          <table:table-cell table:style-name="ce27"/>
          <table:table-cell table:style-name="ce30"/>
          <table:table-cell table:style-name="ce48" office:value-type="float" office:value="9225.03">
            <text:p>9 225,03</text:p>
          </table:table-cell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1" office:value-type="string">
            <text:p>CHICHE 34070 MONTPELLIER : lot 6</text:p>
          </table:table-cell>
          <table:table-cell table:style-name="ce27"/>
          <table:table-cell table:style-name="ce30"/>
          <table:table-cell table:style-name="ce48" office:value-type="float" office:value="12996">
            <text:p>12 996,00</text:p>
          </table:table-cell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1" office:value-type="string">
            <text:p>ARP 34970 LATTES : lot 7</text:p>
          </table:table-cell>
          <table:table-cell table:style-name="ce27"/>
          <table:table-cell table:style-name="ce30"/>
          <table:table-cell table:style-name="ce48" office:value-type="float" office:value="8450.49">
            <text:p>8 450,49</text:p>
          </table:table-cell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KIT GRIMPE 38160 SAINT ROMANS</text:p>
          </table:table-cell>
          <table:table-cell table:style-name="ce27" office:value-type="string">
            <text:p>SALLE D'ESCALADE A. ACHILLE REALISATION D'UNE STRUCTURE ARTIFICIELLE D'ESCALADE</text:p>
          </table:table-cell>
          <table:table-cell table:style-name="ce30" office:value-type="string">
            <text:p>TRAVAUX</text:p>
          </table:table-cell>
          <table:table-cell table:style-name="ce48" office:value-type="float" office:value="40889.5">
            <text:p>40 889,50</text:p>
          </table:table-cell>
          <table:table-cell table:style-name="ce62" office:value-type="date" office:date-value="2009-09-16">
            <text:p>16/09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1" office:value-type="string">
            <text:p>TOLEDO 34690 FABREGUES</text:p>
          </table:table-cell>
          <table:table-cell table:style-name="ce27" office:value-type="string">
            <text:p>TRAVAUX DE TRAITEMENT DE FACADES SUR DEUX SITES SCOLAIRES SECTEUR MOSSON</text:p>
          </table:table-cell>
          <table:table-cell table:style-name="ce30" office:value-type="string">
            <text:p>T</text:p>
          </table:table-cell>
          <table:table-cell table:style-name="ce48" office:value-type="float" office:value="23022.8">
            <text:p>23 022,80</text:p>
          </table:table-cell>
          <table:table-cell table:style-name="ce62" office:value-type="date" office:date-value="2009-01-25">
            <text:p>25/0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1" office:value-type="string">
            <text:p>DEBART 34070 MONTPELLIER</text:p>
          </table:table-cell>
          <table:table-cell table:style-name="ce27" office:value-type="string">
            <text:p>TRAVAUX ET MAINTENANCE D'ARROSAGE DE SOLS SPORTIFS</text:p>
          </table:table-cell>
          <table:table-cell table:style-name="ce30" office:value-type="string">
            <text:p>T</text:p>
          </table:table-cell>
          <table:table-cell table:style-name="ce48" office:value-type="float" office:value="46450">
            <text:p>46 450,00</text:p>
          </table:table-cell>
          <table:table-cell table:style-name="ce62" office:value-type="date" office:date-value="2009-07-23">
            <text:p>23/07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/>
          <table:table-cell table:style-name="ce27" office:value-type="string">
            <text:p>FOURNITURE ET MISE EN PLACE DE CELLULES PREFABRIQUEES A L'ECOLE MADELEINE BRES</text:p>
          </table:table-cell>
          <table:table-cell table:style-name="ce30" office:value-type="string">
            <text:p>T</text:p>
          </table:table-cell>
          <table:table-cell table:style-name="ce48" office:value-type="float" office:value="32446.75">
            <text:p>32 446,75</text:p>
          </table:table-cell>
          <table:table-cell table:style-name="ce62" office:value-type="string">
            <text:p>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SPAZEO 34110 FRONTIGNAN - lot 1</text:p>
          </table:table-cell>
          <table:table-cell table:style-name="ce27"/>
          <table:table-cell table:style-name="ce30"/>
          <table:table-cell table:style-name="ce48" office:value-type="float" office:value="5444.25">
            <text:p>5 444,25</text:p>
          </table:table-cell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AZUARA 34690 FABREGUES - lot 2 </text:p>
          </table:table-cell>
          <table:table-cell table:style-name="ce27"/>
          <table:table-cell table:style-name="ce30"/>
          <table:table-cell table:style-name="ce48" office:value-type="float" office:value="13857.5">
            <text:p>13 857,50</text:p>
          </table:table-cell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VIP PLUS 34960 MONTPELLIER - lot 3</text:p>
          </table:table-cell>
          <table:table-cell table:style-name="ce27"/>
          <table:table-cell table:style-name="ce30"/>
          <table:table-cell table:style-name="ce48" office:value-type="float" office:value="6008">
            <text:p>6 008,00</text:p>
          </table:table-cell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VIP PLUS 34960 MONTPELLIER - lot 4</text:p>
          </table:table-cell>
          <table:table-cell table:style-name="ce27"/>
          <table:table-cell table:style-name="ce30"/>
          <table:table-cell table:style-name="ce48" office:value-type="float" office:value="587">
            <text:p>587,00</text:p>
          </table:table-cell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DEHAIL 34 ST MARTIN DE LONDRES - LOT 5</text:p>
          </table:table-cell>
          <table:table-cell table:style-name="ce27"/>
          <table:table-cell table:style-name="ce30"/>
          <table:table-cell table:style-name="ce48" office:value-type="float" office:value="6550">
            <text:p>6 550,00</text:p>
          </table:table-cell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CAYZAC 345660 COURNONTERRAL</text:p>
          </table:table-cell>
          <table:table-cell table:style-name="ce27" office:value-type="string">
            <text:p>ECOLE ELEMENTAIRE CHARLES DICKENS CREATION D'UNE SALLE D'ACTIVITES</text:p>
          </table:table-cell>
          <table:table-cell table:style-name="ce30" office:value-type="string">
            <text:p>T</text:p>
          </table:table-cell>
          <table:table-cell table:style-name="ce48" office:value-type="float" office:value="21500">
            <text:p>21 500,00</text:p>
          </table:table-cell>
          <table:table-cell table:style-name="ce62" office:value-type="date" office:date-value="2010-01-15">
            <text:p>15/01/2010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INTERSTICE 75020 PARIS</text:p>
          </table:table-cell>
          <table:table-cell table:style-name="ce27" office:value-type="string">
            <text:p>PRESTATION DE MEDIATION PARC ZOOLOGIQUE</text:p>
          </table:table-cell>
          <table:table-cell table:style-name="ce30" office:value-type="string">
            <text:p>S</text:p>
          </table:table-cell>
          <table:table-cell table:style-name="ce48" office:value-type="float" office:value="49800">
            <text:p>49 800,00</text:p>
          </table:table-cell>
          <table:table-cell table:style-name="ce62" office:value-type="date" office:date-value="2009-07-30">
            <text:p>30/07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6"/>
          <table:table-cell table:style-name="ce27"/>
          <table:table-cell table:style-name="ce30"/>
          <table:table-cell table:style-name="ce48"/>
          <table:table-cell table:style-name="ce62"/>
          <table:table-cell table:style-name="ce81" table:number-columns-repeated="24"/>
          <table:table-cell table:number-columns-repeated="995"/>
        </table:table-row>
        <table:table-row table:style-name="ro5">
          <table:table-cell table:style-name="ce12" office:value-type="string">
            <text:p>nom de l'attributaire + code postal </text:p>
          </table:table-cell>
          <table:table-cell table:style-name="ce33" office:value-type="string">
            <text:p>Objet du marché</text:p>
          </table:table-cell>
          <table:table-cell table:style-name="ce33" office:value-type="string">
            <text:p>type de marchés (fournitures ou services ou travaux)</text:p>
          </table:table-cell>
          <table:table-cell table:style-name="ce53" office:value-type="string">
            <text:p>montant du marché - tranche de 50 000 euros HT à 89 999,99 euros HT</text:p>
          </table:table-cell>
          <table:table-cell table:style-name="ce67" office:value-type="string">
            <text:p>Date de notification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office:annotation draw:style-name="gr1" draw:text-style-name="P1" svg:width="3.579cm" svg:height="0.265cm" svg:x="4.317cm" svg:y="191.709cm" draw:caption-point-x="7.125cm" draw:caption-point-y="-29.725cm">
              <dc:creator>JV</dc:creator>
              <dc:date>2013-01-24T00:00:00</dc:date>
              <text:p text:style-name="P1"><text:span text:style-name="T1">GRASSETI:</text:span></text:p>
              <text:p text:style-name="P1"><text:span text:style-name="T2">Inscrire le nom de l'entreprise ainsi que le code postal + ville</text:span></text:p>
            </office:annotation>
            <text:p>Collectivités Conseil</text:p>
            <text:p>75014 PARIS</text:p>
          </table:table-cell>
          <table:table-cell table:style-name="ce27" office:value-type="string">
            <text:p>Assistance technique pour la MIE</text:p>
          </table:table-cell>
          <table:table-cell table:style-name="ce30" office:value-type="string">
            <text:p>Service</text:p>
          </table:table-cell>
          <table:table-cell table:style-name="ce48" office:value-type="float" office:value="46700">
            <text:p>46 700,00</text:p>
          </table:table-cell>
          <table:table-cell table:style-name="ce62" office:value-type="date" office:date-value="2009-06-26">
            <text:p>26/06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Cabinet BARON</text:p>
            <text:p>75009 PARIS</text:p>
          </table:table-cell>
          <table:table-cell table:style-name="ce27" office:value-type="string">
            <text:p>Audit et préconisation Maisons Pour Tous</text:p>
          </table:table-cell>
          <table:table-cell table:style-name="ce30" office:value-type="string">
            <text:p>Service</text:p>
          </table:table-cell>
          <table:table-cell table:style-name="ce48" office:value-type="float" office:value="60450">
            <text:p>60 450,00</text:p>
          </table:table-cell>
          <table:table-cell table:style-name="ce68" office:value-type="string">
            <text:p>31/08/2009.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SCAM</text:p>
            <text:p>31380 GARIDECH</text:p>
          </table:table-cell>
          <table:table-cell table:style-name="ce26" office:value-type="string">
            <text:p>Extension du réseau d'eau potable</text:p>
            <text:p>Chemin de Poutingon</text:p>
          </table:table-cell>
          <table:table-cell table:style-name="ce36" office:value-type="string">
            <text:p>travaux</text:p>
          </table:table-cell>
          <table:table-cell table:style-name="ce47" office:value-type="float" office:value="81926">
            <text:p>81 926,00</text:p>
          </table:table-cell>
          <table:table-cell table:style-name="ce61" office:value-type="date" office:date-value="2009-03-14">
            <text:p>14/03/2009</text:p>
          </table:table-cell>
          <table:table-cell table:style-name="ce81" table:number-columns-repeated="1019"/>
        </table:table-row>
        <table:table-row table:style-name="ro4">
          <table:table-cell table:style-name="ce6"/>
          <table:table-cell table:style-name="ce27" office:value-type="string">
            <text:p>MONTPELLIER MAIN VERTE</text:p>
          </table:table-cell>
          <table:table-cell table:style-name="ce30" office:value-type="string">
            <text:p>SERVICES</text:p>
          </table:table-cell>
          <table:table-cell table:style-name="ce48" office:value-type="float" office:value="72000">
            <text:p>72 000,00</text:p>
          </table:table-cell>
          <table:table-cell table:style-name="ce62" office:value-type="date" office:date-value="2009-02-19">
            <text:p>19/02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ASS PASSE MURAILLE 34080</text:p>
          </table:table-cell>
          <table:table-cell table:style-name="ce30" table:number-columns-repeated="2"/>
          <table:table-cell table:style-name="ce48" office:value-type="float" office:value="30000">
            <text:p>30 00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ETAT DES LIEUX 34830</text:p>
          </table:table-cell>
          <table:table-cell table:style-name="ce30" table:number-columns-repeated="2"/>
          <table:table-cell table:style-name="ce48" office:value-type="float" office:value="18000">
            <text:p>18 00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APIEU 34000</text:p>
          </table:table-cell>
          <table:table-cell table:style-name="ce30" table:number-columns-repeated="2"/>
          <table:table-cell table:style-name="ce48" office:value-type="float" office:value="18000">
            <text:p>18 00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ASS LAYANAN 34230</text:p>
          </table:table-cell>
          <table:table-cell table:style-name="ce30" table:number-columns-repeated="2"/>
          <table:table-cell table:style-name="ce48" office:value-type="float" office:value="6000">
            <text:p>6 00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SPORT ENVIRONNEMENT 34070</text:p>
          </table:table-cell>
          <table:table-cell table:style-name="ce27" office:value-type="string">
            <text:p>AMENAGEMENT SQUARE PROVIDENCE</text:p>
          </table:table-cell>
          <table:table-cell table:style-name="ce30" office:value-type="string">
            <text:p>TRAVAUX</text:p>
          </table:table-cell>
          <table:table-cell table:style-name="ce48" office:value-type="float" office:value="68158">
            <text:p>68 158,00</text:p>
          </table:table-cell>
          <table:table-cell table:style-name="ce62" office:value-type="date" office:date-value="2009-02-19">
            <text:p>19/02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NEGRE LUDOVIC 34170</text:p>
          </table:table-cell>
          <table:table-cell table:style-name="ce27" office:value-type="string">
            <text:p>RENOVATION VIGNOBLE M.NOUGUIER </text:p>
          </table:table-cell>
          <table:table-cell table:style-name="ce30" office:value-type="string">
            <text:p>TRAVAUX</text:p>
          </table:table-cell>
          <table:table-cell table:style-name="ce48" office:value-type="float" office:value="88109.49">
            <text:p>88 109,49</text:p>
          </table:table-cell>
          <table:table-cell table:style-name="ce62" office:value-type="date" office:date-value="2009-03-24">
            <text:p>24/03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TRAVESSET 34820</text:p>
          </table:table-cell>
          <table:table-cell table:style-name="ce27" office:value-type="string">
            <text:p>MISE EN PLACE MOBILIER POUR FLEURISSEMENT AERIEN</text:p>
          </table:table-cell>
          <table:table-cell table:style-name="ce30" office:value-type="string">
            <text:p>SERVICES</text:p>
          </table:table-cell>
          <table:table-cell table:style-name="ce48" office:value-type="float" office:value="80000">
            <text:p>80 000,00</text:p>
          </table:table-cell>
          <table:table-cell table:style-name="ce62" office:value-type="date" office:date-value="2009-05-05">
            <text:p>05/05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STE ALLIANCE CONSULTANTS 34400</text:p>
          </table:table-cell>
          <table:table-cell table:style-name="ce27" office:value-type="string">
            <text:p>F+P SIGNALETIQUE SUR DIVERS ESPACES VERTS</text:p>
          </table:table-cell>
          <table:table-cell table:style-name="ce30"/>
          <table:table-cell table:style-name="ce48" office:value-type="float" office:value="50000">
            <text:p>50 000,00</text:p>
          </table:table-cell>
          <table:table-cell table:style-name="ce62" office:value-type="date" office:date-value="2009-05-05">
            <text:p>05/05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COLOCO 75011</text:p>
          </table:table-cell>
          <table:table-cell table:style-name="ce27" office:value-type="string">
            <text:p>STRATEGIE DE GESTION DES DELAISSES</text:p>
          </table:table-cell>
          <table:table-cell table:style-name="ce30" office:value-type="string">
            <text:p>SERVICES</text:p>
          </table:table-cell>
          <table:table-cell table:style-name="ce48" office:value-type="float" office:value="86000">
            <text:p>86 000,00</text:p>
          </table:table-cell>
          <table:table-cell table:style-name="ce62" office:value-type="date" office:date-value="2009-09-02">
            <text:p>02/09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LMS 34671</text:p>
          </table:table-cell>
          <table:table-cell table:style-name="ce27" office:value-type="string">
            <text:p>REPARATION ET MAINTENANCE DU MATERIEL HORTICOLE</text:p>
          </table:table-cell>
          <table:table-cell table:style-name="ce30" office:value-type="string">
            <text:p>TRAVAUX</text:p>
          </table:table-cell>
          <table:table-cell table:style-name="ce48" office:value-type="float" office:value="60000">
            <text:p>60 000,00</text:p>
          </table:table-cell>
          <table:table-cell table:style-name="ce62" office:value-type="date" office:date-value="2009-10-06">
            <text:p>06/10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AGIRD 38300</text:p>
          </table:table-cell>
          <table:table-cell table:style-name="ce27" office:value-type="string">
            <text:p>RENOVATION DES SERRES HORTICOLES</text:p>
          </table:table-cell>
          <table:table-cell table:style-name="ce30" office:value-type="string">
            <text:p>TRAVAUX</text:p>
          </table:table-cell>
          <table:table-cell table:style-name="ce48" office:value-type="float" office:value="80000">
            <text:p>80 000,00</text:p>
          </table:table-cell>
          <table:table-cell table:style-name="ce62" office:value-type="date" office:date-value="2009-10-26">
            <text:p>26/10/2009</text:p>
          </table:table-cell>
          <table:table-cell table:style-name="ce81" table:number-columns-repeated="1019"/>
        </table:table-row>
        <table:table-row table:style-name="ro4">
          <table:table-cell table:style-name="ce6"/>
          <table:table-cell table:style-name="ce27" office:value-type="string">
            <text:p>PRAIRIES FLEURIES</text:p>
          </table:table-cell>
          <table:table-cell table:style-name="ce30" office:value-type="string">
            <text:p>TRAVAUX</text:p>
          </table:table-cell>
          <table:table-cell table:style-name="ce48" office:value-type="float" office:value="89000">
            <text:p>89 000,00</text:p>
          </table:table-cell>
          <table:table-cell table:style-name="ce62" office:value-type="date" office:date-value="2009-10-26">
            <text:p>26/10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PHYTOSEM 05000</text:p>
          </table:table-cell>
          <table:table-cell table:style-name="ce27"/>
          <table:table-cell table:style-name="ce30"/>
          <table:table-cell table:style-name="ce48" office:value-type="float" office:value="45000">
            <text:p>45 00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NEGRE ANTOINETTE 34170</text:p>
          </table:table-cell>
          <table:table-cell table:style-name="ce27"/>
          <table:table-cell table:style-name="ce30"/>
          <table:table-cell table:style-name="ce48" office:value-type="float" office:value="34000">
            <text:p>34 00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POUSSE CLANET 34970</text:p>
          </table:table-cell>
          <table:table-cell table:style-name="ce27"/>
          <table:table-cell table:style-name="ce30"/>
          <table:table-cell table:style-name="ce48" office:value-type="float" office:value="10000">
            <text:p>10 00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office:annotation draw:style-name="gr1" draw:text-style-name="P1" svg:width="3.579cm" svg:height="1.871cm" svg:x="7.303cm" svg:y="211.979cm" draw:caption-point-x="4.139cm" draw:caption-point-y="-19.945cm">
              <dc:creator>JV</dc:creator>
              <dc:date>2013-01-24T00:00:00</dc:date>
              <text:p text:style-name="P1"><text:span text:style-name="T3">GRASSETI:</text:span></text:p>
              <text:p text:style-name="P1"><text:span text:style-name="T4">Inscrire le nom de l'entreprise ainsi que le code postal + ville</text:span></text:p>
            </office:annotation>
            <text:p>Collectivités Conseil</text:p>
            <text:p>75014 PARIS</text:p>
          </table:table-cell>
          <table:table-cell table:style-name="ce27" office:value-type="string">
            <text:p>Assistance technique pour la MIE</text:p>
          </table:table-cell>
          <table:table-cell table:style-name="ce30" office:value-type="string">
            <text:p>Service</text:p>
          </table:table-cell>
          <table:table-cell table:style-name="ce48" office:value-type="float" office:value="46700">
            <text:p>46 700,00</text:p>
          </table:table-cell>
          <table:table-cell table:style-name="ce62" office:value-type="date" office:date-value="2009-06-26">
            <text:p>26/06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Cabinet BARON</text:p>
            <text:p>75009 PARIS</text:p>
          </table:table-cell>
          <table:table-cell table:style-name="ce27" office:value-type="string">
            <text:p>Audit et préco,isation Maisons Pour Tous</text:p>
          </table:table-cell>
          <table:table-cell table:style-name="ce30" office:value-type="string">
            <text:p>Service</text:p>
          </table:table-cell>
          <table:table-cell table:style-name="ce48" office:value-type="float" office:value="60450">
            <text:p>60 450,00</text:p>
          </table:table-cell>
          <table:table-cell table:style-name="ce68" office:value-type="string">
            <text:p>31/08/2009.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PAVIE Jean Jacques <text:s text:c="11"/>34990 Juvignac</text:p>
          </table:table-cell>
          <table:table-cell table:style-name="ce27" office:value-type="string">
            <text:p>Préparation et adaptation des supports pour expo. Aide au montage et démontage des expositions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Minimum : 20 000 € <text:s text:c="13"/>Maximum : 80 000 €</text:p>
          </table:table-cell>
          <table:table-cell table:style-name="ce59" office:value-type="date" office:date-value="2009-04-24">
            <text:p>24/04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LES BELUGUES <text:s text:c="15"/>34430 Saint Jean de Vedas</text:p>
          </table:table-cell>
          <table:table-cell table:style-name="ce27" office:value-type="string">
            <text:p>Entretien des 8 mâts, armoires électriques et divers travaux - Astreinte - Espace Grammont -</text:p>
          </table:table-cell>
          <table:table-cell table:style-name="ce25" office:value-type="string">
            <text:p>Travaux</text:p>
          </table:table-cell>
          <table:table-cell table:style-name="ce46" office:value-type="string">
            <text:p>Minimum : 22 000 € <text:s text:c="9"/>Maximum : 88 000 €</text:p>
          </table:table-cell>
          <table:table-cell table:style-name="ce59" office:value-type="date" office:date-value="2009-04-24">
            <text:p>24/04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Hervé MANGANI <text:s text:c="6"/>34000 MONTPELLIER</text:p>
          </table:table-cell>
          <table:table-cell table:style-name="ce25" office:value-type="string">
            <text:p>Créations scénographiques déclinées en outils de signalétiques et de communication dans le cadre de diverses manifestations culturelles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Minimum : 15 000 € <text:s text:c="13"/>Maximum : 60 000 € </text:p>
          </table:table-cell>
          <table:table-cell table:style-name="ce59" office:value-type="date" office:date-value="2009-06-18">
            <text:p>18/06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ECF BOUSCAREN <text:s text:c="2"/>34000Montpellier</text:p>
          </table:table-cell>
          <table:table-cell table:style-name="ce25" office:value-type="string">
            <text:p>Formation permis PL et habilitation FIMO pour chauffeurs <text:s text:c="10"/>Cuisine Centrale</text:p>
          </table:table-cell>
          <table:table-cell table:style-name="ce25" office:value-type="string">
            <text:p>Services</text:p>
          </table:table-cell>
          <table:table-cell table:style-name="ce45" office:value-type="string">
            <text:p>78.960,00 € HT</text:p>
          </table:table-cell>
          <table:table-cell table:style-name="ce59" office:value-type="date" office:date-value="2009-04-02">
            <text:p>02/04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ELIS <text:s text:c="26"/>30971 Nîmes Cedex9</text:p>
          </table:table-cell>
          <table:table-cell table:style-name="ce25" office:value-type="string">
            <text:p>Location/ blanchissage vêtements professionnels <text:s text:c="8"/>Cuisine Centrale</text:p>
          </table:table-cell>
          <table:table-cell table:style-name="ce25" office:value-type="string">
            <text:p>Services</text:p>
          </table:table-cell>
          <table:table-cell table:style-name="ce45" office:value-type="string">
            <text:p>84.000,00 € HT</text:p>
          </table:table-cell>
          <table:table-cell table:style-name="ce59" office:value-type="date" office:date-value="2009-12-30">
            <text:p>30/12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Vivian &amp; Cie <text:s text:c="8"/>Parc d'activités de Saumaty Séon <text:s text:c="6"/>26 avenue André Roussin <text:s text:c="19"/>13 016 Marseille</text:p>
          </table:table-cell>
          <table:table-cell table:style-name="ce26" office:value-type="string">
            <text:p>Maison des métiers d'art - aménagement des abords</text:p>
          </table:table-cell>
          <table:table-cell table:style-name="ce36" office:value-type="string">
            <text:p>Travaux</text:p>
          </table:table-cell>
          <table:table-cell table:style-name="ce47" office:value-type="string">
            <text:p>84 435,77 € HT</text:p>
          </table:table-cell>
          <table:table-cell table:style-name="ce61" office:value-type="date" office:date-value="2009-02-02">
            <text:p>02/02/2009</text:p>
          </table:table-cell>
          <table:table-cell table:style-name="ce81" table:number-columns-repeated="1019"/>
        </table:table-row>
        <table:table-row table:style-name="ro4">
          <table:table-cell table:style-name="ce13" office:value-type="string">
            <text:p>Mathieu Vilcot 34690</text:p>
          </table:table-cell>
          <table:table-cell table:style-name="ce31" office:value-type="string">
            <text:p>Web TV de la Ville</text:p>
          </table:table-cell>
          <table:table-cell table:style-name="ce41" office:value-type="string">
            <text:p>Services</text:p>
          </table:table-cell>
          <table:table-cell table:style-name="ce49" office:value-type="string">
            <text:p>22 000 à 88 000 € HT</text:p>
          </table:table-cell>
          <table:table-cell table:style-name="ce69" office:value-type="date" office:date-value="2009-03-04">
            <text:p>04/03/2009</text:p>
          </table:table-cell>
          <table:table-cell table:style-name="ce81" table:number-columns-repeated="1019"/>
        </table:table-row>
        <table:table-row table:style-name="ro4">
          <table:table-cell table:style-name="ce7" office:value-type="string">
            <text:p>Pages et Images 34 000</text:p>
          </table:table-cell>
          <table:table-cell table:style-name="ce34" office:value-type="string">
            <text:p>Réalisation d'un film sur Montpellier </text:p>
          </table:table-cell>
          <table:table-cell table:style-name="ce41" office:value-type="string">
            <text:p>Services</text:p>
          </table:table-cell>
          <table:table-cell table:style-name="ce49" office:value-type="string">
            <text:p>76670 HT</text:p>
          </table:table-cell>
          <table:table-cell table:style-name="ce69" office:value-type="date" office:date-value="2009-12-11">
            <text:p>11/12/2009</text:p>
          </table:table-cell>
          <table:table-cell table:style-name="ce81" table:number-columns-repeated="1019"/>
        </table:table-row>
        <table:table-row table:style-name="ro4">
          <table:table-cell table:style-name="ce7" office:value-type="string">
            <text:p>Jacques Guillaume 34 000</text:p>
          </table:table-cell>
          <table:table-cell table:style-name="ce34" office:value-type="string">
            <text:p>Reportages photographiques</text:p>
          </table:table-cell>
          <table:table-cell table:style-name="ce41" office:value-type="string">
            <text:p>Services</text:p>
          </table:table-cell>
          <table:table-cell table:style-name="ce49" office:value-type="string">
            <text:p>10 000 à 80 000 € HT</text:p>
          </table:table-cell>
          <table:table-cell table:style-name="ce69" office:value-type="date" office:date-value="2009-12-12">
            <text:p>12/12/2009</text:p>
          </table:table-cell>
          <table:table-cell table:style-name="ce81" table:number-columns-repeated="1019"/>
        </table:table-row>
        <table:table-row table:style-name="ro4">
          <table:table-cell table:style-name="ce13" office:value-type="string">
            <text:p>ISF 34 880 Lavérune</text:p>
          </table:table-cell>
          <table:table-cell table:style-name="ce31" office:value-type="string">
            <text:p>Réalisation, aménagement de structures et matériels d'exposition</text:p>
          </table:table-cell>
          <table:table-cell table:style-name="ce41" office:value-type="string">
            <text:p>Services</text:p>
          </table:table-cell>
          <table:table-cell table:style-name="ce49" office:value-type="string">
            <text:p>10 000 à 80 000 € HT</text:p>
          </table:table-cell>
          <table:table-cell table:style-name="ce69" office:value-type="date" office:date-value="2009-12-30">
            <text:p>30/12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B.B.C ENERGIE 94100 SAINT MAUR DES FOSSES</text:p>
          </table:table-cell>
          <table:table-cell table:style-name="ce25" office:value-type="string">
            <text:p>Mission AMO BEPOS</text:p>
          </table:table-cell>
          <table:table-cell table:style-name="ce25" office:value-type="string">
            <text:p>Services</text:p>
          </table:table-cell>
          <table:table-cell table:style-name="ce46" office:value-type="float" office:value="75740">
            <text:p>75 740,00</text:p>
          </table:table-cell>
          <table:table-cell table:style-name="ce59" office:value-type="date" office:date-value="2009-06-09">
            <text:p>09/06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SERM 34000 MONTPELLIER</text:p>
          </table:table-cell>
          <table:table-cell table:style-name="ce25" office:value-type="string">
            <text:p>Mandat De gestion administrative et financière - maison des syndicats</text:p>
          </table:table-cell>
          <table:table-cell table:style-name="ce25" office:value-type="string">
            <text:p>services</text:p>
          </table:table-cell>
          <table:table-cell table:style-name="ce46" office:value-type="float" office:value="62709.03">
            <text:p>62 709,03</text:p>
          </table:table-cell>
          <table:table-cell table:style-name="ce59" office:value-type="date" office:date-value="2009-06-19">
            <text:p>19/06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A2C 34130 MAUGUIO</text:p>
          </table:table-cell>
          <table:table-cell table:style-name="ce25" office:value-type="string">
            <text:p>Audit Accessibilité des Bâtiments communaux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22000 € HT - 88 000 € ht</text:p>
          </table:table-cell>
          <table:table-cell table:style-name="ce59" office:value-type="date" office:date-value="2009-02-05">
            <text:p>05/02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IPERION 34430 SAINT JEAN DE VEDAS</text:p>
          </table:table-cell>
          <table:table-cell table:style-name="ce25" office:value-type="string">
            <text:p>installation + maintenance des alarmes et courants faibles</text:p>
          </table:table-cell>
          <table:table-cell table:style-name="ce25" office:value-type="string">
            <text:p>travaux</text:p>
          </table:table-cell>
          <table:table-cell table:style-name="ce46" office:value-type="string">
            <text:p>7000 € Ht maintenance - 15 000 € HT mini /60 000 € HT</text:p>
          </table:table-cell>
          <table:table-cell table:style-name="ce59" office:value-type="date" office:date-value="2009-09-24">
            <text:p>24/09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EMSYS/CRONOS 34000 MONTPELLIER</text:p>
          </table:table-cell>
          <table:table-cell table:style-name="ce25" office:value-type="string">
            <text:p>MISION D'ASSISTANCE A MAITRISE D'OUVRAGE SYSTEMES TECHNIQUES ET COURANTS FAIBLES DU FHV</text:p>
          </table:table-cell>
          <table:table-cell table:style-name="ce25" office:value-type="string">
            <text:p>SERVICES</text:p>
          </table:table-cell>
          <table:table-cell table:style-name="ce46" office:value-type="float" office:value="127000">
            <text:p>127 000,00</text:p>
          </table:table-cell>
          <table:table-cell table:style-name="ce59" office:value-type="date" office:date-value="2009-07-27">
            <text:p>27/07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DECO ADER 34430 SAINT JEAN DE VEDAS</text:p>
          </table:table-cell>
          <table:table-cell table:style-name="ce25" office:value-type="string">
            <text:p>SIGNALETIQUE</text:p>
          </table:table-cell>
          <table:table-cell table:style-name="ce25" office:value-type="string">
            <text:p>F</text:p>
          </table:table-cell>
          <table:table-cell table:style-name="ce46" office:value-type="string">
            <text:p>Maxi 88 000</text:p>
          </table:table-cell>
          <table:table-cell table:style-name="ce59" office:value-type="date" office:date-value="2009-11-04">
            <text:p>04/11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SML Evénementiel <text:s text:c="2"/>34 660 Cournonterral</text:p>
          </table:table-cell>
          <table:table-cell table:style-name="ce26" office:value-type="string">
            <text:p>Location de tentes et de matériel Estivales 2009</text:p>
          </table:table-cell>
          <table:table-cell table:style-name="ce26" office:value-type="string">
            <text:p>Fournitures</text:p>
          </table:table-cell>
          <table:table-cell table:style-name="ce46" office:value-type="string">
            <text:p>80 000 maxi</text:p>
          </table:table-cell>
          <table:table-cell table:style-name="ce60" office:value-type="date" office:date-value="2009-06-26">
            <text:p>26/06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AUDIO TECHNIC <text:s text:c="3"/>34 790 Grabels </text:p>
          </table:table-cell>
          <table:table-cell table:style-name="ce26" office:value-type="string">
            <text:p>Location de matériel de sonorisation des manifestations</text:p>
          </table:table-cell>
          <table:table-cell table:style-name="ce26" office:value-type="string">
            <text:p>Fournitures</text:p>
          </table:table-cell>
          <table:table-cell table:style-name="ce46" office:value-type="string">
            <text:p>80 000 maxi</text:p>
          </table:table-cell>
          <table:table-cell table:style-name="ce61" office:value-type="date" office:date-value="2009-07-06">
            <text:p>06/07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office:annotation draw:style-name="gr1" draw:text-style-name="P1" svg:width="3.579cm" svg:height="3.349cm" svg:x="7.303cm" svg:y="246.402cm" draw:caption-point-x="4.139cm" draw:caption-point-y="-22.737cm">
              <dc:creator>JV</dc:creator>
              <dc:date>2013-01-24T00:00:00</dc:date>
              <text:p text:style-name="P1"><text:span text:style-name="T1">GRASSETI:</text:span></text:p>
              <text:p text:style-name="P1"><text:span text:style-name="T2">Inscrire le nom de l'entreprise ainsi que le code postal + ville</text:span></text:p>
            </office:annotation>
            <text:p>CIEL VERT <text:s text:c="25"/>34 470 Pérols</text:p>
          </table:table-cell>
          <table:table-cell table:style-name="ce26" office:value-type="string">
            <text:p>Transport, montage, démontage et remise en état des kiosques en bois</text:p>
          </table:table-cell>
          <table:table-cell table:style-name="ce26" office:value-type="string">
            <text:p>Services</text:p>
          </table:table-cell>
          <table:table-cell table:style-name="ce46" office:value-type="string">
            <text:p>75 000 maxi</text:p>
          </table:table-cell>
          <table:table-cell table:style-name="ce60" office:value-type="date" office:date-value="2009-06-26">
            <text:p>26/06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SML Evénementiel <text:s text:c="2"/>34 660 Cournonterral</text:p>
          </table:table-cell>
          <table:table-cell table:style-name="ce26" office:value-type="string">
            <text:p>Location de tentes et de matériel Hivernales 2009</text:p>
          </table:table-cell>
          <table:table-cell table:style-name="ce26" office:value-type="string">
            <text:p>Fournitures</text:p>
          </table:table-cell>
          <table:table-cell table:style-name="ce46" office:value-type="string">
            <text:p>80 000 maxi</text:p>
          </table:table-cell>
          <table:table-cell table:style-name="ce60" office:value-type="date" office:date-value="2009-12-01">
            <text:p>01/12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A34 Sécurité <text:s text:c="27"/>34 970 Lattes</text:p>
          </table:table-cell>
          <table:table-cell table:style-name="ce26" office:value-type="string">
            <text:p>Surveillance et gardiennage Hivernales 2009</text:p>
          </table:table-cell>
          <table:table-cell table:style-name="ce26" office:value-type="string">
            <text:p>Services</text:p>
          </table:table-cell>
          <table:table-cell table:style-name="ce46" office:value-type="string">
            <text:p>65 000 maxi</text:p>
          </table:table-cell>
          <table:table-cell table:style-name="ce60" office:value-type="date" office:date-value="2009-12-01">
            <text:p>01/12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H2COM - 75000 PARIS</text:p>
          </table:table-cell>
          <table:table-cell table:style-name="ce30" office:value-type="string">
            <text:p>Prestation d'audiotypie</text:p>
          </table:table-cell>
          <table:table-cell table:style-name="ce30" office:value-type="string">
            <text:p>Services</text:p>
          </table:table-cell>
          <table:table-cell table:style-name="ce54" office:value-type="string">
            <text:p>24000 € HT mini - 60 000 € HT maxi (sur 4 ans)</text:p>
          </table:table-cell>
          <table:table-cell table:style-name="ce62" office:value-type="date" office:date-value="2009-05-26">
            <text:p>26/05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SCAM</text:p>
            <text:p>31380 GARIDECH</text:p>
          </table:table-cell>
          <table:table-cell table:style-name="ce26" office:value-type="string">
            <text:p>Extension du réseau d'eau potable</text:p>
            <text:p>Chemin de Poutingon</text:p>
          </table:table-cell>
          <table:table-cell table:style-name="ce36" office:value-type="string">
            <text:p>travaux</text:p>
          </table:table-cell>
          <table:table-cell table:style-name="ce47" office:value-type="float" office:value="81926">
            <text:p>81 926,00</text:p>
          </table:table-cell>
          <table:table-cell table:style-name="ce61" office:value-type="date" office:date-value="2009-03-14">
            <text:p>14/03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AEC</text:p>
            <text:p>75008 PARIS</text:p>
          </table:table-cell>
          <table:table-cell table:style-name="ce25" office:value-type="string">
            <text:p>Contrôle concession et analyse raccordements EDF</text:p>
          </table:table-cell>
          <table:table-cell table:style-name="ce25" office:value-type="string">
            <text:p>Services</text:p>
          </table:table-cell>
          <table:table-cell table:style-name="ce47" office:value-type="float" office:value="89000">
            <text:p>89 000,00</text:p>
          </table:table-cell>
          <table:table-cell table:style-name="ce61" office:value-type="date" office:date-value="2009-07-08">
            <text:p>08/07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NEXTECSYSTEMS</text:p>
            <text:p>13016</text:p>
          </table:table-cell>
          <table:table-cell table:style-name="ce26" office:value-type="string">
            <text:p>Contrat de support Microsoft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Mini 10 000 € HT </text:p>
            <text:p>Maxi 80 000 € HT</text:p>
          </table:table-cell>
          <table:table-cell table:style-name="ce59" office:value-type="date" office:date-value="2009-09-08">
            <text:p>08/09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NCS</text:p>
            <text:p>13545</text:p>
          </table:table-cell>
          <table:table-cell table:style-name="ce26" office:value-type="string">
            <text:p>Interfaces et développement espace collaboratif transfert de compétences &amp; accompagnement 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Mini 20 000 € HT </text:p>
            <text:p>Maxi 80 000 € HT</text:p>
          </table:table-cell>
          <table:table-cell table:style-name="ce59" office:value-type="date" office:date-value="2009-03-31">
            <text:p>31/03/2009</text:p>
          </table:table-cell>
          <table:table-cell table:style-name="ce81" table:number-columns-repeated="1019"/>
        </table:table-row>
        <table:table-row table:style-name="ro4">
          <table:table-cell table:style-name="ce4"/>
          <table:table-cell table:style-name="ce26" office:value-type="string">
            <text:p>Maintenance et fourniture des consommables de la flotte des photocopieurs 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Mini 54 000 € HT </text:p>
            <text:p>Maxi 84 000 € HT</text:p>
          </table:table-cell>
          <table:table-cell table:style-name="ce59"/>
          <table:table-cell table:style-name="ce81" table:number-columns-repeated="1019"/>
        </table:table-row>
        <table:table-row table:style-name="ro4">
          <table:table-cell table:style-name="ce4" office:value-type="string">
            <text:p>RICOH</text:p>
            <text:p><text:s/>92143 </text:p>
            <text:p>LOT 1</text:p>
            <text:p/>
            <text:p/>
            <text:p/>
          </table:table-cell>
          <table:table-cell table:style-name="ce26"/>
          <table:table-cell table:style-name="ce25"/>
          <table:table-cell table:style-name="ce46" office:value-type="string">
            <text:p>Mini 15 000 € HT </text:p>
            <text:p>Maxi 27 000 € HT</text:p>
          </table:table-cell>
          <table:table-cell table:style-name="ce59" office:value-type="string">
            <text:p>3/7/09</text:p>
            <text:p/>
            <text:p/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/>
            <text:p>FAC SIMILE </text:p>
            <text:p>34935</text:p>
            <text:p>LOT 2</text:p>
            <text:p/>
            <text:p/>
          </table:table-cell>
          <table:table-cell table:style-name="ce26"/>
          <table:table-cell table:style-name="ce25"/>
          <table:table-cell table:style-name="ce46" office:value-type="string">
            <text:p>Mini 15 000 € HT </text:p>
            <text:p>Maxi 27 000 € HT</text:p>
          </table:table-cell>
          <table:table-cell table:style-name="ce59" office:value-type="string">
            <text:p/>
            <text:p>02/07/09</text:p>
            <text:p/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/>
            <text:p/>
            <text:p>BUREAUTIQUE CONSEIL 34000</text:p>
            <text:p>LOT 3</text:p>
            <text:p/>
          </table:table-cell>
          <table:table-cell table:style-name="ce26"/>
          <table:table-cell table:style-name="ce25"/>
          <table:table-cell table:style-name="ce46" office:value-type="string">
            <text:p>Mini 24 000 € HT </text:p>
            <text:p>Maxi 30 000 € HT</text:p>
          </table:table-cell>
          <table:table-cell table:style-name="ce59" office:value-type="string">
            <text:p/>
            <text:p>01/07/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NEXTIRAONE</text:p>
            <text:p>34135</text:p>
          </table:table-cell>
          <table:table-cell table:style-name="ce26" office:value-type="string">
            <text:p>Mise en place d'une solution de filtrage Internet</text:p>
          </table:table-cell>
          <table:table-cell table:style-name="ce25" office:value-type="string">
            <text:p>FOURNITURES</text:p>
          </table:table-cell>
          <table:table-cell table:style-name="ce46" office:value-type="string">
            <text:p>Mini 20 000 € HT </text:p>
            <text:p>Maxi 80 000 € HT</text:p>
          </table:table-cell>
          <table:table-cell table:style-name="ce59" office:value-type="date" office:date-value="2009-06-05">
            <text:p>05/06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NEXTIRAONE</text:p>
            <text:p>34135</text:p>
          </table:table-cell>
          <table:table-cell table:style-name="ce26" office:value-type="string">
            <text:p>Maintenance des équipements réseau Pégase 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Mini 22 000 € HT </text:p>
            <text:p>Maxi 88 000 € HT</text:p>
          </table:table-cell>
          <table:table-cell table:style-name="ce59" office:value-type="date" office:date-value="2009-05-15">
            <text:p>15/05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SRCI</text:p>
            <text:p>28320</text:p>
          </table:table-cell>
          <table:table-cell table:style-name="ce26" office:value-type="string">
            <text:p>Mise en œuvre et maintenance d'un dispositif sécurisé de télétransmission entre la Ville de Montpellier et les administrations</text:p>
          </table:table-cell>
          <table:table-cell table:style-name="ce25" office:value-type="string">
            <text:p>FOURNITURES</text:p>
          </table:table-cell>
          <table:table-cell table:style-name="ce46" office:value-type="string">
            <text:p>Mini 3 700 € HT </text:p>
            <text:p>Maxi 84 800 € HT</text:p>
          </table:table-cell>
          <table:table-cell table:style-name="ce59" office:value-type="date" office:date-value="2009-06-19">
            <text:p>19/06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RDI</text:p>
            <text:p>30907</text:p>
          </table:table-cell>
          <table:table-cell table:style-name="ce26" office:value-type="string">
            <text:p>Acquisition d'un logiciel de gestion d'impression</text:p>
          </table:table-cell>
          <table:table-cell table:style-name="ce25" office:value-type="string">
            <text:p>FOURNITURES</text:p>
          </table:table-cell>
          <table:table-cell table:style-name="ce46" office:value-type="string">
            <text:p>Mini 20 000 € HT </text:p>
            <text:p>Maxi 80 000 € HT</text:p>
          </table:table-cell>
          <table:table-cell table:style-name="ce59" office:value-type="date" office:date-value="2009-09-07">
            <text:p>07/09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ECS</text:p>
            <text:p>92751</text:p>
          </table:table-cell>
          <table:table-cell table:style-name="ce26" office:value-type="string">
            <text:p>Maintenance des serveurs et des baies de stockage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Mini 15 000 € HT </text:p>
            <text:p>Maxi 85 000 € HT</text:p>
          </table:table-cell>
          <table:table-cell table:style-name="ce59" office:value-type="date" office:date-value="2009-12-10">
            <text:p>10/12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ANIMO CONCEPT 30220 SAINT LAURENT D'AIGOUZE</text:p>
          </table:table-cell>
          <table:table-cell table:style-name="ce32" office:value-type="string">
            <text:p>Achat de sachets pour la propreté canine</text:p>
          </table:table-cell>
          <table:table-cell table:style-name="ce32" office:value-type="string">
            <text:p>Fourniture</text:p>
          </table:table-cell>
          <table:table-cell table:style-name="ce52" office:value-type="string">
            <text:p>10 000 - 50 000</text:p>
          </table:table-cell>
          <table:table-cell table:style-name="ce70" office:value-type="date" office:date-value="2009-01-13">
            <text:p>13/01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LA ROBINETTERIE INDUSTRIELLE 93107 MONTREUIL</text:p>
          </table:table-cell>
          <table:table-cell table:style-name="ce32" office:value-type="string">
            <text:p>Achat de matériel de chauffage et pièces détachées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0 000 - 89 000</text:p>
          </table:table-cell>
          <table:table-cell table:style-name="ce70" office:value-type="date" office:date-value="2009-02-02">
            <text:p>02/02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BAURES 34009 MONTPELLIER</text:p>
          </table:table-cell>
          <table:table-cell table:style-name="ce32" office:value-type="string">
            <text:p>Achat d'équipement de protection individuelle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45 000 - 89 900</text:p>
          </table:table-cell>
          <table:table-cell table:style-name="ce70" office:value-type="date" office:date-value="2009-02-18">
            <text:p>18/02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SINEU GRAFF 67230 KOGENHEIM (lot 1)</text:p>
            <text:p>AREA 31240 L'UNION (lot 2)</text:p>
          </table:table-cell>
          <table:table-cell table:style-name="ce32" office:value-type="string">
            <text:p>Achat de bancs publics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5 000 - 89 900</text:p>
            <text:p>20 000 - 65 000 (lot 1)</text:p>
            <text:p>5 000 - 24 900 (lot 2)</text:p>
          </table:table-cell>
          <table:table-cell table:style-name="ce70" office:value-type="date" office:date-value="2009-03-13">
            <text:p>13/03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ESCASSUT 34000 MONTPELLIER</text:p>
          </table:table-cell>
          <table:table-cell table:style-name="ce32" office:value-type="string">
            <text:p>Achat de vêtements de ville, réceptions et chaussures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10 000 - 89 900</text:p>
          </table:table-cell>
          <table:table-cell table:style-name="ce70" office:value-type="date" office:date-value="2009-03-13">
            <text:p>13/03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CHARVET SAS 42390 VILLARS</text:p>
            <text:p>DYNEFF SA 11201 LEZIGNAN CORBIERES</text:p>
            <text:p>RAMOND et CIE 34700 LODEVE</text:p>
          </table:table-cell>
          <table:table-cell table:style-name="ce32" office:value-type="string">
            <text:p>Attribution d'un accord cadre pour l'achat de fioul domestique </text:p>
          </table:table-cell>
          <table:table-cell table:style-name="ce42" office:value-type="string">
            <text:p>Fourniture</text:p>
          </table:table-cell>
          <table:table-cell table:style-name="ce52" office:value-type="float" office:value="89000">
            <text:p>89 000,00</text:p>
          </table:table-cell>
          <table:table-cell table:style-name="ce70" office:value-type="date" office:date-value="2009-03-13">
            <text:p>13/03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CAMPA PROMOCASH 34070 MONTPELLIER</text:p>
          </table:table-cell>
          <table:table-cell table:style-name="ce32" office:value-type="string">
            <text:p>Achat d'alimentation générale frais et surgelé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30 000 - 89 900</text:p>
          </table:table-cell>
          <table:table-cell table:style-name="ce70" office:value-type="date" office:date-value="2009-04-01">
            <text:p>01/04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BCPE LA NORME 34130 MAUGUIO</text:p>
          </table:table-cell>
          <table:table-cell table:style-name="ce32" office:value-type="string">
            <text:p>Achat matériel de nettoyage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2 000 - 89 900 </text:p>
          </table:table-cell>
          <table:table-cell table:style-name="ce70" office:value-type="date" office:date-value="2009-04-01">
            <text:p>01/04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DARTY PRO 13011 MARSEILLE (lot 1)</text:p>
            <text:p>SHOP PHOTO 34000 MONTPELLIER (lot 2)</text:p>
          </table:table-cell>
          <table:table-cell table:style-name="ce32" office:value-type="string">
            <text:p>Achat de matériel TV HI FI Vidéo matériel photo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5 000 - 89 900</text:p>
            <text:p>20 000 - 69 900 (lot 1)</text:p>
            <text:p>5 000 - 20 000 (lot 2) </text:p>
          </table:table-cell>
          <table:table-cell table:style-name="ce70" office:value-type="date" office:date-value="2009-04-01">
            <text:p>01/04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Editions PTC 76003 ROUEN</text:p>
          </table:table-cell>
          <table:table-cell table:style-name="ce32" office:value-type="string">
            <text:p>Achat de livres "Il était une fois Montpellier"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0 000 - 80 000</text:p>
          </table:table-cell>
          <table:table-cell table:style-name="ce70" office:value-type="date" office:date-value="2009-04-02">
            <text:p>02/04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DACTYL BURO 34170 CASTELNAU LE LEZ</text:p>
          </table:table-cell>
          <table:table-cell table:style-name="ce32" office:value-type="string">
            <text:p>Achat de matériel de bureau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10 000 - 85 000</text:p>
          </table:table-cell>
          <table:table-cell table:style-name="ce70" office:value-type="date" office:date-value="2009-04-02">
            <text:p>02/04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GEA DELBAG 77450 MONTRY</text:p>
          </table:table-cell>
          <table:table-cell table:style-name="ce32" office:value-type="string">
            <text:p>Achat de filtres pour centrales de traitement de l'air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0 000 - 89 000</text:p>
          </table:table-cell>
          <table:table-cell table:style-name="ce70" office:value-type="date" office:date-value="2009-04-02">
            <text:p>02/04/2009</text:p>
          </table:table-cell>
          <table:table-cell table:style-name="ce81" table:number-columns-repeated="1019"/>
        </table:table-row>
        <table:table-row table:style-name="ro6">
          <table:table-cell table:style-name="ce9" office:value-type="string">
            <text:p>SANTAMARIA 34630 SAINT THIBERY (lot 1)</text:p>
            <text:p>GALLOY 34961 MONTPELLIER (lot 2)</text:p>
            <text:p>GINOUVES 83130 LA GARDE (lot 3)</text:p>
            <text:p>DUCHENNE 34070 MONTPELLIER (lot 4)</text:p>
          </table:table-cell>
          <table:table-cell table:style-name="ce32" office:value-type="string">
            <text:p>Achat de petit matériel agricole thermique, lubrifiants bio et mélange 2T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8 000 - 80 000</text:p>
            <text:p>15 000 - 40 000 (lot 1)</text:p>
            <text:p>10 000 - 30 000 (lot 2)</text:p>
            <text:p>1 500 - 5 000 (lot 3) </text:p>
            <text:p>1 500 - 5 000 (lot 4)</text:p>
          </table:table-cell>
          <table:table-cell table:style-name="ce70" office:value-type="date" office:date-value="2009-04-02">
            <text:p>02/04/2009</text:p>
          </table:table-cell>
          <table:table-cell table:style-name="ce81" table:number-columns-repeated="1019"/>
        </table:table-row>
        <table:table-row table:style-name="ro7">
          <table:table-cell table:style-name="ce9" office:value-type="string">
            <text:p>ANTALIS SNC OFFICE 33612 CESTAS</text:p>
            <text:p>PAPYRUS France 93 503 PANTIN</text:p>
            <text:p>XEROX DOCUMENT SUPPLIES 95932 ROISSY</text:p>
          </table:table-cell>
          <table:table-cell table:style-name="ce32" office:value-type="string">
            <text:p>Attribution d'un accord cadre pour l'achat de papier photocopie pour la Ville de Montpellier </text:p>
          </table:table-cell>
          <table:table-cell table:style-name="ce42" office:value-type="string">
            <text:p>Fourniture</text:p>
          </table:table-cell>
          <table:table-cell table:style-name="ce52" office:value-type="float" office:value="89900">
            <text:p>89 900,00</text:p>
          </table:table-cell>
          <table:table-cell table:style-name="ce70" office:value-type="date" office:date-value="2009-04-02">
            <text:p>02/04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PAPYRUS France <text:s/>93503 PANTIN</text:p>
          </table:table-cell>
          <table:table-cell table:style-name="ce32" office:value-type="string">
            <text:p>Achat de papier photocopie accord cadre</text:p>
          </table:table-cell>
          <table:table-cell table:style-name="ce32" office:value-type="string">
            <text:p>Fourniture</text:p>
          </table:table-cell>
          <table:table-cell table:style-name="ce52" office:value-type="float" office:value="18124">
            <text:p>18 124,00</text:p>
          </table:table-cell>
          <table:table-cell table:style-name="ce71" office:value-type="date" office:date-value="2009-05-08">
            <text:p>08/05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PAPYRUS France <text:s/>93503 PANTIN</text:p>
          </table:table-cell>
          <table:table-cell table:style-name="ce32" office:value-type="string">
            <text:p>Achat de papier photocopie accord cadre</text:p>
          </table:table-cell>
          <table:table-cell table:style-name="ce32" office:value-type="string">
            <text:p>Fourniture</text:p>
          </table:table-cell>
          <table:table-cell table:style-name="ce52" office:value-type="float" office:value="18124">
            <text:p>18 124,00</text:p>
          </table:table-cell>
          <table:table-cell table:style-name="ce71" office:value-type="date" office:date-value="2009-05-28">
            <text:p>28/05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XEROX DOCUMENT SUPPLIES 95932 ROISSY</text:p>
          </table:table-cell>
          <table:table-cell table:style-name="ce32" office:value-type="string">
            <text:p>Achat de papier photocopie accord cadre</text:p>
          </table:table-cell>
          <table:table-cell table:style-name="ce32" office:value-type="string">
            <text:p>Fourniture</text:p>
          </table:table-cell>
          <table:table-cell table:style-name="ce52" office:value-type="float" office:value="17756">
            <text:p>17 756,00</text:p>
          </table:table-cell>
          <table:table-cell table:style-name="ce71" office:value-type="date" office:date-value="2009-09-03">
            <text:p>03/09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PAPYRUS France <text:s/>93503 PANTIN</text:p>
          </table:table-cell>
          <table:table-cell table:style-name="ce32" office:value-type="string">
            <text:p>Achat de papier photocopie accord cadre</text:p>
          </table:table-cell>
          <table:table-cell table:style-name="ce32" office:value-type="string">
            <text:p>Fourniture</text:p>
          </table:table-cell>
          <table:table-cell table:style-name="ce52" office:value-type="float" office:value="16928">
            <text:p>16 928,00</text:p>
          </table:table-cell>
          <table:table-cell table:style-name="ce71" office:value-type="date" office:date-value="2009-12-01">
            <text:p>01/12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MABEO INDUSTRIES 34434 SAINT JEAN DE VEDAS</text:p>
          </table:table-cell>
          <table:table-cell table:style-name="ce32" office:value-type="string">
            <text:p>Achat de vêtements de protection contre les risques électriques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15 000 - 80 000</text:p>
          </table:table-cell>
          <table:table-cell table:style-name="ce70" office:value-type="date" office:date-value="2009-04-02">
            <text:p>02/04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CASAL SPORT 34970 LATTES</text:p>
          </table:table-cell>
          <table:table-cell table:style-name="ce32" office:value-type="string">
            <text:p>Achat de matériel de sport et spychomotricité pour les écoles maternelles et élémentaires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0 000 - 89 900</text:p>
          </table:table-cell>
          <table:table-cell table:style-name="ce70" office:value-type="date" office:date-value="2009-04-20">
            <text:p>20/04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GALLOY 34961 MONTPELLIER (lot 1 et 2)</text:p>
          </table:table-cell>
          <table:table-cell table:style-name="ce32" office:value-type="string">
            <text:p>Achat de pièces détachées de rechange, produits et accessoires par marque pour l'entretien du petit matériel agricole de la ville de Montpellier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30 000 - 80 000</text:p>
            <text:p>25 000 - 75 000</text:p>
            <text:p>5 000 - 15 000</text:p>
          </table:table-cell>
          <table:table-cell table:style-name="ce70" office:value-type="date" office:date-value="2009-06-08">
            <text:p>08/06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MACAP PAVOISEMENT 83390CUERS</text:p>
          </table:table-cell>
          <table:table-cell table:style-name="ce32" office:value-type="string">
            <text:p>Achat de pavoisement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0 000 - 89 900</text:p>
          </table:table-cell>
          <table:table-cell table:style-name="ce70" office:value-type="date" office:date-value="2009-06-08">
            <text:p>08/06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GNvert 93194 NOISY LE GRAND</text:p>
          </table:table-cell>
          <table:table-cell table:style-name="ce32" office:value-type="string">
            <text:p>Approvisionnement en gaz naturel véhicule (GNV) en station service haute pression</text:p>
          </table:table-cell>
          <table:table-cell table:style-name="ce42" office:value-type="string">
            <text:p>Fourniture</text:p>
          </table:table-cell>
          <table:table-cell table:style-name="ce52" office:value-type="float" office:value="89900">
            <text:p>89 900,00</text:p>
          </table:table-cell>
          <table:table-cell table:style-name="ce70" office:value-type="date" office:date-value="2009-06-18">
            <text:p>18/06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EFTG 42602 MONTBRISON</text:p>
          </table:table-cell>
          <table:table-cell table:style-name="ce32" office:value-type="string">
            <text:p>Achat de tampons bois et mécaniques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10 000 - 60 000 </text:p>
          </table:table-cell>
          <table:table-cell table:style-name="ce70" office:value-type="date" office:date-value="2009-06-18">
            <text:p>18/06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RESCASET 38147 RIVES</text:p>
          </table:table-cell>
          <table:table-cell table:style-name="ce32" office:value-type="string">
            <text:p>Achat d'une machine de scellage automatique pour production de 8500 repas par jour</text:p>
          </table:table-cell>
          <table:table-cell table:style-name="ce42" office:value-type="string">
            <text:p>Fourniture</text:p>
          </table:table-cell>
          <table:table-cell table:style-name="ce52" office:value-type="float" office:value="75181.34">
            <text:p>75 181,34</text:p>
          </table:table-cell>
          <table:table-cell table:style-name="ce70" office:value-type="date" office:date-value="2009-06-29">
            <text:p>29/06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TEXEN 34741 VENDARGUES</text:p>
          </table:table-cell>
          <table:table-cell table:style-name="ce32" office:value-type="string">
            <text:p>Achat de matériel professionnel sonorisation, audiovisuel, projection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0 000 - 89 900</text:p>
          </table:table-cell>
          <table:table-cell table:style-name="ce70" office:value-type="date" office:date-value="2009-07-09">
            <text:p>09/07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A.B.S/JEX 34000 MONTPELLIER</text:p>
          </table:table-cell>
          <table:table-cell table:style-name="ce32" office:value-type="string">
            <text:p>Achat de boissons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0 000 - 89 900</text:p>
          </table:table-cell>
          <table:table-cell table:style-name="ce70" office:value-type="date" office:date-value="2009-07-31">
            <text:p>31/07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PARAGON TRANSACTION 69300 CALUIRE</text:p>
          </table:table-cell>
          <table:table-cell table:style-name="ce32" office:value-type="string">
            <text:p>Achat de procès verbaus de contravention (avis-carte de paiement)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20 000 - 89 900</text:p>
          </table:table-cell>
          <table:table-cell table:style-name="ce70" office:value-type="date" office:date-value="2009-09-10">
            <text:p>10/09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CASAL SPORT 34970 LATTES</text:p>
          </table:table-cell>
          <table:table-cell table:style-name="ce32" office:value-type="string">
            <text:p>Achat de matériel se sport pour activités en salle et extérieur</text:p>
          </table:table-cell>
          <table:table-cell table:style-name="ce42" office:value-type="string">
            <text:p>Fourniture</text:p>
          </table:table-cell>
          <table:table-cell table:style-name="ce52" office:value-type="string">
            <text:p>30 000 - 89 900</text:p>
          </table:table-cell>
          <table:table-cell table:style-name="ce70" office:value-type="date" office:date-value="2009-10-12">
            <text:p>12/10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BOURDAIS LANGUEDOC 30000 NIMES (lot 1)</text:p>
            <text:p>SANTAMARIA 34630 SAINT THIBERY (lot 2)</text:p>
            <text:p>AGRISUD 34290 SERVIAN (lot 3)</text:p>
            <text:p>BELLEVRET 39160 BALANOD (lot 4)</text:p>
            <text:p>BELLEVRET 39160 BALANOD (lot 5)</text:p>
          </table:table-cell>
          <table:table-cell table:style-name="ce32" office:value-type="string">
            <text:p>Achat d'un tracteur porte outil, d'un broyeur d'accotement, d'une remorque agricole, de 2 bennes poly-services et d'un plateau ridelles pour le service des espaces verts</text:p>
          </table:table-cell>
          <table:table-cell table:style-name="ce32" office:value-type="string">
            <text:p>Fournitures</text:p>
          </table:table-cell>
          <table:table-cell table:style-name="ce52" office:value-type="string">
            <text:p>32 000</text:p>
            <text:p>5 900</text:p>
            <text:p>3 100</text:p>
            <text:p>4 778</text:p>
            <text:p>4 889</text:p>
          </table:table-cell>
          <table:table-cell table:style-name="ce71" office:value-type="date" office:date-value="2009-11-24">
            <text:p>24/11/2009</text:p>
          </table:table-cell>
          <table:table-cell table:style-name="ce81" table:number-columns-repeated="1019"/>
        </table:table-row>
        <table:table-row table:style-name="ro4">
          <table:table-cell table:style-name="ce9" office:value-type="string">
            <text:p>INDAL 54670 CUSTINES (lot 1)</text:p>
            <text:p>RAGNI 06110 LA GAUDE (lot 2)</text:p>
          </table:table-cell>
          <table:table-cell table:style-name="ce32" office:value-type="string">
            <text:p>Achat de lanternes de type "Peyrou et Vence"</text:p>
          </table:table-cell>
          <table:table-cell table:style-name="ce42" office:value-type="string">
            <text:p>Fournitures</text:p>
          </table:table-cell>
          <table:table-cell table:style-name="ce52" office:value-type="string">
            <text:p>40 270</text:p>
            <text:p>28 582</text:p>
          </table:table-cell>
          <table:table-cell table:style-name="ce70" office:value-type="date" office:date-value="2009-11-24">
            <text:p>24/11/2009</text:p>
          </table:table-cell>
          <table:table-cell table:style-name="ce81" table:number-columns-repeated="1019"/>
        </table:table-row>
        <table:table-row table:style-name="ro4">
          <table:table-cell table:style-name="ce11" office:value-type="string">
            <text:p>SOBECA 34420 VILLENEUVE LES BEZIERS</text:p>
          </table:table-cell>
          <table:table-cell table:style-name="ce30" office:value-type="string">
            <text:p>VOIES DE DESSERTE DES ILOTS D'INTERVENTIONS PRIORITAIRES</text:p>
          </table:table-cell>
          <table:table-cell table:style-name="ce30" office:value-type="string">
            <text:p>travaux</text:p>
          </table:table-cell>
          <table:table-cell table:style-name="ce48" office:value-type="float" office:value="84949">
            <text:p>84 949,00</text:p>
          </table:table-cell>
          <table:table-cell table:style-name="ce62" office:value-type="date" office:date-value="2009-01-05">
            <text:p>05/01/2009</text:p>
          </table:table-cell>
          <table:table-cell table:style-name="ce81" table:number-columns-repeated="1019"/>
        </table:table-row>
        <table:table-row table:style-name="ro4">
          <table:table-cell table:style-name="ce11" office:value-type="string">
            <text:p>INTER ATLAS 92140 CLAMART </text:p>
          </table:table-cell>
          <table:table-cell table:style-name="ce27" office:value-type="string">
            <text:p>THERMOGRAPHIE AERIENNE INFRAROUGE DE LA VILLE DE MONTPELLIER ET DE SON AGGLOMERATION</text:p>
          </table:table-cell>
          <table:table-cell table:style-name="ce30" office:value-type="string">
            <text:p>SERVICES</text:p>
          </table:table-cell>
          <table:table-cell table:style-name="ce48" office:value-type="float" office:value="85000">
            <text:p>85 000,00</text:p>
          </table:table-cell>
          <table:table-cell table:style-name="ce62" office:value-type="date" office:date-value="2009-01-12">
            <text:p>12/01/2009</text:p>
          </table:table-cell>
          <table:table-cell table:style-name="ce81" table:number-columns-repeated="1019"/>
        </table:table-row>
        <table:table-row table:style-name="ro4">
          <table:table-cell table:style-name="ce11"/>
          <table:table-cell table:style-name="ce27" office:value-type="string">
            <text:p>RESTAURANT SCOLAIRE : JEAN MERMOZ REHABILITATION</text:p>
          </table:table-cell>
          <table:table-cell table:style-name="ce30" office:value-type="string">
            <text:p>travaux</text:p>
          </table:table-cell>
          <table:table-cell table:style-name="ce48" office:value-type="float" office:value="82423.74">
            <text:p>82 423,74</text:p>
          </table:table-cell>
          <table:table-cell table:style-name="ce62" office:value-type="date" office:date-value="2009-04-03">
            <text:p>03/04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AZUARA 34690 FABREGUES - lot 1 gros œuvre</text:p>
          </table:table-cell>
          <table:table-cell table:style-name="ce27"/>
          <table:table-cell table:style-name="ce30"/>
          <table:table-cell table:style-name="ce48" office:value-type="float" office:value="26071.74">
            <text:p>26 071,74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OLIVIER REALISATIONS 34170 CASTELNAU LE LEZ - lot 2 : menuiserie alu</text:p>
          </table:table-cell>
          <table:table-cell table:style-name="ce27"/>
          <table:table-cell table:style-name="ce30"/>
          <table:table-cell table:style-name="ce48" office:value-type="float" office:value="30312">
            <text:p>30 312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DEHAIL 34380 ST MARTIN DE LONDRES - lot 3 : électricité</text:p>
          </table:table-cell>
          <table:table-cell table:style-name="ce27"/>
          <table:table-cell table:style-name="ce30"/>
          <table:table-cell table:style-name="ce48" office:value-type="float" office:value="26040">
            <text:p>26 04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SPORT ENVIRONNEMENT 34070 MONTPELLIER</text:p>
          </table:table-cell>
          <table:table-cell table:style-name="ce27" office:value-type="string">
            <text:p>TRAVAUX DE REAMENAGEMENT DE COURS D'ECOLES, ECOLES ELEMENTAIRE BALARD, ECOLES MATERNELLES PAPE CARPANTIER, AVERROES, PREVERT</text:p>
          </table:table-cell>
          <table:table-cell table:style-name="ce30" office:value-type="string">
            <text:p>travaux</text:p>
          </table:table-cell>
          <table:table-cell table:style-name="ce48" office:value-type="float" office:value="80428.5">
            <text:p>80 428,50</text:p>
          </table:table-cell>
          <table:table-cell table:style-name="ce62" office:value-type="date" office:date-value="2009-04-28">
            <text:p>28/04/2009</text:p>
          </table:table-cell>
          <table:table-cell table:style-name="ce81" table:number-columns-repeated="1019"/>
        </table:table-row>
        <table:table-row table:style-name="ro4">
          <table:table-cell table:style-name="ce6"/>
          <table:table-cell table:style-name="ce27" office:value-type="string">
            <text:p>REFECTION OFFICES, RESTAURANT ECOLE ROOSEVELT</text:p>
          </table:table-cell>
          <table:table-cell table:style-name="ce30" office:value-type="string">
            <text:p>travaux</text:p>
          </table:table-cell>
          <table:table-cell table:style-name="ce48" office:value-type="float" office:value="89025.08">
            <text:p>89 025,08</text:p>
          </table:table-cell>
          <table:table-cell table:style-name="ce62" office:value-type="date" office:date-value="2009-09-15">
            <text:p>15/09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BEC 34130 MAUGUIO</text:p>
          </table:table-cell>
          <table:table-cell table:style-name="ce27"/>
          <table:table-cell table:style-name="ce30"/>
          <table:table-cell table:style-name="ce48" office:value-type="float" office:value="15875.51">
            <text:p>15 875,51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ALVAREZ 34130 MAUGUIO</text:p>
          </table:table-cell>
          <table:table-cell table:style-name="ce27"/>
          <table:table-cell table:style-name="ce30"/>
          <table:table-cell table:style-name="ce48" office:value-type="float" office:value="18969">
            <text:p>18 969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FPI 34150 ANIANE</text:p>
          </table:table-cell>
          <table:table-cell table:style-name="ce27"/>
          <table:table-cell table:style-name="ce30"/>
          <table:table-cell table:style-name="ce48" office:value-type="float" office:value="9646.2">
            <text:p>9 646,2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MULTITEC 34470 PEROLS</text:p>
          </table:table-cell>
          <table:table-cell table:style-name="ce27"/>
          <table:table-cell table:style-name="ce30"/>
          <table:table-cell table:style-name="ce48" office:value-type="float" office:value="3872.62">
            <text:p>3 872,62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CHICHE 34070 MONTPELLIER</text:p>
          </table:table-cell>
          <table:table-cell table:style-name="ce27"/>
          <table:table-cell table:style-name="ce30"/>
          <table:table-cell table:style-name="ce48" office:value-type="float" office:value="19134.75">
            <text:p>19 134,75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CHICHE 34070 MONTPELLIER</text:p>
          </table:table-cell>
          <table:table-cell table:style-name="ce27"/>
          <table:table-cell table:style-name="ce30"/>
          <table:table-cell table:style-name="ce48" office:value-type="float" office:value="9820">
            <text:p>9 82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JLC PEINTURE 34070 MONTPELLIER</text:p>
          </table:table-cell>
          <table:table-cell table:style-name="ce27"/>
          <table:table-cell table:style-name="ce30"/>
          <table:table-cell table:style-name="ce48" office:value-type="float" office:value="11707">
            <text:p>11 707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ETI 34742 VENDARGUES</text:p>
          </table:table-cell>
          <table:table-cell table:style-name="ce27" office:value-type="string">
            <text:p>REFECTION MEMBRANE TOITURE ECOLE LOUISVILLE</text:p>
          </table:table-cell>
          <table:table-cell table:style-name="ce30" office:value-type="string">
            <text:p>TRAVAUX</text:p>
          </table:table-cell>
          <table:table-cell table:style-name="ce48" office:value-type="float" office:value="59665.64">
            <text:p>59 665,64</text:p>
          </table:table-cell>
          <table:table-cell table:style-name="ce62" office:value-type="date" office:date-value="2009-09-16">
            <text:p>16/09/2009</text:p>
          </table:table-cell>
          <table:table-cell table:style-name="ce81" table:number-columns-repeated="1019"/>
        </table:table-row>
        <table:table-row table:style-name="ro4">
          <table:table-cell table:style-name="ce6"/>
          <table:table-cell table:style-name="ce27" office:value-type="string">
            <text:p>TRAVAUX EMBELLISSEMENT LOCAUX SCOLAIRES DIVERSES ECOLES MOSSON</text:p>
          </table:table-cell>
          <table:table-cell table:style-name="ce30" office:value-type="string">
            <text:p>travaux</text:p>
          </table:table-cell>
          <table:table-cell table:style-name="ce48" office:value-type="float" office:value="84153.07">
            <text:p>84 153,07</text:p>
          </table:table-cell>
          <table:table-cell table:style-name="ce62" office:value-type="date" office:date-value="2009-09-18">
            <text:p>18/09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TOLEDO 34690 FABREGUES</text:p>
          </table:table-cell>
          <table:table-cell table:style-name="ce27"/>
          <table:table-cell table:style-name="ce30"/>
          <table:table-cell table:style-name="ce48" office:value-type="float" office:value="39539.17">
            <text:p>39 539,17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JLC PEINTURE 34070 MONTPELLIER</text:p>
          </table:table-cell>
          <table:table-cell table:style-name="ce27"/>
          <table:table-cell table:style-name="ce30"/>
          <table:table-cell table:style-name="ce48" office:value-type="float" office:value="44613.9">
            <text:p>44 613,9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ASTEN 34920 LE CRES</text:p>
          </table:table-cell>
          <table:table-cell table:style-name="ce27" office:value-type="string">
            <text:p>ECOLE MATERNELLE VASCO DE GAMA REFECTION TOITURE</text:p>
          </table:table-cell>
          <table:table-cell table:style-name="ce30" office:value-type="string">
            <text:p>TRAVAUX</text:p>
          </table:table-cell>
          <table:table-cell table:style-name="ce48" office:value-type="float" office:value="70226">
            <text:p>70 226,00</text:p>
          </table:table-cell>
          <table:table-cell table:style-name="ce62" office:value-type="date" office:date-value="2009-09-16">
            <text:p>16/09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TOLEDO 34690 FABREGUES - lot 1 : rénovation section grands et lot 2 : mise en œuvre de sol souple et peinture </text:p>
          </table:table-cell>
          <table:table-cell table:style-name="ce27" office:value-type="string">
            <text:p>ETS SCOLAIRES ET PETITE ENFANCE </text:p>
          </table:table-cell>
          <table:table-cell table:style-name="ce30" office:value-type="string">
            <text:p>TRAVAUX</text:p>
          </table:table-cell>
          <table:table-cell table:style-name="ce48" office:value-type="float" office:value="86043.84">
            <text:p>86 043,84</text:p>
          </table:table-cell>
          <table:table-cell table:style-name="ce62" office:value-type="date" office:date-value="2009-09-16">
            <text:p>16/09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RED CONCEPT 34080 MONTPELLIER</text:p>
          </table:table-cell>
          <table:table-cell table:style-name="ce27" office:value-type="string">
            <text:p>CONSTRUCTION ECOLE ELEMENTAIRE A, MALRAUX RELANCE LOT 8 : REVETEMENTS DURS SOLS ET MURS</text:p>
          </table:table-cell>
          <table:table-cell table:style-name="ce30" office:value-type="string">
            <text:p>TRAVAUX</text:p>
          </table:table-cell>
          <table:table-cell table:style-name="ce48" office:value-type="float" office:value="85895.7">
            <text:p>85 895,70</text:p>
          </table:table-cell>
          <table:table-cell table:style-name="ce62" office:value-type="date" office:date-value="2009-07-23">
            <text:p>23/07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MULTITEC 34470 PEROLS</text:p>
          </table:table-cell>
          <table:table-cell table:style-name="ce27" office:value-type="string">
            <text:p>ETS SCOLAIRES DE MONTPELLIER OPERATION DE FOURNITURE ET POSE DE BRASSEURS D'AIR</text:p>
          </table:table-cell>
          <table:table-cell table:style-name="ce30" office:value-type="string">
            <text:p>TRAVAUX</text:p>
          </table:table-cell>
          <table:table-cell table:style-name="ce48" office:value-type="float" office:value="78538">
            <text:p>78 538,00</text:p>
          </table:table-cell>
          <table:table-cell table:style-name="ce62" office:value-type="date" office:date-value="2009-02-02">
            <text:p>02/02/2009</text:p>
          </table:table-cell>
          <table:table-cell table:style-name="ce81" table:number-columns-repeated="1019"/>
        </table:table-row>
        <table:table-row table:style-name="ro4">
          <table:table-cell table:style-name="ce6"/>
          <table:table-cell table:style-name="ce27" office:value-type="string">
            <text:p>ECOLE SPINOZA LOCATION DE CELLULES PREFABRIQUEES POUR LE RESTAURANT SCOLAIRE</text:p>
          </table:table-cell>
          <table:table-cell table:style-name="ce30"/>
          <table:table-cell table:style-name="ce48" office:value-type="float" office:value="63090.19">
            <text:p>63 090,19</text:p>
          </table:table-cell>
          <table:table-cell table:style-name="ce62" office:value-type="date" office:date-value="2009-01-15">
            <text:p>15/01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AZUARA 34690 FABREGUES - lot 1 </text:p>
          </table:table-cell>
          <table:table-cell table:style-name="ce27"/>
          <table:table-cell table:style-name="ce30"/>
          <table:table-cell table:style-name="ce48" office:value-type="float" office:value="119113.5">
            <text:p>119 113,5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HEXIS 34110 FRONTIGNAN</text:p>
          </table:table-cell>
          <table:table-cell table:style-name="ce27"/>
          <table:table-cell table:style-name="ce30"/>
          <table:table-cell table:style-name="ce48" office:value-type="float" office:value="15614.69">
            <text:p>15 614,69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DEHAIL 34380 ST MARTIN DE LONDRES - </text:p>
          </table:table-cell>
          <table:table-cell table:style-name="ce27"/>
          <table:table-cell table:style-name="ce30"/>
          <table:table-cell table:style-name="ce48" office:value-type="float" office:value="11435">
            <text:p>11 435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CHICHE 34070 MONTPELLIER</text:p>
          </table:table-cell>
          <table:table-cell table:style-name="ce27"/>
          <table:table-cell table:style-name="ce30"/>
          <table:table-cell table:style-name="ce48" office:value-type="float" office:value="7997">
            <text:p>7 997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VIP PLUS 34960 MONTPELLIER</text:p>
          </table:table-cell>
          <table:table-cell table:style-name="ce27"/>
          <table:table-cell table:style-name="ce30"/>
          <table:table-cell table:style-name="ce48" office:value-type="float" office:value="7480">
            <text:p>7 48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VIP PLUS 34960 MONTPELLIER</text:p>
          </table:table-cell>
          <table:table-cell table:style-name="ce27"/>
          <table:table-cell table:style-name="ce30"/>
          <table:table-cell table:style-name="ce48" office:value-type="float" office:value="1450">
            <text:p>1 45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HOROQUARTZ 85205</text:p>
          </table:table-cell>
          <table:table-cell table:style-name="ce27" office:value-type="string">
            <text:p>EVOLUTION DE L'APPLICATION INFORMATIQUE DE LA GESTION DU TEMPS</text:p>
          </table:table-cell>
          <table:table-cell table:style-name="ce30" office:value-type="string">
            <text:p>s</text:p>
          </table:table-cell>
          <table:table-cell table:style-name="ce48" office:value-type="string">
            <text:p>20 000 € ht - 80 000 € HT maxi</text:p>
          </table:table-cell>
          <table:table-cell table:style-name="ce62" office:value-type="date" office:date-value="2009-10-23">
            <text:p>23/10/2009</text:p>
          </table:table-cell>
          <table:table-cell table:style-name="ce81" table:number-columns-repeated="1019"/>
        </table:table-row>
        <table:table-row table:style-name="ro4">
          <table:table-cell table:style-name="ce11"/>
          <table:table-cell table:style-name="ce30" table:number-columns-repeated="2"/>
          <table:table-cell table:style-name="ce48"/>
          <table:table-cell table:style-name="ce68"/>
          <table:table-cell table:style-name="ce81" table:number-columns-repeated="1019"/>
        </table:table-row>
        <table:table-row table:style-name="ro8">
          <table:table-cell table:style-name="ce14" office:value-type="string">
            <text:p>nom de l'attributaire + code postal </text:p>
          </table:table-cell>
          <table:table-cell table:style-name="ce35" office:value-type="string">
            <text:p>Objet du marché</text:p>
          </table:table-cell>
          <table:table-cell table:style-name="ce35" office:value-type="string">
            <text:p>type de marchés (fournitures ou services ou travaux)</text:p>
          </table:table-cell>
          <table:table-cell table:style-name="ce55" office:value-type="string">
            <text:p>montant du marché - tranche de 90 000 euros HT à 132 999,99 euros HT</text:p>
          </table:table-cell>
          <table:table-cell table:style-name="ce72" office:value-type="string">
            <text:p>Date de notification</text:p>
          </table:table-cell>
          <table:table-cell table:style-name="ce81" table:number-columns-repeated="1019"/>
        </table:table-row>
        <table:table-row table:style-name="ro4">
          <table:table-cell table:style-name="ce15" office:value-type="string">
            <text:p>MECALOUR GIE 34434 SAINT JEAN DE VEDAS</text:p>
          </table:table-cell>
          <table:table-cell table:style-name="ce26" office:value-type="string">
            <text:p>Achat d'un camion polybenne avec bras de relevage et grue</text:p>
          </table:table-cell>
          <table:table-cell table:style-name="ce36" office:value-type="string">
            <text:p>Fourniture</text:p>
          </table:table-cell>
          <table:table-cell table:style-name="ce46" office:value-type="string">
            <text:p>102 960</text:p>
          </table:table-cell>
          <table:table-cell table:style-name="ce61" office:value-type="date" office:date-value="2009-02-27">
            <text:p>27/02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EMSYS/CRONOS 34000 MONTPELLIER</text:p>
          </table:table-cell>
          <table:table-cell table:style-name="ce25" office:value-type="string">
            <text:p>MISION D'ASSISTANCE A MAITRISE D'OUVRAGE SYSTEMES TECHNIQUES ET COURANTS FAIBLES DU FHV</text:p>
          </table:table-cell>
          <table:table-cell table:style-name="ce25" office:value-type="string">
            <text:p>SERVICES</text:p>
          </table:table-cell>
          <table:table-cell table:style-name="ce46" office:value-type="float" office:value="127000">
            <text:p>127 000,00</text:p>
          </table:table-cell>
          <table:table-cell table:style-name="ce59" office:value-type="date" office:date-value="2009-07-27">
            <text:p>27/07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SA SPORTIVE PROFESSIONNELLE MONTPELLIER HERAULT SPORT CLUB 34967 MONTPELLIER CEDEX 2</text:p>
          </table:table-cell>
          <table:table-cell table:style-name="ce25" office:value-type="string">
            <text:p>CONTRAT PRESTATION DE SERVICE CLUBS DE HAUT NIVEAU - MHSC</text:p>
          </table:table-cell>
          <table:table-cell table:style-name="ce25" office:value-type="string">
            <text:p>SERVICES</text:p>
          </table:table-cell>
          <table:table-cell table:style-name="ce46" office:value-type="float" office:value="122008">
            <text:p>122 008,00</text:p>
          </table:table-cell>
          <table:table-cell table:style-name="ce59" office:value-type="date" office:date-value="2009-07-27">
            <text:p>27/07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SA A OBJET SPORTIF MONTPELLIER HERAULT RUGBY CLUB 34070 MONTPELLIER CEDEX</text:p>
          </table:table-cell>
          <table:table-cell table:style-name="ce25" office:value-type="string">
            <text:p>CONTRAT PRESTATION DE SERVICE CLUBS DE HAUT NIVEAU - MHRC</text:p>
          </table:table-cell>
          <table:table-cell table:style-name="ce25" office:value-type="string">
            <text:p>SERVICES</text:p>
          </table:table-cell>
          <table:table-cell table:style-name="ce46" office:value-type="float" office:value="142270">
            <text:p>142 270,00</text:p>
          </table:table-cell>
          <table:table-cell table:style-name="ce59" office:value-type="date" office:date-value="2009-07-27">
            <text:p>27/07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QUALICONSULT 34000 MONTPELLIER</text:p>
          </table:table-cell>
          <table:table-cell table:style-name="ce25" office:value-type="string">
            <text:p>missions de contrôle technique</text:p>
          </table:table-cell>
          <table:table-cell table:style-name="ce25" office:value-type="string">
            <text:p>travaux</text:p>
          </table:table-cell>
          <table:table-cell table:style-name="ce46" office:value-type="string">
            <text:p>22500 à 90 000 € HT</text:p>
          </table:table-cell>
          <table:table-cell table:style-name="ce59" office:value-type="date" office:date-value="2009-07-23">
            <text:p>23/07/2009</text:p>
          </table:table-cell>
          <table:table-cell table:style-name="ce81" table:number-columns-repeated="1019"/>
        </table:table-row>
        <table:table-row table:style-name="ro4">
          <table:table-cell table:style-name="ce4"/>
          <table:table-cell table:style-name="ce25" office:value-type="string">
            <text:p>AMENAGEMENT LOCAUX ANNEXES ECOLE GALILEE </text:p>
          </table:table-cell>
          <table:table-cell table:style-name="ce25" office:value-type="string">
            <text:p>travaux</text:p>
          </table:table-cell>
          <table:table-cell table:style-name="ce46" office:value-type="float" office:value="59358.66">
            <text:p>59 358,66</text:p>
          </table:table-cell>
          <table:table-cell table:style-name="ce59" office:value-type="date" office:date-value="2009-09-17">
            <text:p>17/09/2009</text:p>
          </table:table-cell>
          <table:table-cell table:style-name="ce81" table:number-columns-repeated="1019"/>
        </table:table-row>
        <table:table-row table:style-name="ro4">
          <table:table-cell table:style-name="ce4" office:value-type="string">
            <text:p>BEC 34680 ST GEORGES D'ORQUES</text:p>
          </table:table-cell>
          <table:table-cell table:style-name="ce25" table:number-columns-repeated="2"/>
          <table:table-cell table:style-name="ce46" office:value-type="float" office:value="5901.69">
            <text:p>5 901,69</text:p>
          </table:table-cell>
          <table:table-cell table:style-name="ce59"/>
          <table:table-cell table:style-name="ce81" table:number-columns-repeated="1019"/>
        </table:table-row>
        <table:table-row table:style-name="ro4">
          <table:table-cell table:style-name="ce4" office:value-type="string">
            <text:p>FPI 34150 ANIANE</text:p>
          </table:table-cell>
          <table:table-cell table:style-name="ce25" table:number-columns-repeated="2"/>
          <table:table-cell table:style-name="ce46" office:value-type="float" office:value="9038.4">
            <text:p>9 038,40</text:p>
          </table:table-cell>
          <table:table-cell table:style-name="ce59"/>
          <table:table-cell table:style-name="ce81" table:number-columns-repeated="1019"/>
        </table:table-row>
        <table:table-row table:style-name="ro4">
          <table:table-cell table:style-name="ce4" office:value-type="string">
            <text:p>ALVAREZ 34130 MAUGUIO</text:p>
          </table:table-cell>
          <table:table-cell table:style-name="ce25" table:number-columns-repeated="2"/>
          <table:table-cell table:style-name="ce46" office:value-type="float" office:value="3650">
            <text:p>3 650,00</text:p>
          </table:table-cell>
          <table:table-cell table:style-name="ce59"/>
          <table:table-cell table:style-name="ce81" table:number-columns-repeated="1019"/>
        </table:table-row>
        <table:table-row table:style-name="ro4">
          <table:table-cell table:style-name="ce4" office:value-type="string">
            <text:p>VIP PLUS 34960 MONTPELLIER</text:p>
          </table:table-cell>
          <table:table-cell table:style-name="ce25" table:number-columns-repeated="2"/>
          <table:table-cell table:style-name="ce46" office:value-type="float" office:value="7994">
            <text:p>7 994,00</text:p>
          </table:table-cell>
          <table:table-cell table:style-name="ce59"/>
          <table:table-cell table:style-name="ce81" table:number-columns-repeated="1019"/>
        </table:table-row>
        <table:table-row table:style-name="ro4">
          <table:table-cell table:style-name="ce4" office:value-type="string">
            <text:p>MULTITEC 34470 PEROLS</text:p>
          </table:table-cell>
          <table:table-cell table:style-name="ce25" table:number-columns-repeated="2"/>
          <table:table-cell table:style-name="ce46" office:value-type="float" office:value="7294.26">
            <text:p>7 294,26</text:p>
          </table:table-cell>
          <table:table-cell table:style-name="ce59"/>
          <table:table-cell table:style-name="ce81" table:number-columns-repeated="1019"/>
        </table:table-row>
        <table:table-row table:style-name="ro4">
          <table:table-cell table:style-name="ce4" office:value-type="string">
            <text:p>CHICHE 34070 MONTPELLIER</text:p>
          </table:table-cell>
          <table:table-cell table:style-name="ce25" table:number-columns-repeated="2"/>
          <table:table-cell table:style-name="ce46" office:value-type="float" office:value="15950">
            <text:p>15 950,00</text:p>
          </table:table-cell>
          <table:table-cell table:style-name="ce59"/>
          <table:table-cell table:style-name="ce81" table:number-columns-repeated="1019"/>
        </table:table-row>
        <table:table-row table:style-name="ro4">
          <table:table-cell table:style-name="ce4" office:value-type="string">
            <text:p>ATELIER DU SOL 34150 GIGNAC</text:p>
          </table:table-cell>
          <table:table-cell table:style-name="ce25" table:number-columns-repeated="2"/>
          <table:table-cell table:style-name="ce46" office:value-type="float" office:value="9530.31">
            <text:p>9 530,31</text:p>
          </table:table-cell>
          <table:table-cell table:style-name="ce59"/>
          <table:table-cell table:style-name="ce81" table:number-columns-repeated="1019"/>
        </table:table-row>
        <table:table-row table:style-name="ro4">
          <table:table-cell table:style-name="ce4"/>
          <table:table-cell table:style-name="ce25" table:number-columns-repeated="2"/>
          <table:table-cell table:style-name="ce46"/>
          <table:table-cell table:style-name="ce59"/>
          <table:table-cell table:style-name="ce81" table:number-columns-repeated="1019"/>
        </table:table-row>
        <table:table-row table:style-name="ro4">
          <table:table-cell table:style-name="ce6"/>
          <table:table-cell table:style-name="ce27"/>
          <table:table-cell table:style-name="ce30"/>
          <table:table-cell table:style-name="ce48"/>
          <table:table-cell table:style-name="ce62"/>
          <table:table-cell table:style-name="ce81" table:number-columns-repeated="1019"/>
        </table:table-row>
        <table:table-row table:style-name="ro9">
          <table:table-cell table:style-name="ce12" office:value-type="string">
            <text:p>nom de l'attributaire + code postal </text:p>
          </table:table-cell>
          <table:table-cell table:style-name="ce33" office:value-type="string">
            <text:p>Objet du marché</text:p>
          </table:table-cell>
          <table:table-cell table:style-name="ce33" office:value-type="string">
            <text:p>type de marchés (fournitures ou services ou travaux)</text:p>
          </table:table-cell>
          <table:table-cell table:style-name="ce53" office:value-type="string">
            <text:p>montant du marché - tranche de 133 000 euros HT à 205 999,99 euros HT</text:p>
          </table:table-cell>
          <table:table-cell table:style-name="ce67" office:value-type="string">
            <text:p>Date de notification</text:p>
          </table:table-cell>
          <table:table-cell table:style-name="ce81" table:number-columns-repeated="1019"/>
        </table:table-row>
        <table:table-row table:style-name="ro4">
          <table:table-cell table:style-name="ce6"/>
          <table:table-cell table:style-name="ce27" office:value-type="string">
            <text:p>CHEMINEMENT AGRIPARC DU MAS NOUGUIER</text:p>
          </table:table-cell>
          <table:table-cell table:style-name="ce30" office:value-type="string">
            <text:p>TRAVAUX</text:p>
          </table:table-cell>
          <table:table-cell table:style-name="ce48" office:value-type="float" office:value="176291.8">
            <text:p>176 291,80</text:p>
          </table:table-cell>
          <table:table-cell table:style-name="ce62" office:value-type="date" office:date-value="2009-07-29">
            <text:p>29/07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GUINTOLI 34137</text:p>
          </table:table-cell>
          <table:table-cell table:style-name="ce27"/>
          <table:table-cell table:style-name="ce30"/>
          <table:table-cell table:style-name="ce48" office:value-type="float" office:value="174971.8">
            <text:p>174 971,8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BRL ESPACES NATURELS</text:p>
          </table:table-cell>
          <table:table-cell table:style-name="ce27"/>
          <table:table-cell table:style-name="ce30"/>
          <table:table-cell table:style-name="ce48" office:value-type="float" office:value="1320">
            <text:p>1 32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POUSSE CLANET 34970</text:p>
          </table:table-cell>
          <table:table-cell table:style-name="ce27" office:value-type="string">
            <text:p>FOURNITURE ET PLANTATIONS DE VEGETAUX</text:p>
          </table:table-cell>
          <table:table-cell table:style-name="ce30" office:value-type="string">
            <text:p>TRAVAUX</text:p>
          </table:table-cell>
          <table:table-cell table:style-name="ce48" office:value-type="float" office:value="240000">
            <text:p>240 000,00</text:p>
          </table:table-cell>
          <table:table-cell table:style-name="ce62" office:value-type="date" office:date-value="2009-03-03">
            <text:p>03/03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GROUPE SYNOX 34080 Montpellier</text:p>
          </table:table-cell>
          <table:table-cell table:style-name="ce26" office:value-type="string">
            <text:p>RELEVE DE LA SIGNALETIQUE COMMERCIALE</text:p>
          </table:table-cell>
          <table:table-cell table:style-name="ce36" office:value-type="string">
            <text:p>Services</text:p>
          </table:table-cell>
          <table:table-cell table:style-name="ce47" office:value-type="float" office:value="150500">
            <text:p>150 500,00</text:p>
          </table:table-cell>
          <table:table-cell table:style-name="ce61" office:value-type="date" office:date-value="2009-12-29">
            <text:p>29/12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CODECOM <text:s text:c="34"/>92 200 Neuilly-sur-Seine</text:p>
          </table:table-cell>
          <table:table-cell table:style-name="ce26" office:value-type="string">
            <text:p>Location de chalets de type camarguais <text:s text:c="4"/>Hivernales 2009</text:p>
          </table:table-cell>
          <table:table-cell table:style-name="ce26" office:value-type="string">
            <text:p>Fournitures</text:p>
          </table:table-cell>
          <table:table-cell table:style-name="ce47" office:value-type="string">
            <text:p>160 000 maxi</text:p>
          </table:table-cell>
          <table:table-cell table:style-name="ce61" office:value-type="date" office:date-value="2009-12-02">
            <text:p>02/12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VECTRA</text:p>
            <text:p/>
          </table:table-cell>
          <table:table-cell table:style-name="ce27" office:value-type="string">
            <text:p>DIAGNOSTIC DU PATRIMOINE DE VOIRIE</text:p>
            <text:p/>
          </table:table-cell>
          <table:table-cell table:style-name="ce27" office:value-type="string">
            <text:p>SERVICES</text:p>
            <text:p/>
          </table:table-cell>
          <table:table-cell table:style-name="ce54" office:value-type="string">
            <text:p/>
            <text:p>Tranche ferme : 169 990</text:p>
            <text:p>Tranche Conditionnelle 4475</text:p>
            <text:p/>
          </table:table-cell>
          <table:table-cell table:style-name="ce73" office:value-type="string">
            <text:p>19/05/2009</text:p>
            <text:p/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EIFFAGE Travaux Publics Méditerranée</text:p>
            <text:p>34430 SAINT JEAN DE VEDAS</text:p>
          </table:table-cell>
          <table:table-cell table:style-name="ce26" office:value-type="string">
            <text:p>PAE Maquerose</text:p>
            <text:p>Desserte AEP Aménagement pluvial</text:p>
          </table:table-cell>
          <table:table-cell table:style-name="ce36" office:value-type="string">
            <text:p>Travaux</text:p>
          </table:table-cell>
          <table:table-cell table:style-name="ce47" office:value-type="float" office:value="189993.79">
            <text:p>189 993,79</text:p>
          </table:table-cell>
          <table:table-cell table:style-name="ce61" office:value-type="date" office:date-value="2009-12-22">
            <text:p>22/12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TELEBIG</text:p>
            <text:p>06270</text:p>
          </table:table-cell>
          <table:table-cell table:style-name="ce26" office:value-type="string">
            <text:p>Remplacement du Mainframe</text:p>
          </table:table-cell>
          <table:table-cell table:style-name="ce25" office:value-type="string">
            <text:p>SERVICES</text:p>
          </table:table-cell>
          <table:table-cell table:style-name="ce46" office:value-type="string">
            <text:p>Mini 50 000 € HT </text:p>
            <text:p>Maxi 200 000 € HT</text:p>
          </table:table-cell>
          <table:table-cell table:style-name="ce62" office:value-type="date" office:date-value="2009-09-28">
            <text:p>28/09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VECTRA 78320 LA VERRIERE</text:p>
          </table:table-cell>
          <table:table-cell table:style-name="ce27" office:value-type="string">
            <text:p>RECONNAISSANCE DE L'ETAT DESCRIPTIF ET QUALITATIF DU PATRIMOINE DE VOIRIE</text:p>
          </table:table-cell>
          <table:table-cell table:style-name="ce30" office:value-type="string">
            <text:p>services</text:p>
          </table:table-cell>
          <table:table-cell table:style-name="ce48" office:value-type="float" office:value="174465">
            <text:p>174 465,00</text:p>
          </table:table-cell>
          <table:table-cell table:style-name="ce62" office:value-type="date" office:date-value="2009-05-26">
            <text:p>26/05/2009</text:p>
          </table:table-cell>
          <table:table-cell table:style-name="ce81" table:number-columns-repeated="1019"/>
        </table:table-row>
        <table:table-row table:style-name="ro4">
          <table:table-cell table:style-name="ce6"/>
          <table:table-cell table:style-name="ce27" office:value-type="string">
            <text:p>FOURNITURE ET POSE DE SOLS SOUPLES EN RECOUVREMENT DE DALLES ET PRODUITS ASSOCIES CONTENANT DE L'AMIANTE</text:p>
          </table:table-cell>
          <table:table-cell table:style-name="ce30" office:value-type="string">
            <text:p>TRAVAUX</text:p>
          </table:table-cell>
          <table:table-cell table:style-name="ce48" office:value-type="float" office:value="164070">
            <text:p>164 070,00</text:p>
          </table:table-cell>
          <table:table-cell table:style-name="ce62" office:value-type="date" office:date-value="2009-08-13">
            <text:p>13/08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MERINO 34690 FABREGUES - lots 4-6-7</text:p>
          </table:table-cell>
          <table:table-cell table:style-name="ce27"/>
          <table:table-cell table:style-name="ce30"/>
          <table:table-cell table:style-name="ce48" office:value-type="float" office:value="55320">
            <text:p>55 32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TOLEDO 34690 FABREGUES</text:p>
          </table:table-cell>
          <table:table-cell table:style-name="ce27"/>
          <table:table-cell table:style-name="ce30"/>
          <table:table-cell table:style-name="ce48" office:value-type="float" office:value="108750">
            <text:p>108 75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/>
          <table:table-cell table:style-name="ce27" office:value-type="string">
            <text:p>CONSTRUCTION D'UN ASCENSEUR A L'ECOLE ELEMENTAIRE LOUISVILLE</text:p>
          </table:table-cell>
          <table:table-cell table:style-name="ce30" office:value-type="string">
            <text:p>TRAVAUX</text:p>
          </table:table-cell>
          <table:table-cell table:style-name="ce48" office:value-type="float" office:value="85632">
            <text:p>85 632,00</text:p>
          </table:table-cell>
          <table:table-cell table:style-name="ce62" office:value-type="date" office:date-value="2009-09-16">
            <text:p>16/09/2009</text:p>
          </table:table-cell>
          <table:table-cell table:style-name="ce81" table:number-columns-repeated="1019"/>
        </table:table-row>
        <table:table-row table:style-name="ro4">
          <table:table-cell table:style-name="ce6" office:value-type="string">
            <text:p>AZUARA 34690 FABREGUES - LOT1</text:p>
          </table:table-cell>
          <table:table-cell table:style-name="ce27"/>
          <table:table-cell table:style-name="ce30"/>
          <table:table-cell table:style-name="ce48" office:value-type="float" office:value="48793">
            <text:p>48 793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DEHAIL 34380 ST MARTIN DE LONDRES - lot 2</text:p>
          </table:table-cell>
          <table:table-cell table:style-name="ce27"/>
          <table:table-cell table:style-name="ce30"/>
          <table:table-cell table:style-name="ce48" office:value-type="float" office:value="7650">
            <text:p>7 65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TOLEDO 34690 FABREGUES - lot 3</text:p>
          </table:table-cell>
          <table:table-cell table:style-name="ce27"/>
          <table:table-cell table:style-name="ce30"/>
          <table:table-cell table:style-name="ce48" office:value-type="float" office:value="2289">
            <text:p>2 289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AZUARA 34690 FABREGUES - LOT 4</text:p>
          </table:table-cell>
          <table:table-cell table:style-name="ce27"/>
          <table:table-cell table:style-name="ce30"/>
          <table:table-cell table:style-name="ce48" office:value-type="float" office:value="2750">
            <text:p>2 750,00</text:p>
          </table:table-cell>
          <table:table-cell table:style-name="ce62"/>
          <table:table-cell table:style-name="ce81" table:number-columns-repeated="1019"/>
        </table:table-row>
        <table:table-row table:style-name="ro4">
          <table:table-cell table:style-name="ce6" office:value-type="string">
            <text:p>ACAF 34080 MONTPELLIER</text:p>
          </table:table-cell>
          <table:table-cell table:style-name="ce27"/>
          <table:table-cell table:style-name="ce30"/>
          <table:table-cell table:style-name="ce48" office:value-type="float" office:value="24150">
            <text:p>24 150,00</text:p>
          </table:table-cell>
          <table:table-cell table:style-name="ce62"/>
          <table:table-cell table:style-name="ce81" table:number-columns-repeated="24"/>
          <table:table-cell table:style-name="ce82" table:number-columns-repeated="995"/>
        </table:table-row>
        <table:table-row table:style-name="ro4">
          <table:table-cell table:style-name="ce6"/>
          <table:table-cell table:style-name="ce27" office:value-type="string">
            <text:p>MISE AUX NORMES "POLICE NATIONALE" STAND DE TIR DE MONTMAUR</text:p>
          </table:table-cell>
          <table:table-cell table:style-name="ce30" office:value-type="string">
            <text:p>TRAVAUX</text:p>
          </table:table-cell>
          <table:table-cell table:style-name="ce48" office:value-type="float" office:value="119015.27">
            <text:p>119 015,27</text:p>
          </table:table-cell>
          <table:table-cell table:style-name="ce62" office:value-type="date" office:date-value="2009-11-25">
            <text:p>25/11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4">
          <table:table-cell table:style-name="ce6" office:value-type="string">
            <text:p>SN VOLPILIERE 30230 BOIRARGUES - lot 1</text:p>
          </table:table-cell>
          <table:table-cell table:style-name="ce27"/>
          <table:table-cell table:style-name="ce30"/>
          <table:table-cell table:style-name="ce48" office:value-type="float" office:value="6287">
            <text:p>6 287,00</text:p>
          </table:table-cell>
          <table:table-cell table:style-name="ce62"/>
          <table:table-cell table:style-name="ce81" table:number-columns-repeated="24"/>
          <table:table-cell table:style-name="ce82" table:number-columns-repeated="995"/>
        </table:table-row>
        <table:table-row table:style-name="ro4">
          <table:table-cell table:style-name="ce6" office:value-type="string">
            <text:p>SAEG 34070 MONTPELLIER - lot 2</text:p>
          </table:table-cell>
          <table:table-cell table:style-name="ce27"/>
          <table:table-cell table:style-name="ce30"/>
          <table:table-cell table:style-name="ce48" office:value-type="float" office:value="91173.4">
            <text:p>91 173,40</text:p>
          </table:table-cell>
          <table:table-cell table:style-name="ce62"/>
          <table:table-cell table:style-name="ce81" table:number-columns-repeated="24"/>
          <table:table-cell table:style-name="ce82" table:number-columns-repeated="995"/>
        </table:table-row>
        <table:table-row table:style-name="ro4">
          <table:table-cell table:style-name="ce6" office:value-type="string">
            <text:p>VILLENEUVE 34000 MONTPELLIER - lot 3</text:p>
          </table:table-cell>
          <table:table-cell table:style-name="ce27"/>
          <table:table-cell table:style-name="ce30"/>
          <table:table-cell table:style-name="ce48" office:value-type="float" office:value="7170.61">
            <text:p>7 170,61</text:p>
          </table:table-cell>
          <table:table-cell table:style-name="ce62"/>
          <table:table-cell table:style-name="ce81" table:number-columns-repeated="24"/>
          <table:table-cell table:style-name="ce82" table:number-columns-repeated="995"/>
        </table:table-row>
        <table:table-row table:style-name="ro4">
          <table:table-cell table:style-name="ce6" office:value-type="string">
            <text:p>MULTITEC 34470 PEROLS - lot 4</text:p>
          </table:table-cell>
          <table:table-cell table:style-name="ce27"/>
          <table:table-cell table:style-name="ce30"/>
          <table:table-cell table:style-name="ce48" office:value-type="float" office:value="10164.26">
            <text:p>10 164,26</text:p>
          </table:table-cell>
          <table:table-cell table:style-name="ce62"/>
          <table:table-cell table:style-name="ce81" table:number-columns-repeated="24"/>
          <table:table-cell table:style-name="ce82" table:number-columns-repeated="995"/>
        </table:table-row>
        <table:table-row table:style-name="ro4">
          <table:table-cell table:style-name="ce6" office:value-type="string">
            <text:p>GRAVOLUX 11210 PORT LA NOUVELLE - lot 5</text:p>
          </table:table-cell>
          <table:table-cell table:style-name="ce27"/>
          <table:table-cell table:style-name="ce30"/>
          <table:table-cell table:style-name="ce48" office:value-type="float" office:value="4220">
            <text:p>4 220,00</text:p>
          </table:table-cell>
          <table:table-cell table:style-name="ce62"/>
          <table:table-cell table:style-name="ce81" table:number-columns-repeated="24"/>
          <table:table-cell table:style-name="ce82" table:number-columns-repeated="995"/>
        </table:table-row>
        <table:table-row table:style-name="ro4">
          <table:table-cell table:style-name="ce6"/>
          <table:table-cell table:style-name="ce27"/>
          <table:table-cell table:style-name="ce30"/>
          <table:table-cell table:style-name="ce48"/>
          <table:table-cell table:style-name="ce62"/>
          <table:table-cell table:style-name="ce81" table:number-columns-repeated="24"/>
          <table:table-cell table:style-name="ce82" table:number-columns-repeated="995"/>
        </table:table-row>
        <table:table-row table:style-name="ro10">
          <table:table-cell table:style-name="ce12" office:value-type="string">
            <text:p>nom de l'attributaire + code postal</text:p>
          </table:table-cell>
          <table:table-cell table:style-name="ce33" office:value-type="string">
            <text:p>Objet du marché</text:p>
          </table:table-cell>
          <table:table-cell table:style-name="ce33" office:value-type="string">
            <text:p>type de marchés (fournitures ou services ou travaux)</text:p>
          </table:table-cell>
          <table:table-cell table:style-name="ce53" office:value-type="string">
            <text:p>montant du marché - tranche de 206 000 euros HT à 999 999,99 euros HT</text:p>
          </table:table-cell>
          <table:table-cell table:style-name="ce67" office:value-type="string">
            <text:p>Date de notification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16"/>
          <table:table-cell table:style-name="ce27" office:value-type="string">
            <text:p>renouvellement réseau radio police municipale</text:p>
          </table:table-cell>
          <table:table-cell table:style-name="ce43" office:value-type="string">
            <text:p>fournitures</text:p>
          </table:table-cell>
          <table:table-cell table:style-name="ce47"/>
          <table:table-cell table:style-name="ce74" office:value-type="string">
            <text:p>28 VII 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5" office:value-type="string">
            <text:p>Talco languedoc <text:s text:c="3"/>34000 lot 1</text:p>
          </table:table-cell>
          <table:table-cell table:style-name="ce27"/>
          <table:table-cell table:style-name="ce43"/>
          <table:table-cell table:style-name="ce47" office:value-type="float" office:value="563242.06">
            <text:p>563 242,06</text:p>
          </table:table-cell>
          <table:table-cell table:style-name="ce74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5" office:value-type="string">
            <text:p>Talco languedoc <text:s text:c="3"/>34000 lot 2</text:p>
          </table:table-cell>
          <table:table-cell table:style-name="ce30" table:number-columns-repeated="2"/>
          <table:table-cell table:style-name="ce46" office:value-type="string">
            <text:p>mini 10 000 <text:s text:c="34"/>maxi 40 000</text:p>
          </table:table-cell>
          <table:table-cell table:style-name="ce74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5" office:value-type="string">
            <text:p>Parkeon <text:s text:c="16"/>75015</text:p>
          </table:table-cell>
          <table:table-cell table:style-name="ce27" office:value-type="string">
            <text:p>gestion technique centralisée des horodateurs</text:p>
          </table:table-cell>
          <table:table-cell table:style-name="ce26" office:value-type="string">
            <text:p>fournitures et services</text:p>
          </table:table-cell>
          <table:table-cell table:style-name="ce47" office:value-type="float" office:value="996335.6">
            <text:p>996 335,60</text:p>
          </table:table-cell>
          <table:table-cell table:style-name="ce75" office:value-type="string">
            <text:p>23 XI 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5" office:value-type="string">
            <text:p>S.A.S. PROVENCE PLATS</text:p>
            <text:p>41, rue des Rémouleurs</text:p>
            <text:p>84000 Avignon</text:p>
          </table:table-cell>
          <table:table-cell table:style-name="ce26" office:value-type="string">
            <text:p>fourniture et livraison de denrées alimentaires aux crèches municipales</text:p>
            <text:p>n° 9G251020</text:p>
          </table:table-cell>
          <table:table-cell table:style-name="ce36" office:value-type="string">
            <text:p>service</text:p>
          </table:table-cell>
          <table:table-cell table:style-name="ce47" office:value-type="string">
            <text:p>300 000 € ht à 700 000 € ht</text:p>
          </table:table-cell>
          <table:table-cell table:style-name="ce61" office:value-type="date" office:date-value="2009-11-27">
            <text:p>27/11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Déconstruction et démolition d'un ensemble immobilier EHPAD : FOYER CAMPERIOLS</text:p>
          </table:table-cell>
          <table:table-cell table:style-name="ce31" office:value-type="string">
            <text:p>T</text:p>
          </table:table-cell>
          <table:table-cell table:style-name="ce51" office:value-type="float" office:value="459443.61">
            <text:p>459 443,61</text:p>
          </table:table-cell>
          <table:table-cell table:style-name="ce65" office:value-type="date" office:date-value="2009-07-15">
            <text:p>15/07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VOLPILIERE 30230 BOUILLARGUES - LOT 1 : déconstruction, démolition</text:p>
          </table:table-cell>
          <table:table-cell table:style-name="ce31" table:number-columns-repeated="2"/>
          <table:table-cell table:style-name="ce51" office:value-type="float" office:value="425458.61">
            <text:p>425 458,61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INERTAM 40110 MORCENX - Lot 2 inertage par vitrification</text:p>
          </table:table-cell>
          <table:table-cell table:style-name="ce31" table:number-columns-repeated="2"/>
          <table:table-cell table:style-name="ce51" office:value-type="float" office:value="33985">
            <text:p>33 985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17" office:value-type="string">
            <text:p>LCX/TRAVESSET <text:s text:c="12"/>72 027 LE MANS </text:p>
          </table:table-cell>
          <table:table-cell table:style-name="ce32" office:value-type="string">
            <text:p>Illuminations des fêtes de fin d'année-Fourniture, pose, entretien, dépose des décors lumineux- Années 2009-2010-2011 : autorisation de signer le marché <text:s/></text:p>
          </table:table-cell>
          <table:table-cell table:style-name="ce32" office:value-type="string">
            <text:p>Fournitures et services</text:p>
          </table:table-cell>
          <table:table-cell table:style-name="ce52" office:value-type="float" office:value="654409.1">
            <text:p>654 409,10</text:p>
          </table:table-cell>
          <table:table-cell table:style-name="ce71" office:value-type="date" office:date-value="2009-09-09">
            <text:p>09/09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6" office:value-type="string">
            <text:p>MALLET/BONNA SABLA 34131</text:p>
          </table:table-cell>
          <table:table-cell table:style-name="ce27" office:value-type="string">
            <text:p>Aménagement secteurs de caveaux et de concessions cimetière St Etienne</text:p>
          </table:table-cell>
          <table:table-cell table:style-name="ce30" office:value-type="string">
            <text:p>travaux</text:p>
          </table:table-cell>
          <table:table-cell table:style-name="ce48" office:value-type="float" office:value="588360.763">
            <text:p>588 360,76</text:p>
          </table:table-cell>
          <table:table-cell table:style-name="ce77" office:value-type="date" office:date-value="2009-07-01">
            <text:p>01/07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6" office:value-type="string">
            <text:p>URBAIN NET</text:p>
          </table:table-cell>
          <table:table-cell table:style-name="ce27" office:value-type="string">
            <text:p>Nettoiement des cimetières et des Halles et Marchés (renouvellement du marché)</text:p>
          </table:table-cell>
          <table:table-cell table:style-name="ce27" office:value-type="string">
            <text:p>services et fournitures de produits</text:p>
          </table:table-cell>
          <table:table-cell table:style-name="ce48" office:value-type="float" office:value="279374.25">
            <text:p>279 374,25</text:p>
          </table:table-cell>
          <table:table-cell table:style-name="ce77" office:value-type="date" office:date-value="2009-06-18">
            <text:p>18/06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6" office:value-type="string">
            <text:p>SESIN - 13000 MARSEILLE</text:p>
          </table:table-cell>
          <table:table-cell table:style-name="ce27" office:value-type="string">
            <text:p>Evolution et maintenance POS ACTES</text:p>
          </table:table-cell>
          <table:table-cell table:style-name="ce30" office:value-type="string">
            <text:p>Services </text:p>
          </table:table-cell>
          <table:table-cell table:style-name="ce48" office:value-type="string">
            <text:p>24000 € HT mini - 400 000€ HT maxi (sur 4 ans)</text:p>
          </table:table-cell>
          <table:table-cell table:style-name="ce78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6"/>
          <table:table-cell table:style-name="ce27"/>
          <table:table-cell table:style-name="ce30"/>
          <table:table-cell table:style-name="ce48" office:value-type="string">
            <text:p>Lot 1 : 4000 € HT mini - 200000 € HT maxi </text:p>
          </table:table-cell>
          <table:table-cell table:style-name="ce78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6"/>
          <table:table-cell table:style-name="ce27"/>
          <table:table-cell table:style-name="ce30"/>
          <table:table-cell table:style-name="ce48" office:value-type="string">
            <text:p>Lot 2 : 20000 € HT mini - 200000 € HT maxi </text:p>
          </table:table-cell>
          <table:table-cell table:style-name="ce78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6" office:value-type="string">
            <text:p>AIR France - 13000 MARSEILLE</text:p>
          </table:table-cell>
          <table:table-cell table:style-name="ce27" office:value-type="string">
            <text:p>Fournitures de titre de transport aérien su le territoire national</text:p>
          </table:table-cell>
          <table:table-cell table:style-name="ce30" office:value-type="string">
            <text:p>Services </text:p>
          </table:table-cell>
          <table:table-cell table:style-name="ce48" office:value-type="string">
            <text:p>40000 € HT mini - 240000 € HT maxi (sur 4 ans)</text:p>
          </table:table-cell>
          <table:table-cell table:style-name="ce79" office:value-type="date" office:date-value="2009-07-07">
            <text:p>07-juil.-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CHINDLER</text:p>
            <text:p/>
            <text:p/>
          </table:table-cell>
          <table:table-cell table:style-name="ce31" office:value-type="string">
            <text:p>MAINTENANCE ESCALIERS TRIANGLE</text:p>
            <text:p>ET PASSAGE HERMES (bons de commande)</text:p>
            <text:p/>
          </table:table-cell>
          <table:table-cell table:style-name="ce31" office:value-type="string">
            <text:p>TRAVAUX</text:p>
            <text:p/>
          </table:table-cell>
          <table:table-cell table:style-name="ce51" office:value-type="string">
            <text:p>mini 30 000/maxi 100 000</text:p>
            <text:p/>
          </table:table-cell>
          <table:table-cell table:style-name="ce65" office:value-type="string">
            <text:p>07/10/2009</text:p>
            <text:p/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2">
          <table:table-cell table:style-name="ce9" office:value-type="string">
            <text:p>ETOILES DU LANGUEDOC 30900 NIMES (lot 1)</text:p>
            <text:p>ABVI 34434 SAINT JEAN DE VEDAS (lot 2)</text:p>
            <text:p>RENAULT RETAIL 34071 MONTPELLIER (lot 3)</text:p>
          </table:table-cell>
          <table:table-cell table:style-name="ce32" office:value-type="string">
            <text:p>Achat de véhicules spécifiques</text:p>
          </table:table-cell>
          <table:table-cell table:style-name="ce32" office:value-type="string">
            <text:p>Fournitures</text:p>
          </table:table-cell>
          <table:table-cell table:style-name="ce52" office:value-type="string">
            <text:p>640 159,77</text:p>
            <text:p>42 500 (lot 1)</text:p>
            <text:p>562 500 (lot 2)</text:p>
            <text:p>35159,77 (lot 3)</text:p>
          </table:table-cell>
          <table:table-cell table:style-name="ce71" office:value-type="date" office:date-value="2009-01-12">
            <text:p>12/01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5" office:value-type="string">
            <text:p>LACOSTE 84250 LE THOR</text:p>
          </table:table-cell>
          <table:table-cell table:style-name="ce26" office:value-type="string">
            <text:p>Achat de fournitures de bureau et papeterie scolaire</text:p>
          </table:table-cell>
          <table:table-cell table:style-name="ce36" office:value-type="string">
            <text:p>Fourniture</text:p>
          </table:table-cell>
          <table:table-cell table:style-name="ce46" office:value-type="string">
            <text:p>150 000 - 600 000</text:p>
          </table:table-cell>
          <table:table-cell table:style-name="ce61" office:value-type="date" office:date-value="2009-02-17">
            <text:p>17/02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3">
          <table:table-cell table:style-name="ce9" office:value-type="string">
            <text:p>ORDISYS Informatique 34130 MAUGUIO (lot 1)</text:p>
            <text:p>OVESYS groupe OVERLAP 92411 COUBEVOIE (lot 2)</text:p>
            <text:p>QUADRIA 87000 LIMOGES (lot 3) </text:p>
            <text:p>SCAN D'OC 34470 PEROLS (lot 4)</text:p>
            <text:p>ORDISYS Informatique 34130 MAUGUIO (lot 5)</text:p>
            <text:p/>
          </table:table-cell>
          <table:table-cell table:style-name="ce32" office:value-type="string">
            <text:p>Achat de postes de travail bureautique, de serveurs et d'imprimantes. <text:s text:c="36"/>Groupement de commandes entre la Ville et le CCAS </text:p>
          </table:table-cell>
          <table:table-cell table:style-name="ce32" office:value-type="string">
            <text:p>Fourniture</text:p>
          </table:table-cell>
          <table:table-cell table:style-name="ce52" office:value-type="string">
            <text:p>317 000 - 1 268 000</text:p>
            <text:p>150 000 - 600 000 (lot 1)</text:p>
            <text:p>20 000 - 80 000 (lot1)</text:p>
            <text:p>30 000 - 120 000 (lot 2) </text:p>
            <text:p>15 000 - 60 000 (lot 3)</text:p>
            <text:p>2 000 - 8 000 (lot 3)</text:p>
            <text:p>20 000 - 80 000 (lot 4)</text:p>
            <text:p>80 000 - 320 000 (lot 5)</text:p>
          </table:table-cell>
          <table:table-cell table:style-name="ce71" office:value-type="date" office:date-value="2009-02-17">
            <text:p>17/02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9" office:value-type="string">
            <text:p>France INOX 40180 SAUBUSSE</text:p>
          </table:table-cell>
          <table:table-cell table:style-name="ce32" office:value-type="string">
            <text:p>Achat de mobilier urbain inox</text:p>
          </table:table-cell>
          <table:table-cell table:style-name="ce32" office:value-type="string">
            <text:p>Fourniture</text:p>
          </table:table-cell>
          <table:table-cell table:style-name="ce52" office:value-type="string">
            <text:p>60 000 - 250 000</text:p>
          </table:table-cell>
          <table:table-cell table:style-name="ce71" office:value-type="date" office:date-value="2009-03-02">
            <text:p>02/03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4">
          <table:table-cell table:style-name="ce9" office:value-type="string">
            <text:p>COLDIS 84320 ENTRAIGUES/SORGUES (lot 1)</text:p>
            <text:p>HPC 34160 CASTRIES (lot 2)</text:p>
            <text:p>COLDIS 84320 ENTRAIGUES/SORGUES (lot 3)</text:p>
            <text:p>NICOLAS 66011 PERPIGNAN (lot 4)</text:p>
            <text:p>COLDIS 84320 ENTRAIGUES/SORGUES (lot 5)</text:p>
            <text:p/>
            <text:p/>
          </table:table-cell>
          <table:table-cell table:style-name="ce32" office:value-type="string">
            <text:p>Achat de produits de droguerie</text:p>
          </table:table-cell>
          <table:table-cell table:style-name="ce32" office:value-type="string">
            <text:p>Fournitures</text:p>
          </table:table-cell>
          <table:table-cell table:style-name="ce52" office:value-type="string">
            <text:p>90 000 - 415 000</text:p>
            <text:p>20 000 - 85 000 (lot 1)</text:p>
            <text:p>25 000 - 90 000 (lot 2)</text:p>
            <text:p>25 000 - 120 000 (lot 3)</text:p>
            <text:p>15 000 - 65 000 (lot 4)</text:p>
            <text:p>5 000 - 50 000 (lot 5)</text:p>
            <text:p/>
          </table:table-cell>
          <table:table-cell table:style-name="ce71" office:value-type="date" office:date-value="2009-11-26">
            <text:p>26/11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9" office:value-type="string">
            <text:p>ORBITE SAS 13591 AIX EN PROVENCE</text:p>
          </table:table-cell>
          <table:table-cell table:style-name="ce32" office:value-type="string">
            <text:p>Achat avec maintenance de copieurs</text:p>
          </table:table-cell>
          <table:table-cell table:style-name="ce32" office:value-type="string">
            <text:p>Fournitures</text:p>
          </table:table-cell>
          <table:table-cell table:style-name="ce52" office:value-type="string">
            <text:p>240 000 - 600 000 à BC</text:p>
          </table:table-cell>
          <table:table-cell table:style-name="ce71" office:value-type="date" office:date-value="2009-11-26">
            <text:p>26/11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Ecoles BARRUCH SPINOZA ET JEANNE DEROIN</text:p>
          </table:table-cell>
          <table:table-cell table:style-name="ce31" office:value-type="string">
            <text:p>travaux</text:p>
          </table:table-cell>
          <table:table-cell table:style-name="ce51" office:value-type="float" office:value="195611.77">
            <text:p>195 611,77</text:p>
          </table:table-cell>
          <table:table-cell table:style-name="ce65" office:value-type="date" office:date-value="2009-05-25">
            <text:p>25/05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VIP PLUS 34000 MONTPELLIER - LOT 3 : SERRURERIE</text:p>
          </table:table-cell>
          <table:table-cell table:style-name="ce31" table:number-columns-repeated="2"/>
          <table:table-cell table:style-name="ce51" office:value-type="float" office:value="3443">
            <text:p>3 443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OCIETE SPORTIELLO 26780 CHATEAUNEUF DU RHONE - LOT 8 : CARRELAGE</text:p>
          </table:table-cell>
          <table:table-cell table:style-name="ce31" table:number-columns-repeated="2"/>
          <table:table-cell table:style-name="ce51" office:value-type="float" office:value="8973.12">
            <text:p>8 973,12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TOLEDO 34690 FABREGUES - LOT 10 : peintures sols souples</text:p>
          </table:table-cell>
          <table:table-cell table:style-name="ce31" table:number-columns-repeated="2"/>
          <table:table-cell table:style-name="ce51" office:value-type="float" office:value="18081.81">
            <text:p>18 081,81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ARL DEHAIL 34380 ST MARTIN DE LONDRES - LOT 7 : électricité</text:p>
          </table:table-cell>
          <table:table-cell table:style-name="ce31" table:number-columns-repeated="2"/>
          <table:table-cell table:style-name="ce51" office:value-type="float" office:value="20396">
            <text:p>20 396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ATELIER DUCROT 34400 LUNEL - lot 5 : menuiserie bois</text:p>
          </table:table-cell>
          <table:table-cell table:style-name="ce31" table:number-columns-repeated="2"/>
          <table:table-cell table:style-name="ce51" office:value-type="float" office:value="27483.6">
            <text:p>27 483,6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RED CONCEPT 34080 MONTPELLIER - Lot 6 : platrerie</text:p>
          </table:table-cell>
          <table:table-cell table:style-name="ce31" table:number-columns-repeated="2"/>
          <table:table-cell table:style-name="ce51" office:value-type="float" office:value="29768.45">
            <text:p>29 768,45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VIP PLUS 34000 MONTPELLIER - LOT 4 : menuiseries aluminium</text:p>
          </table:table-cell>
          <table:table-cell table:style-name="ce31" table:number-columns-repeated="2"/>
          <table:table-cell table:style-name="ce51" office:value-type="float" office:value="49566">
            <text:p>49 566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JFP CONSTRUCTION 34680 ST GEORGES D'ORQUES - lot 1 démolition gros œuvre</text:p>
          </table:table-cell>
          <table:table-cell table:style-name="ce31" table:number-columns-repeated="2"/>
          <table:table-cell table:style-name="ce51" office:value-type="float" office:value="55302.67">
            <text:p>55 302,67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SALLE NESTOR BURMA REHABILITATION DES LOCAUX</text:p>
          </table:table-cell>
          <table:table-cell table:style-name="ce31" office:value-type="string">
            <text:p>travaux</text:p>
          </table:table-cell>
          <table:table-cell table:style-name="ce51" office:value-type="float" office:value="417368.74">
            <text:p>417 368,74</text:p>
          </table:table-cell>
          <table:table-cell table:style-name="ce65" office:value-type="date" office:date-value="2009-07-17">
            <text:p>17/07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MAC 34173 CASTELNAU LE LEZ CEDEX - lot 3 : étanchéité</text:p>
          </table:table-cell>
          <table:table-cell table:style-name="ce31" table:number-columns-repeated="2"/>
          <table:table-cell table:style-name="ce51" office:value-type="float" office:value="4310">
            <text:p>4 310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CARAYON MENUISERIE 34500 BEZIERS - lot 5 : menuiseries intérieures</text:p>
          </table:table-cell>
          <table:table-cell table:style-name="ce31" table:number-columns-repeated="2"/>
          <table:table-cell table:style-name="ce51" office:value-type="float" office:value="13918">
            <text:p>13 918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KLESLO 39000 LONS LE SAUNIER CEDEX - lot 11 : mobiliers sièges</text:p>
          </table:table-cell>
          <table:table-cell table:style-name="ce31" table:number-columns-repeated="2"/>
          <table:table-cell table:style-name="ce51" office:value-type="float" office:value="14266.48">
            <text:p>14 266,48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NC EIFFAGE CONSTRUCTION LANGUEDOC ROUSSILLON 34060 MONTPELLIER CEDEX 2 : lot 1 démolitions gros œuvre</text:p>
          </table:table-cell>
          <table:table-cell table:style-name="ce31" table:number-columns-repeated="2"/>
          <table:table-cell table:style-name="ce51" office:value-type="float" office:value="42729.08">
            <text:p>42 729,08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BPR 34500 BEZIERS - lot 10 : enduits de façades</text:p>
          </table:table-cell>
          <table:table-cell table:style-name="ce31" table:number-columns-repeated="2"/>
          <table:table-cell table:style-name="ce51" office:value-type="float" office:value="16060.64">
            <text:p>16 060,64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JLC PEINTURE 34070 MONTPELLIER - lot 9 : sols souples - peinture</text:p>
          </table:table-cell>
          <table:table-cell table:style-name="ce31" table:number-columns-repeated="2"/>
          <table:table-cell table:style-name="ce51" office:value-type="float" office:value="21933">
            <text:p>21 933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RED CONCEPT 34080 MONTPELLIER - Lot 6 : cloisons - faux plafonds</text:p>
          </table:table-cell>
          <table:table-cell table:style-name="ce31" table:number-columns-repeated="2"/>
          <table:table-cell table:style-name="ce51" office:value-type="float" office:value="22271.82">
            <text:p>22 271,82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OP 34 34680 ST GEORGES D'ORQUES - lot 2 : charpente - couverture</text:p>
          </table:table-cell>
          <table:table-cell table:style-name="ce31" table:number-columns-repeated="2"/>
          <table:table-cell table:style-name="ce51" office:value-type="float" office:value="23859">
            <text:p>23 859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DUCROS SN SAS 34090 MONTPELLIER - lot 4 : menuiseries extérieures - serrurerie</text:p>
          </table:table-cell>
          <table:table-cell table:style-name="ce31" table:number-columns-repeated="2"/>
          <table:table-cell table:style-name="ce51" office:value-type="float" office:value="33611">
            <text:p>33 611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MULTITEC 34470 PEROLS - lot 7 : courants forts - courants faibles</text:p>
          </table:table-cell>
          <table:table-cell table:style-name="ce31" table:number-columns-repeated="2"/>
          <table:table-cell table:style-name="ce51" office:value-type="float" office:value="42086.72">
            <text:p>42 086,72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ANITHERMIC 34830 JACOU - lot 8 : plomberie rafraichissement chauffage</text:p>
          </table:table-cell>
          <table:table-cell table:style-name="ce31" table:number-columns-repeated="2"/>
          <table:table-cell table:style-name="ce51" office:value-type="float" office:value="71691">
            <text:p>71 691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CINEMA TELEC SERVICE 13396 - lot 12 : sons et images</text:p>
          </table:table-cell>
          <table:table-cell table:style-name="ce31" table:number-columns-repeated="2"/>
          <table:table-cell table:style-name="ce51" office:value-type="float" office:value="110632">
            <text:p>110 632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CONSTRUCTION D'UN RESTO DU CŒUR ET DE GARAGES JARDINIERS</text:p>
          </table:table-cell>
          <table:table-cell table:style-name="ce31" office:value-type="string">
            <text:p>travaux</text:p>
          </table:table-cell>
          <table:table-cell table:style-name="ce51" office:value-type="float" office:value="250567.27">
            <text:p>250 567,27</text:p>
          </table:table-cell>
          <table:table-cell table:style-name="ce65" office:value-type="date" office:date-value="2009-05-09">
            <text:p>09/05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DUCROT ATELIER 34400 LUNEL - lot 5 : menuiseries intérieures bois</text:p>
          </table:table-cell>
          <table:table-cell table:style-name="ce31" table:number-columns-repeated="2"/>
          <table:table-cell table:style-name="ce51" office:value-type="float" office:value="4929.5">
            <text:p>4 929,5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UD AMENAGEMENT 30980 LANGLADE - lot 8 : sols durs - peinture</text:p>
          </table:table-cell>
          <table:table-cell table:style-name="ce31" table:number-columns-repeated="2"/>
          <table:table-cell table:style-name="ce51" office:value-type="float" office:value="13235">
            <text:p>13 235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ANICLIMATHERM ENTREPRISE <text:s/>34660 COURNONSEC - lot 7 : plomberie VMC</text:p>
          </table:table-cell>
          <table:table-cell table:style-name="ce31" table:number-columns-repeated="2"/>
          <table:table-cell table:style-name="ce51" office:value-type="float" office:value="6000.01">
            <text:p>6 000,01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DUCROT ATELIER 34400 LUNEL - lot 4 : cloisons</text:p>
          </table:table-cell>
          <table:table-cell table:style-name="ce31" table:number-columns-repeated="2"/>
          <table:table-cell table:style-name="ce51" office:value-type="float" office:value="7521.41">
            <text:p>7 521,41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MULTITEC 34470 PEROLS - lot 6 : électricité</text:p>
          </table:table-cell>
          <table:table-cell table:style-name="ce31" table:number-columns-repeated="2"/>
          <table:table-cell table:style-name="ce51" office:value-type="float" office:value="15657.35">
            <text:p>15 657,35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TRUCTURES BOIS COUVERTURE 34920 LE CRES - lot 2 : charpente couverture bardage</text:p>
          </table:table-cell>
          <table:table-cell table:style-name="ce31" table:number-columns-repeated="2"/>
          <table:table-cell table:style-name="ce51" office:value-type="float" office:value="41720.5">
            <text:p>41 720,5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DUCROT ATELIER 34400 LUNEL - lot 3 : menuiseries extérieures - serrurerie</text:p>
          </table:table-cell>
          <table:table-cell table:style-name="ce31" table:number-columns-repeated="2"/>
          <table:table-cell table:style-name="ce51" office:value-type="float" office:value="47427">
            <text:p>47 427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ARL CLPR 30140 BOISSET ET GAUJAC - lot 1 : démolition - gros œuvre - vrd</text:p>
          </table:table-cell>
          <table:table-cell table:style-name="ce31" table:number-columns-repeated="2"/>
          <table:table-cell table:style-name="ce51" office:value-type="float" office:value="114076.5">
            <text:p>114 076,5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construction d'un abri pour girafes</text:p>
          </table:table-cell>
          <table:table-cell table:style-name="ce31" office:value-type="string">
            <text:p>travaux</text:p>
          </table:table-cell>
          <table:table-cell table:style-name="ce51" office:value-type="float" office:value="496808.49">
            <text:p>496 808,49</text:p>
          </table:table-cell>
          <table:table-cell table:style-name="ce65" office:value-type="date" office:date-value="2009-06-15">
            <text:p>15/06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ANITHERMIC 34830 JACOU - lot 6 : plomberie </text:p>
          </table:table-cell>
          <table:table-cell table:style-name="ce31" table:number-columns-repeated="2"/>
          <table:table-cell table:style-name="ce51" office:value-type="float" office:value="7475">
            <text:p>7 475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NEF MAUGUIO 34130 MAUGUIO - lot 4 : électricité</text:p>
          </table:table-cell>
          <table:table-cell table:style-name="ce31" table:number-columns-repeated="2"/>
          <table:table-cell table:style-name="ce51" office:value-type="float" office:value="13514.31">
            <text:p>13 514,31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NECC ENTREPRISE 48300 LANGOGNE - lot 5 : chauffage</text:p>
          </table:table-cell>
          <table:table-cell table:style-name="ce31" table:number-columns-repeated="2"/>
          <table:table-cell table:style-name="ce51" office:value-type="float" office:value="67893.49">
            <text:p>67 893,49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EIFFAGE MTP 34060 MONTPELLIER CEDEX 2</text:p>
          </table:table-cell>
          <table:table-cell table:style-name="ce31" table:number-columns-repeated="2"/>
          <table:table-cell table:style-name="ce51" office:value-type="float" office:value="92525.19">
            <text:p>92 525,19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TECHNIFER 34070 MONTPELLIER - lot 3 : serrurerie</text:p>
          </table:table-cell>
          <table:table-cell table:style-name="ce31" table:number-columns-repeated="2"/>
          <table:table-cell table:style-name="ce51" office:value-type="float" office:value="106900.5">
            <text:p>106 900,5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LANDRAGIN 30034 NIMES CEDEX 1</text:p>
          </table:table-cell>
          <table:table-cell table:style-name="ce31" table:number-columns-repeated="2"/>
          <table:table-cell table:style-name="ce51" office:value-type="float" office:value="208500">
            <text:p>208 500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MAIRIE DE PROXIMITE TASTAVIN - REHABILITATION DE LA MAIRIE DE PROXIMITE ET DU CLSH</text:p>
          </table:table-cell>
          <table:table-cell table:style-name="ce31" office:value-type="string">
            <text:p>travaux</text:p>
          </table:table-cell>
          <table:table-cell table:style-name="ce51" office:value-type="float" office:value="503464.9">
            <text:p>503 464,90</text:p>
          </table:table-cell>
          <table:table-cell table:style-name="ce65" office:value-type="date" office:date-value="2009-12-04">
            <text:p>04/12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LUO CONSTRUCTION 34070 MONTPELLIER - lot 9 : carrelage</text:p>
          </table:table-cell>
          <table:table-cell table:style-name="ce31" table:number-columns-repeated="2"/>
          <table:table-cell table:style-name="ce51" office:value-type="float" office:value="9994">
            <text:p>9 994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CELESTIN CHARPENTES 34800 CLERMONT L'HERAULT - lot 3 : charpente couverture</text:p>
          </table:table-cell>
          <table:table-cell table:style-name="ce31" table:number-columns-repeated="2"/>
          <table:table-cell table:style-name="ce51" office:value-type="float" office:value="21529.5">
            <text:p>21 529,5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NOUVELLE SOCIETE D'ASCENSEURS 86281 SAINT BENOIT CEDEX - lot 12 : ascenseurs</text:p>
          </table:table-cell>
          <table:table-cell table:style-name="ce31" table:number-columns-repeated="2"/>
          <table:table-cell table:style-name="ce51" office:value-type="float" office:value="24500">
            <text:p>24 500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OLATRAG AGDE 34302 AGDE CEDEX - lot 4 : menuiseries métalliques - serrurerie</text:p>
          </table:table-cell>
          <table:table-cell table:style-name="ce31" table:number-columns-repeated="2"/>
          <table:table-cell table:style-name="ce51" office:value-type="float" office:value="110408.4">
            <text:p>110 408,4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N VOLPILIERE 30230 BOUILLARGUES - lot 1 : démolition</text:p>
          </table:table-cell>
          <table:table-cell table:style-name="ce31" table:number-columns-repeated="2"/>
          <table:table-cell table:style-name="ce51" office:value-type="float" office:value="24933.28">
            <text:p>24 933,28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UD AMENAGEMENT 30980 LANGLADE - lot 10 : sols souples peinture</text:p>
          </table:table-cell>
          <table:table-cell table:style-name="ce31" table:number-columns-repeated="2"/>
          <table:table-cell table:style-name="ce51" office:value-type="float" office:value="26729.5">
            <text:p>26 729,5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VILLENEUVE 34000 MONTPELLIER - lot 11 : enduits de façades</text:p>
          </table:table-cell>
          <table:table-cell table:style-name="ce31" table:number-columns-repeated="2"/>
          <table:table-cell table:style-name="ce51" office:value-type="float" office:value="27483.6">
            <text:p>27 483,6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FPI 34150 ANIANE - lot 6 : cloisons faux plafonds</text:p>
          </table:table-cell>
          <table:table-cell table:style-name="ce31" table:number-columns-repeated="2"/>
          <table:table-cell table:style-name="ce51" office:value-type="float" office:value="33397">
            <text:p>33 397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MULTITEC 34470 PEROLS - lot 7 : électricité</text:p>
          </table:table-cell>
          <table:table-cell table:style-name="ce31" table:number-columns-repeated="2"/>
          <table:table-cell table:style-name="ce51" office:value-type="float" office:value="34425.57">
            <text:p>34 425,57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ALVAREZ FRERES 34130 MAUGUIO - lot 5 : menuiseries bois</text:p>
          </table:table-cell>
          <table:table-cell table:style-name="ce31" table:number-columns-repeated="2"/>
          <table:table-cell table:style-name="ce51" office:value-type="float" office:value="52335.4">
            <text:p>52 335,4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BEC CONSTRUCTION 34680 ST GEORGES D'ORQUES - lot 2 : gros œuvre, VRD</text:p>
          </table:table-cell>
          <table:table-cell table:style-name="ce31" table:number-columns-repeated="2"/>
          <table:table-cell table:style-name="ce51" office:value-type="float" office:value="66677.65">
            <text:p>66 677,65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CAIZERGUES 34830 CLAPIERS - lot 8 : plomberie chauffage</text:p>
          </table:table-cell>
          <table:table-cell table:style-name="ce31" table:number-columns-repeated="2"/>
          <table:table-cell table:style-name="ce51" office:value-type="float" office:value="71051">
            <text:p>71 051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RUE DE LA VIEILLE POSTE - AMENAGEMENT D'UNE PISTE CYCLABLE</text:p>
          </table:table-cell>
          <table:table-cell table:style-name="ce31" office:value-type="string">
            <text:p>travaux</text:p>
          </table:table-cell>
          <table:table-cell table:style-name="ce51" office:value-type="float" office:value="461839.06">
            <text:p>461 839,06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POUSSE CLANET 364970 LATTES - lot 4 : espaces verts</text:p>
          </table:table-cell>
          <table:table-cell table:style-name="ce31" table:number-columns-repeated="2"/>
          <table:table-cell table:style-name="ce51" office:value-type="float" office:value="10797.5">
            <text:p>10 797,5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EIFFAGE TP MEDITERRANEE ETS HERAULT - lot 3 : assainissement</text:p>
          </table:table-cell>
          <table:table-cell table:style-name="ce31" table:number-columns-repeated="2"/>
          <table:table-cell table:style-name="ce51" office:value-type="float" office:value="72081.08">
            <text:p>72 081,08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OTEM 34430 ST JEAN DE VEDAS - lot 2 : régulation trafic</text:p>
          </table:table-cell>
          <table:table-cell table:style-name="ce31" table:number-columns-repeated="2"/>
          <table:table-cell table:style-name="ce51" office:value-type="float" office:value="87930.53">
            <text:p>87 930,53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COLAS MIDI MEDITERRANEE 34430 SAINT JEAN DE VEDAS - lot 1 : voirie</text:p>
          </table:table-cell>
          <table:table-cell table:style-name="ce31" table:number-columns-repeated="2"/>
          <table:table-cell table:style-name="ce51" office:value-type="float" office:value="291029.95">
            <text:p>291 029,95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DESSERTE DU FUTUR LYCEE PIERRE MENDES France AMENAGEMENT DU PARVIS </text:p>
          </table:table-cell>
          <table:table-cell table:style-name="ce31" office:value-type="string">
            <text:p>travaux</text:p>
          </table:table-cell>
          <table:table-cell table:style-name="ce51" office:value-type="float" office:value="206860">
            <text:p>206 860,00</text:p>
          </table:table-cell>
          <table:table-cell table:style-name="ce65" office:value-type="date" office:date-value="2009-05-05">
            <text:p>05/05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ARL TRAVESSET 34820 TEYRAN CEDEX - lot 2 : éclairage public</text:p>
          </table:table-cell>
          <table:table-cell table:style-name="ce31" table:number-columns-repeated="2"/>
          <table:table-cell table:style-name="ce51" office:value-type="float" office:value="34175">
            <text:p>34 175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MIGMA 26270 LORIOL SUR DROME - lot 1 voirie</text:p>
          </table:table-cell>
          <table:table-cell table:style-name="ce31" table:number-columns-repeated="2"/>
          <table:table-cell table:style-name="ce51" office:value-type="float" office:value="172685">
            <text:p>172 685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CREATION D'UN CENTRE D'ART ET DE LOGEMENTS ETUDIANT RELANCE DES LOTS 3, 5 et 13 APRES APPEL D'OFFRES INFRUCTUEUX</text:p>
          </table:table-cell>
          <table:table-cell table:style-name="ce31" office:value-type="string">
            <text:p>travaux</text:p>
          </table:table-cell>
          <table:table-cell table:style-name="ce51" office:value-type="float" office:value="693509.14">
            <text:p>693 509,14</text:p>
          </table:table-cell>
          <table:table-cell table:style-name="ce65" office:value-type="date" office:date-value="2009-08-04">
            <text:p>04/08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AMAR ETANCHEITE 34070 MONTPELLIER - lot 5 : étanchéité</text:p>
          </table:table-cell>
          <table:table-cell table:style-name="ce31" table:number-columns-repeated="2"/>
          <table:table-cell table:style-name="ce51" office:value-type="float" office:value="32258.14">
            <text:p>32 258,14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ERI 34130 MUDAISON - lot 3 : bardage - menuiserie aluminium</text:p>
          </table:table-cell>
          <table:table-cell table:style-name="ce31" table:number-columns-repeated="2"/>
          <table:table-cell table:style-name="ce51" office:value-type="float" office:value="661251">
            <text:p>661 251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REQUALIFICATION DE LA VOIE MARIE CAIZERGUES</text:p>
          </table:table-cell>
          <table:table-cell table:style-name="ce31" office:value-type="string">
            <text:p>travaux</text:p>
          </table:table-cell>
          <table:table-cell table:style-name="ce51" office:value-type="float" office:value="356877.55">
            <text:p>356 877,55</text:p>
          </table:table-cell>
          <table:table-cell table:style-name="ce65" office:value-type="date" office:date-value="2009-08-24">
            <text:p>24/08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PIE 34433 ST JEAN DE VEDAS - lot 2 : réseaux secs</text:p>
          </table:table-cell>
          <table:table-cell table:style-name="ce31" table:number-columns-repeated="2"/>
          <table:table-cell table:style-name="ce51" office:value-type="float" office:value="78116.9">
            <text:p>78 116,9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COLAS MIDI MEDITERRANEE 34430 SAINT JEAN DE VEDAS - lot 1 : voirie</text:p>
          </table:table-cell>
          <table:table-cell table:style-name="ce31" table:number-columns-repeated="2"/>
          <table:table-cell table:style-name="ce51" office:value-type="float" office:value="278760.65">
            <text:p>278 760,65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CONSTRUCTION DE DEUX OMBRIERES</text:p>
          </table:table-cell>
          <table:table-cell table:style-name="ce31" office:value-type="string">
            <text:p>travaux</text:p>
          </table:table-cell>
          <table:table-cell table:style-name="ce51" office:value-type="float" office:value="800583.97">
            <text:p>800 583,97</text:p>
          </table:table-cell>
          <table:table-cell table:style-name="ce65" office:value-type="date" office:date-value="2009-05-26">
            <text:p>26/05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PIE 34433 ST JEAN DE VEDAS - lot 2 : réseaux secs</text:p>
          </table:table-cell>
          <table:table-cell table:style-name="ce31" table:number-columns-repeated="2"/>
          <table:table-cell table:style-name="ce51" office:value-type="float" office:value="90964.2">
            <text:p>90 964,2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Groupement solidaire ERI / BEC CONSTRUCTION <text:s/>34130 MUDAISON - lot 1 : charpente métallique, fondations, gros œuvre</text:p>
          </table:table-cell>
          <table:table-cell table:style-name="ce31" table:number-columns-repeated="2"/>
          <table:table-cell table:style-name="ce51" office:value-type="float" office:value="709619.77">
            <text:p>709 619,77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SECURITE DES ECOLES - AMENAGEMENT DE LA RUE ANTOINE LAURENT JUSSIEU</text:p>
          </table:table-cell>
          <table:table-cell table:style-name="ce31" office:value-type="string">
            <text:p>travaux</text:p>
          </table:table-cell>
          <table:table-cell table:style-name="ce51" office:value-type="float" office:value="236362.64">
            <text:p>236 362,64</text:p>
          </table:table-cell>
          <table:table-cell table:style-name="ce65" office:value-type="date" office:date-value="2009-08-19">
            <text:p>19/08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OTEM 34430 SAINT JEAN DE VEDAS - lot 3 : régulation trafic</text:p>
          </table:table-cell>
          <table:table-cell table:style-name="ce31" table:number-columns-repeated="2"/>
          <table:table-cell table:style-name="ce51" office:value-type="float" office:value="20482.82">
            <text:p>20 482,82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OBECA 34420 VILLENEUVE LES BEZIERS - lot 2 : éclairage public</text:p>
          </table:table-cell>
          <table:table-cell table:style-name="ce31" table:number-columns-repeated="2"/>
          <table:table-cell table:style-name="ce51" office:value-type="float" office:value="43673.5">
            <text:p>43 673,50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CREGUT LANGUEDOC ETS DE SACER SUD EST 34070 MONTPELLIER - lot 1 : voirie</text:p>
          </table:table-cell>
          <table:table-cell table:style-name="ce31" table:number-columns-repeated="2"/>
          <table:table-cell table:style-name="ce51" office:value-type="float" office:value="172206.32">
            <text:p>172 206,32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BPR 34500 BEZIERS </text:p>
          </table:table-cell>
          <table:table-cell table:style-name="ce31" office:value-type="string">
            <text:p>CARRE SAINTE ANNE RESTRUCTURATION ET MISE EN SECURITE DE LA FACADE PRINCIPALE, RETOUR ET CLOCHER</text:p>
          </table:table-cell>
          <table:table-cell table:style-name="ce31" office:value-type="string">
            <text:p>travaux</text:p>
          </table:table-cell>
          <table:table-cell table:style-name="ce51" office:value-type="float" office:value="399869.35">
            <text:p>399 869,35</text:p>
          </table:table-cell>
          <table:table-cell table:style-name="ce65" office:value-type="date" office:date-value="2009-03-03">
            <text:p>03/03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GROUPEMENT MALET / BONNA SABLA 34131 MAUGUIO CEDEX</text:p>
          </table:table-cell>
          <table:table-cell table:style-name="ce31" office:value-type="string">
            <text:p>CIMETIERE ST ETIENNE AMENAGEMENTS CONSTRUCTION DE CAVEAUX</text:p>
          </table:table-cell>
          <table:table-cell table:style-name="ce31" office:value-type="string">
            <text:p>Travaux</text:p>
          </table:table-cell>
          <table:table-cell table:style-name="ce51" office:value-type="float" office:value="588360.76">
            <text:p>588 360,76</text:p>
          </table:table-cell>
          <table:table-cell table:style-name="ce65" office:value-type="date" office:date-value="2009-07-10">
            <text:p>10/07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France ENSEIGNE SIGNALISATIONS 34430 ST JEAN DE VEDAS</text:p>
          </table:table-cell>
          <table:table-cell table:style-name="ce31" office:value-type="string">
            <text:p>ECOLES MATERNELLES ET ELEMENTAIRES - MISE EN PLACE DE PANNEAUX D'AFFICHAGE A L'ENTREE DES ETS SCOLAIRES</text:p>
          </table:table-cell>
          <table:table-cell table:style-name="ce31" office:value-type="string">
            <text:p>travaux</text:p>
          </table:table-cell>
          <table:table-cell table:style-name="ce51" office:value-type="float" office:value="680000">
            <text:p>680 000,00</text:p>
          </table:table-cell>
          <table:table-cell table:style-name="ce65" office:value-type="date" office:date-value="2009-12-03">
            <text:p>03/12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MALET 34131 MAUGUIO </text:p>
          </table:table-cell>
          <table:table-cell table:style-name="ce31" office:value-type="string">
            <text:p>PROGRAMME 2009 DE RENFORCEMENT DE CHAUSSEE ET DE REFECTION DE COUCHES DE ROULEMENT</text:p>
          </table:table-cell>
          <table:table-cell table:style-name="ce31"/>
          <table:table-cell table:style-name="ce51" office:value-type="float" office:value="695652.21">
            <text:p>695 652,21</text:p>
          </table:table-cell>
          <table:table-cell table:style-name="ce65" office:value-type="date" office:date-value="2009-08-17">
            <text:p>17/08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FOURNITURE ET PLANTATION DE VEGETAUX DANS DIVERS LIEUX DE LA VILLE</text:p>
          </table:table-cell>
          <table:table-cell table:style-name="ce31" office:value-type="string">
            <text:p>travaux</text:p>
          </table:table-cell>
          <table:table-cell table:style-name="ce51" office:value-type="string">
            <text:p>195 000 € HT mini - 720 000 € HT</text:p>
          </table:table-cell>
          <table:table-cell table:style-name="ce65" office:value-type="date" office:date-value="2009-03-03">
            <text:p>03/03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POUSSE CLANET 34970 LATTES - lot 3 : végétaux méditerranéens</text:p>
          </table:table-cell>
          <table:table-cell table:style-name="ce31" table:number-columns-repeated="2"/>
          <table:table-cell table:style-name="ce51" office:value-type="string">
            <text:p>75 000 € HT mini - 300 000 € HT maxi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POUSSE CLANET 34970 LATTES - lot 2 : arbustes</text:p>
          </table:table-cell>
          <table:table-cell table:style-name="ce31" table:number-columns-repeated="2"/>
          <table:table-cell table:style-name="ce51" office:value-type="string">
            <text:p>60 000 € HT mini - 240 000 € HT maxi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POUSSE CLANET 34970 LATTES - lot 1 : arbres et conifères</text:p>
          </table:table-cell>
          <table:table-cell table:style-name="ce31" table:number-columns-repeated="2"/>
          <table:table-cell table:style-name="ce51" office:value-type="string">
            <text:p>60 000 € HT mini - 180 000 € HT maxi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EMPREINTE 31280 DREMIL-LAFAGE</text:p>
          </table:table-cell>
          <table:table-cell table:style-name="ce31" office:value-type="string">
            <text:p>FABRICATION ET POSE DE TOTEMS FEUX DANS LE SECTEUR PIETON DE MONTPELLIER</text:p>
          </table:table-cell>
          <table:table-cell table:style-name="ce31" office:value-type="string">
            <text:p>travaux</text:p>
          </table:table-cell>
          <table:table-cell table:style-name="ce51" office:value-type="string">
            <text:p>80 000 € HT mini - 320 000 € HT maxi</text:p>
          </table:table-cell>
          <table:table-cell table:style-name="ce65" office:value-type="date" office:date-value="2009-11-20">
            <text:p>20/11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TRAVAUX DE MAINTENANCE, DE GROS ENTRETIENS ET GROSSES REPARATIONS SUR LES BATIMENTS COMMUNAUX</text:p>
          </table:table-cell>
          <table:table-cell table:style-name="ce31" office:value-type="string">
            <text:p>TRAVAUX</text:p>
          </table:table-cell>
          <table:table-cell table:style-name="ce51" office:value-type="float" office:value="802000">
            <text:p>802 000,00</text:p>
          </table:table-cell>
          <table:table-cell table:style-name="ce65" office:value-type="date" office:date-value="2009-05-30">
            <text:p>30/05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CAIZERGUES 34830 CLAPIERS - lot 1 : rénovation des chaufferies et réseaux de chauffage école maternelle P. CARPENTIER</text:p>
          </table:table-cell>
          <table:table-cell table:style-name="ce31" table:number-columns-repeated="2"/>
          <table:table-cell table:style-name="ce51" office:value-type="float" office:value="99995">
            <text:p>99 995,00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HERVE THERMIQUE 34070 MONTPELLIER - lot 2 : rénovation du chauffage école élémentaire Jules Simon, vestiaires Cl Beal</text:p>
          </table:table-cell>
          <table:table-cell table:style-name="ce31" table:number-columns-repeated="2"/>
          <table:table-cell table:style-name="ce51" office:value-type="float" office:value="53266">
            <text:p>53 266,00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MADAULE AUTOMATION 11104 NARBONNE CEDEX - lot 4 : modernisation des armoires de commandes et de régulation de 13 installations thermiques</text:p>
          </table:table-cell>
          <table:table-cell table:style-name="ce31" table:number-columns-repeated="2"/>
          <table:table-cell table:style-name="ce51" office:value-type="float" office:value="114700">
            <text:p>114 700,00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NEC CHAZE 48300 LANGOGNE - lot 3 : rénovation de la chaufferie et des réseaux de chauffage : GS Les Tours, GS La Rauze</text:p>
          </table:table-cell>
          <table:table-cell table:style-name="ce31" table:number-columns-repeated="2"/>
          <table:table-cell table:style-name="ce51" office:value-type="float" office:value="118916.19">
            <text:p>118 916,19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ACHAT DE VEHICULES : BERLINES, MONOSPACES ET UTILITAIRES</text:p>
          </table:table-cell>
          <table:table-cell table:style-name="ce31" office:value-type="string">
            <text:p>FOURNITURES</text:p>
          </table:table-cell>
          <table:table-cell table:style-name="ce51" office:value-type="float" office:value="600000">
            <text:p>600 000,00</text:p>
          </table:table-cell>
          <table:table-cell table:style-name="ce65" office:value-type="date" office:date-value="2009-04-09">
            <text:p>09/04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RENAULT RETAIL GROUP 34078 MONTPELLIER CEDEX 03 - lot 6 : fourgonnettes</text:p>
          </table:table-cell>
          <table:table-cell table:style-name="ce31" table:number-columns-repeated="2"/>
          <table:table-cell table:style-name="ce51" office:value-type="float" office:value="40000">
            <text:p>40 000,00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CITROEN MONTPELLIER SOCIETE COMMERCIALES 34966 MONTPELLIER - lot 7 : fourgons</text:p>
          </table:table-cell>
          <table:table-cell table:style-name="ce31" table:number-columns-repeated="2"/>
          <table:table-cell table:style-name="ce51" office:value-type="float" office:value="63000">
            <text:p>63 000,00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RENAULT RETAIL GROUP 34078 MONTPELLIER CEDEX 03 - lot 3 : berlines du segment M1</text:p>
          </table:table-cell>
          <table:table-cell table:style-name="ce31" table:number-columns-repeated="2"/>
          <table:table-cell table:style-name="ce51" office:value-type="float" office:value="65000">
            <text:p>65 000,00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RENAULT RETAIL GROUP 34078 MONTPELLIER CEDEX 03 - lot 4 : berlines du segment M2</text:p>
          </table:table-cell>
          <table:table-cell table:style-name="ce31" table:number-columns-repeated="2"/>
          <table:table-cell table:style-name="ce51" office:value-type="float" office:value="65000">
            <text:p>65 000,00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CITROEN MONTPELLIER SOCIETE COMMERCIALES 34966 MONTPELLIER - lot 5 : berlines du segment H1</text:p>
          </table:table-cell>
          <table:table-cell table:style-name="ce31" table:number-columns-repeated="2"/>
          <table:table-cell table:style-name="ce51" office:value-type="float" office:value="65000">
            <text:p>65 000,00</text:p>
          </table:table-cell>
          <table:table-cell table:style-name="ce65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RENAULT RETAIL GROUP 34078 MONTPELLIER CEDEX 03 - lot 1 : berlines du segment B1</text:p>
          </table:table-cell>
          <table:table-cell table:style-name="ce31" table:number-columns-repeated="2"/>
          <table:table-cell table:style-name="ce51" office:value-type="float" office:value="80000">
            <text:p>80 000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RENAULT RETAIL GROUP 34078 MONTPELLIER CEDEX 03 - lot 2 : berlines du segment B2</text:p>
          </table:table-cell>
          <table:table-cell table:style-name="ce31" table:number-columns-repeated="2"/>
          <table:table-cell table:style-name="ce51" office:value-type="float" office:value="80000">
            <text:p>80 000,00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CC 34000 MONTPELLIER</text:p>
          </table:table-cell>
          <table:table-cell table:style-name="ce31" office:value-type="string">
            <text:p>CONTRAT D'ENTREPRISE ACHAT ET MISE A JOUR DES LOGICIELS DES POSTES DE TRAVAL - GROUPEMENT DE COMMANDES ENTRE LA VILLE ET LE CCAS</text:p>
          </table:table-cell>
          <table:table-cell table:style-name="ce31" office:value-type="string">
            <text:p>FOURNITURES</text:p>
          </table:table-cell>
          <table:table-cell table:style-name="ce51" office:value-type="float" office:value="720000">
            <text:p>720 000,00</text:p>
          </table:table-cell>
          <table:table-cell table:style-name="ce65" office:value-type="date" office:date-value="2009-02-05">
            <text:p>05/02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CLUB SPORTIF MONTPELLIER HANDBALL - 34000 MONTPELLIER</text:p>
          </table:table-cell>
          <table:table-cell table:style-name="ce31" office:value-type="string">
            <text:p>CONTRAT PRESTATION DE SERVICE CLUBS DE HAUT NIVEAU MAHB</text:p>
          </table:table-cell>
          <table:table-cell table:style-name="ce31" office:value-type="string">
            <text:p>SERVICES</text:p>
          </table:table-cell>
          <table:table-cell table:style-name="ce51" office:value-type="float" office:value="550000">
            <text:p>550 000,00</text:p>
          </table:table-cell>
          <table:table-cell table:style-name="ce65" office:value-type="date" office:date-value="2009-07-28">
            <text:p>28/07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/>
          <table:table-cell table:style-name="ce31" office:value-type="string">
            <text:p>MAINTENANCE ASCENSEURS ET ESCALIERS MECANIQUES</text:p>
          </table:table-cell>
          <table:table-cell table:style-name="ce31" office:value-type="string">
            <text:p>sERVICES</text:p>
          </table:table-cell>
          <table:table-cell table:style-name="ce51" office:value-type="string">
            <text:p>144 000 € HT mini - 496 000 € HT</text:p>
          </table:table-cell>
          <table:table-cell table:style-name="ce65" office:value-type="date" office:date-value="2009-08-19">
            <text:p>19/08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CHINDLER 34000 MONTPELLIER - lot 2 : escaliers mécaniques</text:p>
            <text:p/>
            <text:p/>
          </table:table-cell>
          <table:table-cell table:style-name="ce31" table:number-columns-repeated="2"/>
          <table:table-cell table:style-name="ce51" office:value-type="string">
            <text:p>24 000 € HT mini - 96 000 € HT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11">
          <table:table-cell table:style-name="ce7" office:value-type="string">
            <text:p>SCHINDLER 34000 MONTPELLIER - lot 1 : ascenseurs</text:p>
            <text:p/>
            <text:p/>
          </table:table-cell>
          <table:table-cell table:style-name="ce31" table:number-columns-repeated="2"/>
          <table:table-cell table:style-name="ce51" office:value-type="string">
            <text:p>120 000 € HT mini - 400 000 € HT maxi</text:p>
          </table:table-cell>
          <table:table-cell table:style-name="ce76"/>
          <table:table-cell table:style-name="ce81" table:number-columns-repeated="24"/>
          <table:table-cell table:style-name="ce82" table:number-columns-repeated="995"/>
        </table:table-row>
        <table:table-row table:style-name="ro5">
          <table:table-cell table:style-name="ce6"/>
          <table:table-cell table:style-name="ce27"/>
          <table:table-cell table:style-name="ce30"/>
          <table:table-cell table:style-name="ce48"/>
          <table:table-cell table:style-name="ce78"/>
          <table:table-cell table:style-name="ce81" table:number-columns-repeated="24"/>
          <table:table-cell table:style-name="ce82" table:number-columns-repeated="995"/>
        </table:table-row>
        <table:table-row table:style-name="ro15">
          <table:table-cell table:style-name="ce12" office:value-type="string">
            <text:p>nom de l'attributaire + code postal </text:p>
          </table:table-cell>
          <table:table-cell table:style-name="ce33" office:value-type="string">
            <text:p>Objet du marché</text:p>
          </table:table-cell>
          <table:table-cell table:style-name="ce33" office:value-type="string">
            <text:p>type de marchés (fournitures ou services ou travaux)</text:p>
          </table:table-cell>
          <table:table-cell table:style-name="ce53" office:value-type="string">
            <text:p>montant du marché - tranche de 1 000 000 euros HT à 2 999 999,99 euros HT</text:p>
          </table:table-cell>
          <table:table-cell table:style-name="ce67" office:value-type="string">
            <text:p>Date de notification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4">
          <table:table-cell table:style-name="ce6" office:value-type="string">
            <text:p>SPORT ENVIRONNEMENT</text:p>
          </table:table-cell>
          <table:table-cell table:style-name="ce27" office:value-type="string">
            <text:p>MACONNERIE</text:p>
          </table:table-cell>
          <table:table-cell table:style-name="ce30" office:value-type="string">
            <text:p>TRAVAUX</text:p>
          </table:table-cell>
          <table:table-cell table:style-name="ce48" office:value-type="float" office:value="1800000">
            <text:p>1 800 000,00</text:p>
          </table:table-cell>
          <table:table-cell table:style-name="ce78"/>
          <table:table-cell table:style-name="ce81" table:number-columns-repeated="24"/>
          <table:table-cell table:style-name="ce82" table:number-columns-repeated="995"/>
        </table:table-row>
        <table:table-row table:style-name="ro4">
          <table:table-cell table:style-name="ce6"/>
          <table:table-cell table:style-name="ce27" office:value-type="string">
            <text:p>ENTRETIEN DU PATRIMOINE ARBORE</text:p>
          </table:table-cell>
          <table:table-cell table:style-name="ce30" office:value-type="string">
            <text:p>TRAVAUX</text:p>
          </table:table-cell>
          <table:table-cell table:style-name="ce48" office:value-type="float" office:value="1100000">
            <text:p>1 100 000,00</text:p>
          </table:table-cell>
          <table:table-cell table:style-name="ce77" office:value-type="date" office:date-value="2009-05-15">
            <text:p>15/05/2009</text:p>
          </table:table-cell>
          <table:table-cell table:style-name="ce81" table:number-columns-repeated="24"/>
          <table:table-cell table:style-name="ce82" table:number-columns-repeated="995"/>
        </table:table-row>
        <table:table-row table:style-name="ro4">
          <table:table-cell table:style-name="ce6" office:value-type="string">
            <text:p>SERPE</text:p>
          </table:table-cell>
          <table:table-cell table:style-name="ce27"/>
          <table:table-cell table:style-name="ce30"/>
          <table:table-cell table:style-name="ce48" office:value-type="float" office:value="360000">
            <text:p>360 000,00</text:p>
          </table:table-cell>
          <table:table-cell table:style-name="ce78"/>
          <table:table-cell table:style-name="ce81" table:number-columns-repeated="1019"/>
        </table:table-row>
        <table:table-row table:style-name="ro4">
          <table:table-cell table:style-name="ce6" office:value-type="string">
            <text:p>PHILIP FRERES</text:p>
          </table:table-cell>
          <table:table-cell table:style-name="ce27"/>
          <table:table-cell table:style-name="ce30"/>
          <table:table-cell table:style-name="ce48" office:value-type="float" office:value="740000">
            <text:p>740 000,00</text:p>
          </table:table-cell>
          <table:table-cell table:style-name="ce78"/>
          <table:table-cell table:style-name="ce81" table:number-columns-repeated="1019"/>
        </table:table-row>
        <table:table-row table:style-name="ro4">
          <table:table-cell table:style-name="ce18"/>
          <table:table-cell table:style-name="ce25" office:value-type="string">
            <text:p><text:s/>Achats de denrées alimentaires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 526.000,00 € HT <text:s text:c="9"/>Maxi : 2.104.000,00 € HT</text:p>
          </table:table-cell>
          <table:table-cell table:style-name="ce78"/>
          <table:table-cell table:style-name="ce81" table:number-columns-repeated="1019"/>
        </table:table-row>
        <table:table-row table:style-name="ro4">
          <table:table-cell table:style-name="ce5" office:value-type="string">
            <text:p>Lot n° 1 <text:s text:c="12"/>BERNARD <text:s text:c="16"/>56501 Locminé Cedex <text:s text:c="8"/></text:p>
          </table:table-cell>
          <table:table-cell table:style-name="ce25" office:value-type="string">
            <text:p>Fourniture de viandes de porc sous vide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12.000,00 € HT <text:s text:c="9"/>Maxi : 48.000,00 € HT</text:p>
          </table:table-cell>
          <table:table-cell table:style-name="ce59" office:value-type="date" office:date-value="2009-12-09">
            <text:p>09/12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Lot n° 2 <text:s text:c="24"/>POMONA PASSIONFROID <text:s text:c="16"/>30000 Nîmes <text:s text:c="3"/></text:p>
          </table:table-cell>
          <table:table-cell table:style-name="ce25" office:value-type="string">
            <text:p>Fourniture de découpes de volailles surgelées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 43.000,00 € HT <text:s text:c="9"/>Maxi : 172.000,00 € HT</text:p>
          </table:table-cell>
          <table:table-cell table:style-name="ce59" office:value-type="date" office:date-value="2009-12-09">
            <text:p>09/12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Lot n° 3 <text:s text:c="24"/>POMONA PASSIONFROID <text:s text:c="16"/>30000 Nîmes <text:s text:c="3"/></text:p>
          </table:table-cell>
          <table:table-cell table:style-name="ce25" office:value-type="string">
            <text:p>Fourniture de lait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10.000,00 € HT <text:s text:c="9"/>Maxi : 40.000,00 € HT</text:p>
          </table:table-cell>
          <table:table-cell table:style-name="ce59" office:value-type="date" office:date-value="2009-12-09">
            <text:p>09/12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Lot n° 4 <text:s text:c="24"/>DISTRISUD <text:s text:c="16"/>34118 Frontignan <text:s/></text:p>
          </table:table-cell>
          <table:table-cell table:style-name="ce25" office:value-type="string">
            <text:p>Fourniture de beurre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 6.000,00 € HT <text:s text:c="9"/>Maxi : 24.000,00 € HT</text:p>
          </table:table-cell>
          <table:table-cell table:style-name="ce59" office:value-type="date" office:date-value="2009-12-10">
            <text:p>10/12/2009</text:p>
          </table:table-cell>
          <table:table-cell table:style-name="ce81" table:number-columns-repeated="1019"/>
        </table:table-row>
        <table:table-row table:style-name="ro4">
          <table:table-cell table:style-name="ce5" office:value-type="string">
            <text:p>Lot n° 5 <text:s text:c="23"/>DISTRISUD <text:s text:c="16"/>34118 Frontignan <text:s/></text:p>
          </table:table-cell>
          <table:table-cell table:style-name="ce25" office:value-type="string">
            <text:p>Fourniture de fromages à la coupe 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 35.000,00 € HT <text:s text:c="9"/>Maxi : 140.000,00 € HT</text:p>
          </table:table-cell>
          <table:table-cell table:style-name="ce59" office:value-type="date" office:date-value="2009-12-10">
            <text:p>10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Lot n° 6 <text:s text:c="23"/>DISTRISUD <text:s text:c="16"/>34118 Frontignan <text:s/></text:p>
          </table:table-cell>
          <table:table-cell table:style-name="ce25" office:value-type="string">
            <text:p>Fourniture de fromages frais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 36.000,00 € HT <text:s text:c="9"/>Maxi : 144.000,00 € HT</text:p>
          </table:table-cell>
          <table:table-cell table:style-name="ce59" office:value-type="date" office:date-value="2009-12-10">
            <text:p>10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Lot n°7 <text:s text:c="23"/>DISTRISUD <text:s text:c="16"/>34118 Frontignan <text:s/></text:p>
          </table:table-cell>
          <table:table-cell table:style-name="ce25" office:value-type="string">
            <text:p>Fourniture de fromages en portions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 20.000,00 € HT <text:s text:c="9"/>Maxi : 80.000,00 € HT</text:p>
          </table:table-cell>
          <table:table-cell table:style-name="ce59" office:value-type="date" office:date-value="2009-12-10">
            <text:p>10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Lot n° 8 <text:s text:c="23"/>DISTRISUD <text:s text:c="16"/>34118 Frontignan <text:s/></text:p>
          </table:table-cell>
          <table:table-cell table:style-name="ce25" office:value-type="string">
            <text:p>Fourniture d'ovoproduits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 9.000,00 € HT <text:s text:c="9"/>Maxi : 36.000,00 € HT</text:p>
          </table:table-cell>
          <table:table-cell table:style-name="ce59" office:value-type="date" office:date-value="2009-12-10">
            <text:p>10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Lot n° 10 <text:s text:c="23"/>TRANSGOURMET MEDITERRANEE <text:s text:c="16"/>13558 St Martin de Crau</text:p>
          </table:table-cell>
          <table:table-cell table:style-name="ce25" office:value-type="string">
            <text:p>Fourniture de légumes secs et céréales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 9.000,00 € HT <text:s text:c="9"/>Maxi : 36.000,00 € HT</text:p>
          </table:table-cell>
          <table:table-cell table:style-name="ce59" office:value-type="date" office:date-value="2009-12-10">
            <text:p>10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Lot n° 11 <text:s text:c="23"/>COLIN RHD <text:s text:c="16"/>35170Bruz </text:p>
          </table:table-cell>
          <table:table-cell table:style-name="ce25" office:value-type="string">
            <text:p>Fourniture de produits déshydratés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 8.000,00 € HT <text:s text:c="9"/>Maxi : 32.000,00 € HT</text:p>
          </table:table-cell>
          <table:table-cell table:style-name="ce59" office:value-type="date" office:date-value="2009-12-11">
            <text:p>11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Lot n° 12 <text:s text:c="23"/>PAINDOR <text:s text:c="16"/>344880 Lavérune</text:p>
          </table:table-cell>
          <table:table-cell table:style-name="ce25" office:value-type="string">
            <text:p>Fourniture de pains cuits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Mini : 35.000,00 € HT <text:s text:c="9"/>Maxi : 140.000,00 € HT</text:p>
          </table:table-cell>
          <table:table-cell table:style-name="ce59" office:value-type="date" office:date-value="2009-12-10">
            <text:p>10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office:value-type="string">
            <text:p>AMENAGEMENT DE L'AVENUE HENRI II DE MONTMORENCY</text:p>
          </table:table-cell>
          <table:table-cell table:style-name="ce25" office:value-type="string">
            <text:p>TRAVAUX</text:p>
          </table:table-cell>
          <table:table-cell table:style-name="ce45" office:value-type="float" office:value="1806449.88">
            <text:p>1 806 449,88</text:p>
          </table:table-cell>
          <table:table-cell table:style-name="ce59" office:value-type="date" office:date-value="2009-01-14">
            <text:p>14/0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SPACES VERTS DU MIDI 34400 LUNEL - lot 3 : espaces verts</text:p>
          </table:table-cell>
          <table:table-cell table:style-name="ce25" table:number-columns-repeated="2"/>
          <table:table-cell table:style-name="ce45" office:value-type="float" office:value="60448">
            <text:p>60 448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PIE 34433 SAINT JEAN DE VEDAS - lot 2 : réseaux secs</text:p>
          </table:table-cell>
          <table:table-cell table:style-name="ce25" table:number-columns-repeated="2"/>
          <table:table-cell table:style-name="ce45" office:value-type="float" office:value="414082.5">
            <text:p>414 082,5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IFFAGE TP MEDITERRANEE 34430 ST JEAN DE VEDAS - lot 1 : voirie</text:p>
          </table:table-cell>
          <table:table-cell table:style-name="ce25" table:number-columns-repeated="2"/>
          <table:table-cell table:style-name="ce45" office:value-type="float" office:value="1331919.38">
            <text:p>1 331 919,38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groupement FOUGASSE TP/CARI/CIMBA/TECHNIPIERRES 34071 MONTPELLIER CEDEX</text:p>
          </table:table-cell>
          <table:table-cell table:style-name="ce25" office:value-type="string">
            <text:p>FOURNITURE ET MISE EN ŒUVRE DE REVETEMENTS DE VOIRIE : REVETEMENTS MODULAIRES</text:p>
          </table:table-cell>
          <table:table-cell table:style-name="ce25" office:value-type="string">
            <text:p>TRAVAUX</text:p>
          </table:table-cell>
          <table:table-cell table:style-name="ce45" office:value-type="string">
            <text:p>400 000 € HT mini - 1 600 000 € HT maxi</text:p>
          </table:table-cell>
          <table:table-cell table:style-name="ce59" office:value-type="date" office:date-value="2009-08-21">
            <text:p>21/08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groupement solidaire EUROVIA/TRAVESSET 34671 BAILLARGUES CEDEX 1</text:p>
          </table:table-cell>
          <table:table-cell table:style-name="ce25" office:value-type="string">
            <text:p>AMENAGEMENT VOIRIE ET RESEAUX</text:p>
          </table:table-cell>
          <table:table-cell table:style-name="ce25" office:value-type="string">
            <text:p>TRAVAUX</text:p>
          </table:table-cell>
          <table:table-cell table:style-name="ce45" office:value-type="float" office:value="1412690.02">
            <text:p>1 412 690,02</text:p>
          </table:table-cell>
          <table:table-cell table:style-name="ce59" office:value-type="date" office:date-value="2009-08-20">
            <text:p>20/08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office:value-type="string">
            <text:p>TRAVAUX DE MAINTENANCE, DE MISE EN CONFORMITE ET DE MODIFICATION DES CARREFOURS A FEUX TRICOLORES ET FERMETURES AUTOMATIQUES</text:p>
          </table:table-cell>
          <table:table-cell table:style-name="ce25" office:value-type="string">
            <text:p>TRAVAUX</text:p>
          </table:table-cell>
          <table:table-cell table:style-name="ce45" office:value-type="string">
            <text:p>440 000 € HT mini - 1 760 000 € HT maxi</text:p>
          </table:table-cell>
          <table:table-cell table:style-name="ce59" office:value-type="date" office:date-value="2009-04-22">
            <text:p>22/04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OTEM 34430 ST JEAN DE VEDAS - lot 1 : cantons 1, 3, 4 et5</text:p>
          </table:table-cell>
          <table:table-cell table:style-name="ce25" table:number-columns-repeated="2"/>
          <table:table-cell table:style-name="ce45" office:value-type="string">
            <text:p>220 000 € HT mini - 88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OTEM 34430 ST JEAN DE VEDAS - lot 2 : cantons 2, 6, 7, 8, 9 et 10</text:p>
          </table:table-cell>
          <table:table-cell table:style-name="ce25" table:number-columns-repeated="2"/>
          <table:table-cell table:style-name="ce45" office:value-type="string">
            <text:p>220 000 € HT mini - 88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office:value-type="string">
            <text:p>ACHAT D'ALIMENTS POUR LES ANIMAUX DU PARC ZOOLOGIQUE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520 000 € HT mini - 2 080 000 € HT maxi</text:p>
          </table:table-cell>
          <table:table-cell table:style-name="ce59" office:value-type="date" office:date-value="2009-01-19">
            <text:p>19/0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COVIM 34920 LE CRES - lot 6 : poulets frais</text:p>
          </table:table-cell>
          <table:table-cell table:style-name="ce25" table:number-columns-repeated="2"/>
          <table:table-cell table:style-name="ce45" office:value-type="string">
            <text:p>12 000 € HT - 48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AINT LAURENT 79430 LA CHAPELLE ST LAURENT - lot 5 : insectes vivants</text:p>
          </table:table-cell>
          <table:table-cell table:style-name="ce25" table:number-columns-repeated="2"/>
          <table:table-cell table:style-name="ce45" office:value-type="string">
            <text:p>28 000 € HT mini - 112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DIETEX France 95210 SAINT GRATIEN - lot 7 : granulés spécifiques pour animaux exotiques</text:p>
          </table:table-cell>
          <table:table-cell table:style-name="ce25" table:number-columns-repeated="2"/>
          <table:table-cell table:style-name="ce45" office:value-type="string">
            <text:p>40 000 € HT mini - 16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SPACE NATURE 34980 MONTFERRIER SUR LEZ - lot 4 : luzerne et paille</text:p>
          </table:table-cell>
          <table:table-cell table:style-name="ce25" table:number-columns-repeated="2"/>
          <table:table-cell table:style-name="ce45" office:value-type="string">
            <text:p>40 000 € HT mini - 16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AINT LAURENT 79430 LA CHAPELLE ST LAURENT - lot 3 : viande congelée</text:p>
          </table:table-cell>
          <table:table-cell table:style-name="ce25" table:number-columns-repeated="2"/>
          <table:table-cell table:style-name="ce45" office:value-type="string">
            <text:p>80 000 € HT mini - 32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VIALIS SFNA 30140 BOISSET GAUJAC - lot 2 : granulés</text:p>
          </table:table-cell>
          <table:table-cell table:style-name="ce25" table:number-columns-repeated="2"/>
          <table:table-cell table:style-name="ce45" office:value-type="string">
            <text:p>80 000 € HT mini - 32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SPACE NATURE 34980 MONTFERRIER SUR LEZ - lot 1 : foin</text:p>
          </table:table-cell>
          <table:table-cell table:style-name="ce25" table:number-columns-repeated="2"/>
          <table:table-cell table:style-name="ce45" office:value-type="string">
            <text:p>120 000 € HT mini - 48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BARRAL PRIMEUR 34070 MONTPELLIER - lot 8 : fruits et légumes frais</text:p>
          </table:table-cell>
          <table:table-cell table:style-name="ce25" table:number-columns-repeated="2"/>
          <table:table-cell table:style-name="ce45" office:value-type="string">
            <text:p>120 000 € HT mini - 48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office:value-type="string">
            <text:p>ACHAT DE VETEMENTS, CHAUSSURES ET PETITS EQUIPEMENTS POUR LA POLICE MUNICIPALE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216 000 € HT mini - 1 080 000 € HT maxi</text:p>
          </table:table-cell>
          <table:table-cell table:style-name="ce59" office:value-type="date" office:date-value="2009-01-17">
            <text:p>17/0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SCASSUT SA 34000 MONTPELLIER - lot 2 : vêtements ASVP et gardes squares</text:p>
          </table:table-cell>
          <table:table-cell table:style-name="ce25" table:number-columns-repeated="2"/>
          <table:table-cell table:style-name="ce45" office:value-type="string">
            <text:p>24 000 € HT mini - 12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SPACE MJ SECURITE 34130 SAINT AUNES - lot 3 : chaussures</text:p>
          </table:table-cell>
          <table:table-cell table:style-name="ce25" table:number-columns-repeated="2"/>
          <table:table-cell table:style-name="ce45" office:value-type="string">
            <text:p>32 000 € HT mini - 16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SPACE MJ SECURITE 34130 SAINT AUNES - lot 4 : petit équipement</text:p>
          </table:table-cell>
          <table:table-cell table:style-name="ce25" table:number-columns-repeated="2"/>
          <table:table-cell table:style-name="ce45" office:value-type="string">
            <text:p>40 000 € HT mini - 2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SPACE MJ SECURITE 34130 SAINT AUNES - lot 1 : vêtements policiers municipaux</text:p>
          </table:table-cell>
          <table:table-cell table:style-name="ce25" table:number-columns-repeated="2"/>
          <table:table-cell table:style-name="ce45" office:value-type="string">
            <text:p>120 000 € HT mini - 6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office:value-type="string">
            <text:p>ACHAT DE VETEMENTS DE VILLE, TRAVAIL ET CHAUSSURES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260 000 € HT mini - 1 300 000 € HT maxi</text:p>
          </table:table-cell>
          <table:table-cell table:style-name="ce59" office:value-type="date" office:date-value="2009-02-27">
            <text:p>27/0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INTERSAFE ABRIUM 69003 LYON - lot 2 : chaussures et bottes de sécurité et protection</text:p>
          </table:table-cell>
          <table:table-cell table:style-name="ce25" table:number-columns-repeated="2"/>
          <table:table-cell table:style-name="ce45" office:value-type="string">
            <text:p>40 000 € HT mini - 2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PORTE FRERES 33083 BORDEAUX CEDEX - lot 3 : vêtements de travail (bleu)</text:p>
          </table:table-cell>
          <table:table-cell table:style-name="ce25" table:number-columns-repeated="2"/>
          <table:table-cell table:style-name="ce45" office:value-type="string">
            <text:p>40 000 € HT - 2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INTERSAFE ABRIUM 69003 LYON - lot 5 : vêtements de protection</text:p>
          </table:table-cell>
          <table:table-cell table:style-name="ce25" table:number-columns-repeated="2"/>
          <table:table-cell table:style-name="ce45" office:value-type="string">
            <text:p>40 000 € HT mini - 2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MARSH SAS 69655 VILLEFRANCE SUR SAONE - lot 4 : vêtements de travail (blouses, tee-shirts, médical)</text:p>
          </table:table-cell>
          <table:table-cell table:style-name="ce25" table:number-columns-repeated="2"/>
          <table:table-cell table:style-name="ce45" office:value-type="string">
            <text:p>80 000 € HT mini - 4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office:value-type="string">
            <text:p>ACHAT DE PRODUITS DE DROGUERIE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360 000 € HT mini - 1 640 000 € HT maxi</text:p>
          </table:table-cell>
          <table:table-cell table:style-name="ce59" office:value-type="date" office:date-value="2009-11-30">
            <text:p>30/1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COLDIS 84320 ENTRAIGUES SUR SORGUES - lot 5 : produits écolabel</text:p>
          </table:table-cell>
          <table:table-cell table:style-name="ce25" table:number-columns-repeated="2"/>
          <table:table-cell table:style-name="ce45" office:value-type="string">
            <text:p>20 000 € HT mini - 200 000€ HT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NICOLAS ENTRETIEN 66011 PERPIGNAN - lot 4 : papier toilette</text:p>
          </table:table-cell>
          <table:table-cell table:style-name="ce25" table:number-columns-repeated="2"/>
          <table:table-cell table:style-name="ce45" office:value-type="string">
            <text:p>60 000 € HT - 260 000 € HT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COLDIS 84320 ENTRAIGUES SUR SORGUES - lot 1 : savons, aérosols, lessives</text:p>
          </table:table-cell>
          <table:table-cell table:style-name="ce25" table:number-columns-repeated="2"/>
          <table:table-cell table:style-name="ce45" office:value-type="string">
            <text:p>80 000 € HT mini - 34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HPC - H.P.C 34160 CASTRIES - lot 2 : produits entretien lessives</text:p>
          </table:table-cell>
          <table:table-cell table:style-name="ce25" table:number-columns-repeated="2"/>
          <table:table-cell table:style-name="ce45" office:value-type="string">
            <text:p>100 000 € HT - 360 000 € <text:s/>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COLDIS 84320 ENTRAIGUES SUR SORGUES - lot 3 : accessoires ménagers</text:p>
          </table:table-cell>
          <table:table-cell table:style-name="ce25" table:number-columns-repeated="2"/>
          <table:table-cell table:style-name="ce45" office:value-type="string">
            <text:p>100 000 € HT - 480 000 € <text:s/>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office:value-type="string">
            <text:p>RENOUVELLEMENT DU SYSTÈME RADIO DE LA POLICE MUNICIPALE CONFIGURATION INITIALE INFRASTRUCTURE RESEAUX ET TERMINAUX</text:p>
          </table:table-cell>
          <table:table-cell table:style-name="ce25" office:value-type="string">
            <text:p>Fournitures</text:p>
          </table:table-cell>
          <table:table-cell table:style-name="ce45" office:value-type="string">
            <text:p>440 000 € hT mini - 2 16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TALCO LANGUEDOC 34000 MONTPELLIER - lot 2 : extensions et terminaux</text:p>
          </table:table-cell>
          <table:table-cell table:style-name="ce25" table:number-columns-repeated="2"/>
          <table:table-cell table:style-name="ce45" office:value-type="string">
            <text:p>40 000 € HT mini - 16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TALCO LANGUEDOC 34000 MONTPELLIER - lot 1 : tensions et terminaux</text:p>
          </table:table-cell>
          <table:table-cell table:style-name="ce25" table:number-columns-repeated="2"/>
          <table:table-cell table:style-name="ce45" office:value-type="string">
            <text:p>400 000 € HT mini - 2 0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office:value-type="string">
            <text:p>ASSURANCES DOMMAGES AUX BIENS ET FLOTTE AUTOMOBILES </text:p>
          </table:table-cell>
          <table:table-cell table:style-name="ce25" office:value-type="string">
            <text:p>SERVICES</text:p>
          </table:table-cell>
          <table:table-cell table:style-name="ce45" office:value-type="float" office:value="2734918.05">
            <text:p>2 734 918,05</text:p>
          </table:table-cell>
          <table:table-cell table:style-name="ce59" office:value-type="date" office:date-value="2009-12-07">
            <text:p>07/12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MACL 79031 NIOT CEDEX 9 - lot 1 : dommages aux biens et risques annexes</text:p>
          </table:table-cell>
          <table:table-cell table:style-name="ce25" table:number-columns-repeated="2"/>
          <table:table-cell table:style-name="ce45" office:value-type="float" office:value="2068426.05">
            <text:p>2 068 426,05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GROUPEMENT PARIS NORD ASSURANCES / AREAS 75009 PARIS - lot 2 : flotte automobile et risques annexes</text:p>
          </table:table-cell>
          <table:table-cell table:style-name="ce25" table:number-columns-repeated="2"/>
          <table:table-cell table:style-name="ce45" office:value-type="float" office:value="666492">
            <text:p>666 492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office:value-type="string">
            <text:p>VILLE DE MONTPELLIER JOURNAL MUNICIPAL MONTPELLIER NOTRE VILLE </text:p>
          </table:table-cell>
          <table:table-cell table:style-name="ce25" office:value-type="string">
            <text:p>SERVICES</text:p>
          </table:table-cell>
          <table:table-cell table:style-name="ce45" office:value-type="string">
            <text:p>1 120 000 € HT mini - 2 300 000 € HT maxi</text:p>
          </table:table-cell>
          <table:table-cell table:style-name="ce59" office:value-type="date" office:date-value="2009-04-30">
            <text:p>30/04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ADREXO 34070 MONTPELLIER - lot 3 diffusion en boîtes à lettres</text:p>
          </table:table-cell>
          <table:table-cell table:style-name="ce25" table:number-columns-repeated="2"/>
          <table:table-cell table:style-name="ce45" office:value-type="string">
            <text:p>100 000 € HT mini - 3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MEDIAFFICHE 34000 MONTPELLIER - lot 4 : mise à disposition de présentoirs et diffusion</text:p>
          </table:table-cell>
          <table:table-cell table:style-name="ce25" table:number-columns-repeated="2"/>
          <table:table-cell table:style-name="ce45" office:value-type="string">
            <text:p>100 000 € HT mini - 3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ATELIER SIX 34980 ST CLEMENT LA RIVIERE - lot 1 direction artistiques et mise en page</text:p>
          </table:table-cell>
          <table:table-cell table:style-name="ce25" table:number-columns-repeated="2"/>
          <table:table-cell table:style-name="ce45" office:value-type="string">
            <text:p>120 000 € HT mini - 4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IMPRIMERIE IPS 13160 CHATEAURENARD - lot 2 : impression, façonnage et livraison</text:p>
          </table:table-cell>
          <table:table-cell table:style-name="ce25" table:number-columns-repeated="2"/>
          <table:table-cell table:style-name="ce45" office:value-type="string">
            <text:p>800 000 € HT mini - 1 3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ANATOME 34006 MONTPELLIER CEDEX 1</text:p>
          </table:table-cell>
          <table:table-cell table:style-name="ce25" office:value-type="string">
            <text:p>SUIVI DE LA COMMUNICATION INSTITUTIONNELLE DE LA VILLE</text:p>
          </table:table-cell>
          <table:table-cell table:style-name="ce25" office:value-type="string">
            <text:p>SERVICES</text:p>
          </table:table-cell>
          <table:table-cell table:style-name="ce45" office:value-type="float" office:value="1000000">
            <text:p>1 000 000,00</text:p>
          </table:table-cell>
          <table:table-cell table:style-name="ce59" office:value-type="date" office:date-value="2009-01-20">
            <text:p>20/0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table:number-columns-repeated="2"/>
          <table:table-cell table:style-name="ce45"/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3">
          <table:table-cell table:style-name="ce12" office:value-type="string">
            <text:p>nom de l'attributaire + code postal </text:p>
          </table:table-cell>
          <table:table-cell table:style-name="ce33" office:value-type="string">
            <text:p>Objet du marché</text:p>
          </table:table-cell>
          <table:table-cell table:style-name="ce33" office:value-type="string">
            <text:p>type de marchés (fournitures ou services ou travaux)</text:p>
          </table:table-cell>
          <table:table-cell table:style-name="ce53" office:value-type="string">
            <text:p>montant du marché - tranche de 3 000 000 euros HT 5 149 000 euros HT</text:p>
          </table:table-cell>
          <table:table-cell table:style-name="ce67" office:value-type="string">
            <text:p>Date de notification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19"/>
          <table:table-cell table:style-name="ce31" office:value-type="string">
            <text:p>LA PANACEE - 14 <text:s/>RUE DE L'ECOLE DE PHARMACIE CREATION D'UN CENTRE D'ART ET DE LOGEMENTS ETUDIANT</text:p>
          </table:table-cell>
          <table:table-cell table:style-name="ce31" office:value-type="string">
            <text:p>travaux</text:p>
          </table:table-cell>
          <table:table-cell table:style-name="ce51" office:value-type="float" office:value="4940987.89">
            <text:p>4 940 987,89</text:p>
          </table:table-cell>
          <table:table-cell table:style-name="ce65" office:value-type="date" office:date-value="2009-05-13">
            <text:p>13/05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RED CONCEPT 34080 MONTPELLIER - lot 12 : revêtements souples</text:p>
          </table:table-cell>
          <table:table-cell table:style-name="ce31" table:number-columns-repeated="2"/>
          <table:table-cell table:style-name="ce51" office:value-type="float" office:value="23379.36">
            <text:p>23 379,36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POUSSE CLANET 34970 LATTES - lot 18 : espaces verts</text:p>
          </table:table-cell>
          <table:table-cell table:style-name="ce31" table:number-columns-repeated="2"/>
          <table:table-cell table:style-name="ce51" office:value-type="float" office:value="29831">
            <text:p>29 831,00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HELIX 34970 LATTES - lot 8 : serrurerie</text:p>
          </table:table-cell>
          <table:table-cell table:style-name="ce31" table:number-columns-repeated="2"/>
          <table:table-cell table:style-name="ce51" office:value-type="float" office:value="127000">
            <text:p>127 000,00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STRUCTURES BOIS COUVERTURE 34920 LE CRES - lot 4 : couverture</text:p>
          </table:table-cell>
          <table:table-cell table:style-name="ce31" table:number-columns-repeated="2"/>
          <table:table-cell table:style-name="ce51" office:value-type="float" office:value="142820">
            <text:p>142 820,00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SUD AMENAGEMENT 30980 LANGLADE - lot 11 : peinture signalétique</text:p>
          </table:table-cell>
          <table:table-cell table:style-name="ce31" table:number-columns-repeated="2"/>
          <table:table-cell table:style-name="ce51" office:value-type="float" office:value="142854">
            <text:p>142 854,00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ALVAREZ FRERES 34130 MAUGUIO - lot 10 : menuiseries intérieures</text:p>
          </table:table-cell>
          <table:table-cell table:style-name="ce31" table:number-columns-repeated="2"/>
          <table:table-cell table:style-name="ce51" office:value-type="float" office:value="165335">
            <text:p>165 335,00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SBPR 34500 BEZIERS - lot 6 : façades</text:p>
          </table:table-cell>
          <table:table-cell table:style-name="ce31" table:number-columns-repeated="2"/>
          <table:table-cell table:style-name="ce51" office:value-type="float" office:value="192447.69">
            <text:p>192 447,69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KONE ASCENSEURS 34433 ST JEAN DE VEDAS -lot 19 : ascenseurs</text:p>
          </table:table-cell>
          <table:table-cell table:style-name="ce31" table:number-columns-repeated="2"/>
          <table:table-cell table:style-name="ce51" office:value-type="float" office:value="197300">
            <text:p>197 300,00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SUD ENERGIE THERMI 34070 MONTPELLIER - lot 15 : plomberie</text:p>
          </table:table-cell>
          <table:table-cell table:style-name="ce31" table:number-columns-repeated="2"/>
          <table:table-cell table:style-name="ce51" office:value-type="float" office:value="247686.38">
            <text:p>247 686,38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MIDI PLAFOND 34690 FABREGUES - lot 9 : cloisons - doublages - faux-plafonds</text:p>
          </table:table-cell>
          <table:table-cell table:style-name="ce31" table:number-columns-repeated="2"/>
          <table:table-cell table:style-name="ce51" office:value-type="float" office:value="265614.84">
            <text:p>265 614,84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SA PISTRE ET FILS 81270 LABASTIDE ROUAIROUX - lot 7 : menuiseries extérieures bois</text:p>
          </table:table-cell>
          <table:table-cell table:style-name="ce31" table:number-columns-repeated="2"/>
          <table:table-cell table:style-name="ce51" office:value-type="float" office:value="328270.67">
            <text:p>328 270,67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RODIER MEDITERRANEE 30900 NIMES - lot 16 : électricité courants forts et courants fables</text:p>
          </table:table-cell>
          <table:table-cell table:style-name="ce31" table:number-columns-repeated="2"/>
          <table:table-cell table:style-name="ce51" office:value-type="float" office:value="461314.3">
            <text:p>461 314,30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SUD ENERGIE THERMI 34070 MONTPELLIER - lot 14 : chauffage</text:p>
          </table:table-cell>
          <table:table-cell table:style-name="ce31" table:number-columns-repeated="2"/>
          <table:table-cell table:style-name="ce51" office:value-type="float" office:value="536664.65">
            <text:p>536 664,65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CARI CIMBA 34072 MONTPELLIER - lot 2 gros œuvre charpente</text:p>
          </table:table-cell>
          <table:table-cell table:style-name="ce31" table:number-columns-repeated="2"/>
          <table:table-cell table:style-name="ce51" office:value-type="float" office:value="2080470">
            <text:p>2 080 470,00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/>
          <table:table-cell table:style-name="ce31" office:value-type="string">
            <text:p>DECONSTRUCTION ET DEMOLITIN D'UN ENSEMBLE IMMOBILIER - FOYER CAMPEROLS</text:p>
          </table:table-cell>
          <table:table-cell table:style-name="ce31" office:value-type="string">
            <text:p>travaux</text:p>
          </table:table-cell>
          <table:table-cell table:style-name="ce51" office:value-type="float" office:value="459443.61">
            <text:p>459 443,61</text:p>
          </table:table-cell>
          <table:table-cell table:style-name="ce65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INERTAM 40110 MORCENX - lot 2 : inertage par vitrification</text:p>
          </table:table-cell>
          <table:table-cell table:style-name="ce31" table:number-columns-repeated="2"/>
          <table:table-cell table:style-name="ce51" office:value-type="float" office:value="33985">
            <text:p>33 985,00</text:p>
          </table:table-cell>
          <table:table-cell table:style-name="ce76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SN VOLPILIERE 30230 BOUILLARGUES <text:s/>- lot 1 : désamiantage; déconstruction et démolition</text:p>
          </table:table-cell>
          <table:table-cell table:style-name="ce31" table:number-columns-repeated="2"/>
          <table:table-cell table:style-name="ce51" office:value-type="float" office:value="425458.61">
            <text:p>425 458,61</text:p>
          </table:table-cell>
          <table:table-cell table:style-name="ce76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/>
          <table:table-cell table:style-name="ce31" office:value-type="string">
            <text:p>TRAVAUX DE MAINTENANCE, DE GROS ENTRETIENS ET GROSSES REPARATIONS SUR LES BATIMENTS COMMUNAUX</text:p>
          </table:table-cell>
          <table:table-cell table:style-name="ce31" office:value-type="string">
            <text:p>travaux</text:p>
          </table:table-cell>
          <table:table-cell table:style-name="ce51" office:value-type="string">
            <text:p>5020000 (estimation - marché à bons de commande sans mini et sans maxi</text:p>
          </table:table-cell>
          <table:table-cell table:style-name="ce65" office:value-type="date" office:date-value="2009-11-30">
            <text:p>30/1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SARP MEDITERRANEE 34071 MONTPELLIER - lot 17 : curages et pompages de réseaux</text:p>
          </table:table-cell>
          <table:table-cell table:style-name="ce31" table:number-columns-repeated="2"/>
          <table:table-cell table:style-name="ce51" office:value-type="float" office:value="50000">
            <text:p>50 000,00</text:p>
          </table:table-cell>
          <table:table-cell table:style-name="ce76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F. BOURGEOIS 69120 VAULX EN VELIN - lot 6 : charpente couverture secteur 2</text:p>
          </table:table-cell>
          <table:table-cell table:style-name="ce31" table:number-columns-repeated="2"/>
          <table:table-cell table:style-name="ce51" office:value-type="float" office:value="100000">
            <text:p>100 000,00</text:p>
          </table:table-cell>
          <table:table-cell table:style-name="ce76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LANGUEDOC TOITURES 34670 BAILLARGUES - lot 7 : étanchéité</text:p>
          </table:table-cell>
          <table:table-cell table:style-name="ce31" table:number-columns-repeated="2"/>
          <table:table-cell table:style-name="ce51" office:value-type="float" office:value="110000">
            <text:p>110 000,00</text:p>
          </table:table-cell>
          <table:table-cell table:style-name="ce76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AZUARA 34690 FABREGUES - lot 3 : maçonnerie petits travaux</text:p>
          </table:table-cell>
          <table:table-cell table:style-name="ce31" table:number-columns-repeated="2"/>
          <table:table-cell table:style-name="ce51" office:value-type="float" office:value="135000">
            <text:p>135 000,00</text:p>
          </table:table-cell>
          <table:table-cell table:style-name="ce76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ATELIER 19 34830 JACOU - lot 13 : rideaux - protection solaire brise soleil</text:p>
          </table:table-cell>
          <table:table-cell table:style-name="ce31" table:number-columns-repeated="2"/>
          <table:table-cell table:style-name="ce51" office:value-type="float" office:value="140000">
            <text:p>140 000,00</text:p>
          </table:table-cell>
          <table:table-cell table:style-name="ce76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ANDRE TP 30350 LEDIGNAN - lot 1 : désamiantage et démolitions</text:p>
          </table:table-cell>
          <table:table-cell table:style-name="ce25" table:number-columns-repeated="2"/>
          <table:table-cell table:style-name="ce45" office:value-type="float" office:value="160000">
            <text:p>16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FPI 34150 ANIANE - lot 14 : cloisons doublages secteur 1</text:p>
          </table:table-cell>
          <table:table-cell table:style-name="ce25" table:number-columns-repeated="2"/>
          <table:table-cell table:style-name="ce45" office:value-type="float" office:value="180000">
            <text:p>18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TOLEDO 34690 FABREGUES - lot 18 : revêtements de sols souples secteur 2</text:p>
          </table:table-cell>
          <table:table-cell table:style-name="ce25" table:number-columns-repeated="2"/>
          <table:table-cell table:style-name="ce45" office:value-type="float" office:value="200000">
            <text:p>20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toLEDO 34690 FABREGUES - lot 18 : revêtements de sols souples secteur 1</text:p>
          </table:table-cell>
          <table:table-cell table:style-name="ce25" table:number-columns-repeated="2"/>
          <table:table-cell table:style-name="ce45" office:value-type="float" office:value="200000">
            <text:p>20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F. BOURGEOIS 69120 VAULX EN VELIN - lot 5 : charpente couverture secteur 1</text:p>
          </table:table-cell>
          <table:table-cell table:style-name="ce25" table:number-columns-repeated="2"/>
          <table:table-cell table:style-name="ce45" office:value-type="float" office:value="205000">
            <text:p>205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DUCROT ATELIER 34400 LUNEL - lot 12 : menuiseries bois - secteur 2</text:p>
          </table:table-cell>
          <table:table-cell table:style-name="ce25" table:number-columns-repeated="2"/>
          <table:table-cell table:style-name="ce45" office:value-type="float" office:value="210000">
            <text:p>21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CORNIL 34820 TEYRAN - lot 24 : peinture nettoyage et ravalement de façades - secteur 1</text:p>
          </table:table-cell>
          <table:table-cell table:style-name="ce25" table:number-columns-repeated="2"/>
          <table:table-cell table:style-name="ce45" office:value-type="float" office:value="260000">
            <text:p>26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CORNIL 34820 TEYRAN - lot 24 : peinture nettoyage et ravalement de façades - secteur 2</text:p>
          </table:table-cell>
          <table:table-cell table:style-name="ce25" table:number-columns-repeated="2"/>
          <table:table-cell table:style-name="ce45" office:value-type="float" office:value="260000">
            <text:p>26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FPI 34150 ANIANE - lot 23 : faux plafonds - secteur 2</text:p>
          </table:table-cell>
          <table:table-cell table:style-name="ce25" table:number-columns-repeated="2"/>
          <table:table-cell table:style-name="ce45" office:value-type="float" office:value="300000">
            <text:p>30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UD AMENAGEMENT 30980 LANGLADE - lot 16 : revêtements de sols durs - faïences</text:p>
          </table:table-cell>
          <table:table-cell table:style-name="ce25" table:number-columns-repeated="2"/>
          <table:table-cell table:style-name="ce45" office:value-type="float" office:value="280000">
            <text:p>28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DUCROT ATELIER 34400 LUNEL - lot 11 : menuiseries bois - secteur 1</text:p>
          </table:table-cell>
          <table:table-cell table:style-name="ce25" table:number-columns-repeated="2"/>
          <table:table-cell table:style-name="ce45" office:value-type="float" office:value="360000">
            <text:p>36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PIE 34433 ST JEAN DE VEDAS - lot 21 : électricité - secteur 2</text:p>
          </table:table-cell>
          <table:table-cell table:style-name="ce25" table:number-columns-repeated="2"/>
          <table:table-cell table:style-name="ce45" office:value-type="float" office:value="400000">
            <text:p>40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DUCROT ATELIER 34400 LUNEL - lot 8 : menuiseries PVC - aluminium</text:p>
          </table:table-cell>
          <table:table-cell table:style-name="ce25" table:number-columns-repeated="2"/>
          <table:table-cell table:style-name="ce45" office:value-type="float" office:value="410000">
            <text:p>41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BEC CONSTRUCTION 34680 ST GEORGES D'ORQUES</text:p>
          </table:table-cell>
          <table:table-cell table:style-name="ce25" table:number-columns-repeated="2"/>
          <table:table-cell table:style-name="ce45" office:value-type="float" office:value="460000">
            <text:p>46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PIE 34433 ST JEAN DE VEDAS - lot 21 : électricité - secteur 1</text:p>
          </table:table-cell>
          <table:table-cell table:style-name="ce25" table:number-columns-repeated="2"/>
          <table:table-cell table:style-name="ce45" office:value-type="float" office:value="600000">
            <text:p>600 000,00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office:value-type="string">
            <text:p>ENTRETIEN DU PATRIMOINE ARBORE</text:p>
          </table:table-cell>
          <table:table-cell table:style-name="ce25" office:value-type="string">
            <text:p>travaux</text:p>
          </table:table-cell>
          <table:table-cell table:style-name="ce45" office:value-type="string">
            <text:p>825 000 € HT mini - 3 300 000 € HT maxi</text:p>
          </table:table-cell>
          <table:table-cell table:style-name="ce59" office:value-type="date" office:date-value="2009-05-15">
            <text:p>15/05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OCIETE PHILIP FRERES 34270 SAINT MATHIEU DE TREVIERS - lot 7 : taille en rideau</text:p>
          </table:table-cell>
          <table:table-cell table:style-name="ce25" table:number-columns-repeated="2"/>
          <table:table-cell table:style-name="ce45" office:value-type="string">
            <text:p>75 000 € HT mini - 3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OCIETE PHILIP FRERES 34270 SAINT MATHIEU DE TREVIERS - lot 5 : taille aux abords du tramway</text:p>
          </table:table-cell>
          <table:table-cell table:style-name="ce25" table:number-columns-repeated="2"/>
          <table:table-cell table:style-name="ce45" office:value-type="string">
            <text:p>90 000 € HT mini - 36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16">
          <table:table-cell table:style-name="ce5" office:value-type="string">
            <text:p>SOCIETE PHILIP FRERES 34270 SAINT MATHIEU DE TREVIERS - lot 4 : élagage dans les groupes scolaires, taille de bois mort</text:p>
          </table:table-cell>
          <table:table-cell table:style-name="ce25" table:number-columns-repeated="2"/>
          <table:table-cell table:style-name="ce45" office:value-type="string">
            <text:p>120 000 € HT mini - 48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OCIETE PHILIP FRERES 34270 SAINT MATHIEU DE TREVIERS - lot 3 : émondage, taille raisonnée, taille de formation</text:p>
          </table:table-cell>
          <table:table-cell table:style-name="ce25" table:number-columns-repeated="2"/>
          <table:table-cell table:style-name="ce45" office:value-type="string">
            <text:p>120 000 € HT mini - 48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OCIETE PHILIP FRERES 34270 SAINT MATHIEU DE TREVIERS - lot 2 : élagage (classique)</text:p>
          </table:table-cell>
          <table:table-cell table:style-name="ce25" table:number-columns-repeated="2"/>
          <table:table-cell table:style-name="ce45" office:value-type="string">
            <text:p>150 000 € HT mini - 60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ERPE 84250 LE THOR - lot 1 : abattage, dessouchage, curetage et apport de terre végétale</text:p>
          </table:table-cell>
          <table:table-cell table:style-name="ce25" table:number-columns-repeated="2"/>
          <table:table-cell table:style-name="ce45" office:value-type="string">
            <text:p>270 000 € HT mini - 1 08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office:value-type="string">
            <text:p>REALISATION DE PETITS TRAVAUX DE VOIRIE ET DE MACONNERIE</text:p>
          </table:table-cell>
          <table:table-cell table:style-name="ce25" office:value-type="string">
            <text:p>travaux</text:p>
          </table:table-cell>
          <table:table-cell table:style-name="ce45" office:value-type="string">
            <text:p>1 200 000 € HT mini - 5 400 000 € HT maxi</text:p>
          </table:table-cell>
          <table:table-cell table:style-name="ce59" office:value-type="date" office:date-value="2009-05-22">
            <text:p>22/05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PORT ENVIRONNEMENT 34070 MONTPELLIER - lot 1 : Hôpitaux-Facultés - Mosson</text:p>
          </table:table-cell>
          <table:table-cell table:style-name="ce25" table:number-columns-repeated="2"/>
          <table:table-cell table:style-name="ce45" office:value-type="string">
            <text:p>300 000 € HT mini - 1 35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PORT ENVIRONNEMENT 34070 MONTPELLIER - lot 2 : Les Cévennes - Croix d'Argent</text:p>
          </table:table-cell>
          <table:table-cell table:style-name="ce25" table:number-columns-repeated="2"/>
          <table:table-cell table:style-name="ce45" office:value-type="string">
            <text:p>300 000 € HT mini - 1 35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PORT ENVIRONNEMENT 34070 MONTPELLIER - lot 3 : Port Marianne - Près d'Arènes</text:p>
          </table:table-cell>
          <table:table-cell table:style-name="ce25" table:number-columns-repeated="2"/>
          <table:table-cell table:style-name="ce45" office:value-type="string">
            <text:p>300 000 € HT mini - 1 35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PORT ENVIRONNEMENT 34070 MONTPELLIER - lot 4 : Montpellier centre</text:p>
          </table:table-cell>
          <table:table-cell table:style-name="ce25" table:number-columns-repeated="2"/>
          <table:table-cell table:style-name="ce45" office:value-type="string">
            <text:p>300 000 € HT mini - 1 350 000 € HT maxi</text:p>
          </table:table-cell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ASTEN DIVISION SPAPA 34920 LE CRES - lot 1 : asphalte</text:p>
          </table:table-cell>
          <table:table-cell table:style-name="ce25" office:value-type="string">
            <text:p>FOURNITURE ET MISE EN ŒUVRE DE REVETEMENTS DE VOIRIE</text:p>
          </table:table-cell>
          <table:table-cell table:style-name="ce25" office:value-type="string">
            <text:p>travaux</text:p>
          </table:table-cell>
          <table:table-cell table:style-name="ce45" office:value-type="string">
            <text:p>400 000 € HT mini - 1 600 000 € HT maxi</text:p>
          </table:table-cell>
          <table:table-cell table:style-name="ce59" office:value-type="date" office:date-value="2009-04-28">
            <text:p>28/04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25" table:number-columns-repeated="2"/>
          <table:table-cell table:style-name="ce45"/>
          <table:table-cell table:style-name="ce59"/>
          <table:table-cell table:style-name="ce81" table:number-columns-repeated="24"/>
          <table:table-cell table:number-columns-repeated="995"/>
        </table:table-row>
        <table:table-row table:style-name="ro17">
          <table:table-cell table:style-name="ce12" office:value-type="string">
            <text:p>nom de l'attributaire + code postal </text:p>
          </table:table-cell>
          <table:table-cell table:style-name="ce33" office:value-type="string">
            <text:p>Objet du marché</text:p>
          </table:table-cell>
          <table:table-cell table:style-name="ce33" office:value-type="string">
            <text:p>type de marchés (fournitures ou services ou travaux)</text:p>
          </table:table-cell>
          <table:table-cell table:style-name="ce53" office:value-type="string">
            <text:p>montant du marché - tranche de 5 150 000 euros HT et plus</text:p>
          </table:table-cell>
          <table:table-cell table:style-name="ce67" office:value-type="string">
            <text:p>Date de notification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ociété Méditerranéenne <text:s text:c="21"/>de Nettoiement <text:s text:c="25"/>34073 Montpellier cédex 03</text:p>
          </table:table-cell>
          <table:table-cell table:style-name="ce36" office:value-type="string">
            <text:p>NETTOIEMENT</text:p>
          </table:table-cell>
          <table:table-cell table:style-name="ce26" office:value-type="string">
            <text:p>Services</text:p>
          </table:table-cell>
          <table:table-cell table:style-name="ce56" office:value-type="string">
            <text:p>93 510 764, 16 </text:p>
          </table:table-cell>
          <table:table-cell table:style-name="ce61" office:value-type="date" office:date-value="2009-01-05">
            <text:p>05/01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/>
          <table:table-cell table:style-name="ce36" office:value-type="string">
            <text:p>MAINTENANCE ET TRAVAUX DE VOIRIE</text:p>
          </table:table-cell>
          <table:table-cell table:style-name="ce26" office:value-type="string">
            <text:p>travaux</text:p>
          </table:table-cell>
          <table:table-cell table:style-name="ce56" office:value-type="string">
            <text:p>8 000 000 € HT mini - 24 000 000,00</text:p>
          </table:table-cell>
          <table:table-cell table:style-name="ce61" office:value-type="date" office:date-value="2009-05-19">
            <text:p>19/05/2009</text:p>
          </table:table-cell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BEC FRERES 34680 ST GEORGES D'ORQUES - lot 1 : centre</text:p>
          </table:table-cell>
          <table:table-cell table:style-name="ce36"/>
          <table:table-cell table:style-name="ce26"/>
          <table:table-cell table:style-name="ce56" office:value-type="string">
            <text:p>2 000 000 € Ht mini - 6 000 000 € Ht maxi</text:p>
          </table:table-cell>
          <table:table-cell table:style-name="ce61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MALET 34130 MAUGUIO - lot 2 : Hôpitaux-Facultés - centre 2</text:p>
          </table:table-cell>
          <table:table-cell table:style-name="ce36"/>
          <table:table-cell table:style-name="ce26"/>
          <table:table-cell table:style-name="ce56" office:value-type="string">
            <text:p>2 000 000 € Ht mini - 6 000 000 € Ht maxi</text:p>
          </table:table-cell>
          <table:table-cell table:style-name="ce61"/>
          <table:table-cell table:style-name="ce81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UROVIA MEDITERRANEE 34990 JUVIGNAC - lot 3 : Mosson-Cévennes</text:p>
          </table:table-cell>
          <table:table-cell table:style-name="ce36"/>
          <table:table-cell table:style-name="ce26"/>
          <table:table-cell table:style-name="ce56" office:value-type="string">
            <text:p>2 000 000 € Ht mini - 6 000 000 € Ht maxi</text:p>
          </table:table-cell>
          <table:table-cell table:style-name="ce61"/>
          <table:table-cell table:style-name="ce81" table:number-columns-repeated="24"/>
          <table:table-cell table:number-columns-repeated="995"/>
        </table:table-row>
        <table:table-row table:style-name="ro18">
          <table:table-cell table:style-name="ce5" office:value-type="string">
            <text:p>CREGUT LANGUEDOC <text:s/>ETS DE SACER SUD EST 34000 MONTPELLIER - lot 4 : Croix d'argent-Près d'Arènes - Port Marianne</text:p>
          </table:table-cell>
          <table:table-cell table:style-name="ce36"/>
          <table:table-cell table:style-name="ce26"/>
          <table:table-cell table:style-name="ce56" office:value-type="string">
            <text:p>2 000 000 € Ht mini - 6 000 000 € Ht maxi</text:p>
          </table:table-cell>
          <table:table-cell table:style-name="ce61"/>
          <table:table-cell table:style-name="ce81" table:number-columns-repeated="24"/>
          <table:table-cell table:number-columns-repeated="995"/>
        </table:table-row>
        <table:table-row table:style-name="ro19">
          <table:table-cell table:style-name="ce20"/>
          <table:table-cell table:style-name="ce37"/>
          <table:table-cell table:style-name="ce44"/>
          <table:table-cell table:style-name="ce57"/>
          <table:table-cell table:style-name="ce80"/>
          <table:table-cell table:style-name="ce81" table:number-columns-repeated="24"/>
          <table:table-cell table:number-columns-repeated="995"/>
        </table:table-row>
        <table:table-row table:style-name="ro20" table:number-rows-repeated="3718">
          <table:table-cell table:number-columns-repeated="5"/>
          <table:table-cell table:style-name="ce81" table:number-columns-repeated="24"/>
          <table:table-cell table:number-columns-repeated="995"/>
        </table:table-row>
        <table:table-row table:style-name="ro20" table:number-rows-repeated="1044344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Métadonnées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21">
          <table:table-cell office:value-type="string">
            <text:p><text:s text:c="3"/>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<text:s/></text:p>
          </table:table-cell>
          <table:table-cell table:number-columns-repeated="255"/>
        </table:table-row>
        <table:table-row table:style-name="ro2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1">
          <table:table-cell office:value-type="string">
            <text:p>Données publiques ouvertes - Montpellier Territoire Numérique</text:p>
          </table:table-cell>
          <table:table-cell table:number-columns-repeated="255"/>
        </table:table-row>
        <table:table-row table:style-name="ro2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1">
          <table:table-cell office:value-type="string">
            <text:p>Fiche métadonnées</text:p>
          </table:table-cell>
          <table:table-cell table:number-columns-repeated="255"/>
        </table:table-row>
        <table:table-row table:style-name="ro2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ID : 106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TITRE : Marchés conclus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IDENTIFIANT : VilleMTP_MTP_MarchésConclus_2013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DESCRIPTION : Cette donnée renseigne les marchés conclus (fournitures, travaux) par la ville au-dessus de 20.000 € HT (article 133 du code des marchés publics). Pour certaines années les données renseignent des marchés entre 4.000 € HT et 20.000 € HT. L’article 133 du Code des Marchés Publics oblige à publier la liste des marchés conclus de l’année précédente dans le courant du 1er trimestre de l’année suivante.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COUVERTUTE GÉOGRAPHIQUE : Ville de Montpellier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LANGUE : français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DATE PUBLICATION : 2013-01-31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PÉRIODE VALIDITÉE : Annuelle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MISE À JOUR : 2013-01-31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PRORIÉTAIRE : Ville de Montpellier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DIFFUSEUR : Ville de Montpellier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CATÉGORIE : Politique Publique &amp;amp; Démocratie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THÈME INSPIRE : Société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MOTS CLÉS : marché public ; achat ; prestation ; montpellier</text:p>
          </table:table-cell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1">
          <table:table-cell office:value-type="string">
            <text:p>* TARIFICATION : Gratuite</text:p>
          </table:table-cell>
          <table:table-cell table:number-columns-repeated="255"/>
        </table:table-row>
        <table:table-row table:style-name="ro21" table:number-rows-repeated="5">
          <table:table-cell table:number-columns-repeated="256"/>
        </table:table-row>
        <table:table-row table:style-name="ro2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1">
          <table:table-cell office:value-type="string">
            <text:p>Site : http://opendata.montpelliernumerique.fr</text:p>
          </table:table-cell>
          <table:table-cell table:number-columns-repeated="255"/>
        </table:table-row>
        <table:table-row table:style-name="ro21">
          <table:table-cell office:value-type="string">
            <text:p>--------------------------------------------------</text:p>
          </table:table-cell>
          <table:table-cell table:number-columns-repeated="255"/>
        </table:table-row>
      </table:table>
      <table:named-expressions>
        <table:named-range table:name="Excel_BuiltIn_Print_Area" table:base-cell-address="$VilleMTP_MTP_MarchéConclus_2009.$A$1" table:cell-range-address="$VilleMTP_MTP_MarchéConclus_2009.$A$1:.$E$51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2P0"/>
    </number:number-style>
    <number:number-style style:name="N146P0" style:volatile="true">
      <number:text> </number:text>
      <number:number number:decimal-places="0" number:min-integer-digits="1" number:grouping="true"/>
      <number:text> F </number:text>
    </number:number-style>
    <number:number-style style:name="N146P1" style:volatile="true">
      <number:text>-</number:text>
      <number:number number:decimal-places="0" number:min-integer-digits="1" number:grouping="true"/>
      <number:text> F </number:text>
    </number:number-style>
    <number:number-style style:name="N146P2" style:volatile="true">
      <number:text> - F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number number:decimal-places="2" number:min-integer-digits="1" number:grouping="true"/>
      <number:text> F </number:text>
    </number:number-style>
    <number:number-style style:name="N150P1" style:volatile="true">
      <number:text>-</number:text>
      <number:number number:decimal-places="2" number:min-integer-digits="1" number:grouping="true"/>
      <number:text> F </number:text>
    </number:number-style>
    <number:number-style style:name="N150P2" style:volatile="true">
      <number:text> -</number:text>
      <number:number number:decimal-places="0" number:min-integer-digits="0"/>
      <number:text> F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52P0"/>
    </number:currency-style>
    <number:currency-style style:name="N153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4P0"/>
    </number:currency-style>
    <number:number-style style:name="N156P0" style:volatile="true">
      <number:text>Vrai</number:text>
    </number:number-style>
    <number:number-style style:name="N156P1" style:volatile="true">
      <number:text>Vrai</number:text>
    </number:number-style>
    <number:number-style style:name="N156">
      <number:text>Faux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Actif</number:text>
    </number:number-style>
    <number:number-style style:name="N158P1" style:volatile="true">
      <number:text>Actif</number:text>
    </number:number-style>
    <number:number-style style:name="N158">
      <number:text>Inactif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integer-digits="1"/>
    </number:number-style>
    <number:number-style style:name="N159">
      <style:text-properties fo:color="#ff0000"/>
      <number:number number:decimal-places="2" number:min-integer-digits="1"/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  </number:text>
    </number:number-style>
    <number:number-style style:name="N161">
      <style:text-properties fo:color="#ff0000"/>
      <number:number number:decimal-places="2" number:min-integer-digits="1" number:grouping="true"/>
      <number:text>   </number:text>
      <style:map style:condition="value()&gt;=0" style:apply-style-name="N161P0"/>
    </number:number-style>
    <number:currency-style style:name="N16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2" number:min-integer-digits="1" number:grouping="true"/>
    </number:number-style>
    <number:number-style style:name="N164">
      <style:text-properties fo:color="#ff0000"/>
      <number:number number:decimal-places="2" number:min-integer-digits="1" number:grouping="true"/>
      <style:map style:condition="value()&gt;=0" style:apply-style-name="N164P0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2.799cm" fo:margin-right="1.799cm" style:first-page-number="continue" style:scale-to="43%" style:writing-mode="lr-tb" style:print="annotations charts drawings objects zero-values"/>
      <style:header-style>
        <style:header-footer-properties fo:min-height="0.751cm" fo:margin-left="0cm" fo:margin-right="0.101cm" fo:margin-bottom="0.748cm"/>
      </style:header-style>
      <style:footer-style>
        <style:header-footer-properties fo:min-height="0.751cm" fo:margin-left="0cm" fo:margin-right="0.101cm" fo:margin-top="0.748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/01/2013</text:date>, <text:time>15:2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MarchéConclus_5f_2009" style:display-name="PageStyle_VilleMTP_MTP_MarchéConclus_2009" style:page-layout-name="Mpm3">
      <style:header>
        <style:region-right>
          <text:p><text:span text:style-name="MT1">annexe 2</text:span></text:p>
        </style:region-right>
      </style:header>
      <style:header-left style:display="false">
        <style:region-right>
          <text:p><text:span text:style-name="MT1">annexe 2</text:span></text:p>
        </style:region-right>
      </style:header-left>
      <style:footer>
        <style:region-right>
          <text:p><text:span text:style-name="MT1"><text:date style:data-style-name="N2" text:date-value="2013-01-31">31/01/2013</text:date></text:span></text:p>
        </style:region-right>
      </style:footer>
      <style:footer-left style:display="false">
        <style:region-right>
          <text:p><text:span text:style-name="MT1"><text:date style:data-style-name="N2" text:date-value="2013-01-31">31/01/2013</text:date></text:span></text:p>
        </style:region-right>
      </style:footer-left>
    </style:master-page>
    <style:master-page style:name="PageStyle_5f_Métadonnées" style:display-name="PageStyle_Mé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zrm</meta:initial-creator>
    <meta:creation-date>2005-01-05T09:34:07</meta:creation-date>
    <dc:creator>Jérémie Valentin</dc:creator>
    <dc:date>2013-01-31T15:23:20.73</dc:date>
    <meta:print-date>2010-04-06T16:06:46</meta:print-date>
    <meta:generator>OpenOffice.org/3.4.1$Win32 OpenOffice.org_project/341m1$Build-9593</meta:generator>
    <meta:editing-duration>PT1M27S</meta:editing-duration>
    <meta:editing-cycles>1</meta:editing-cycles>
    <meta:document-statistic meta:table-count="2" meta:cell-count="1778" meta:object-count="0"/>
  </office:meta>
</office:document-meta>
</file>